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1.439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4752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1.8866in"/>
    </style:style>
    <style:style style:name="co12" style:family="table-column">
      <style:table-column-properties fo:break-before="auto" style:column-width="2.122in"/>
    </style:style>
    <style:style style:name="co13" style:family="table-column">
      <style:table-column-properties fo:break-before="auto" style:column-width="0.9646in"/>
    </style:style>
    <style:style style:name="co14" style:family="table-column">
      <style:table-column-properties fo:break-before="auto" style:column-width="0.5783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8" style:family="table-cell" style:parent-style-name="Default" style:data-style-name="N37"/>
    <style:style style:name="ce39" style:family="table-cell" style:parent-style-name="Default" style:data-style-name="N37">
      <style:table-cell-properties style:rotation-align="none"/>
    </style:style>
    <style:style style:name="ce6" style:family="table-cell" style:parent-style-name="Default" style:data-style-name="N37">
      <style:table-cell-properties fo:background-color="transparent"/>
    </style:style>
    <style:style style:name="ce41" style:family="table-cell" style:parent-style-name="Default">
      <style:table-cell-properties style:rotation-align="none"/>
    </style:style>
    <style:style style:name="ce45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2"/>
    <style:style style:name="ce21" style:family="table-cell" style:parent-style-name="Default"/>
    <style:style style:name="ce37" style:family="table-cell" style:parent-style-name="Default" style:data-style-name="N37">
      <style:table-cell-properties fo:background-color="#ffff00"/>
    </style:style>
    <style:style style:name="ce42" style:family="table-cell" style:parent-style-name="Default">
      <style:table-cell-properties fo:background-color="#ffff00"/>
    </style:style>
    <style:style style:name="ce40" style:family="table-cell" style:parent-style-name="Default" style:data-style-name="N37">
      <style:table-cell-properties fo:background-color="#ffff00" style:rotation-align="none"/>
    </style:style>
    <style:style style:name="ce43" style:family="table-cell" style:parent-style-name="Default">
      <style:table-cell-properties fo:background-color="#ffff00" style:rotation-align="none"/>
    </style:style>
    <style:style style:name="ce46" style:family="table-cell" style:parent-style-name="Default" style:data-style-name="N37">
      <style:table-cell-properties fo:background-color="#ff0000"/>
    </style:style>
    <style:style style:name="ce47" style:family="table-cell" style:parent-style-name="Default" style:data-style-name="N37">
      <style:table-cell-properties fo:background-color="#ff0000" style:rotation-align="none"/>
    </style:style>
    <style:style style:name="ce48" style:family="table-cell" style:parent-style-name="Default" style:data-style-name="N37">
      <style:table-cell-properties fo:background-color="transparent" style:rotation-align="none"/>
    </style:style>
    <style:style style:name="ce49" style:family="table-cell" style:parent-style-name="Default">
      <style:table-cell-properties fo:background-color="#ff0000" style:rotation-align="none"/>
    </style:style>
    <style:style style:name="ce50" style:family="table-cell" style:parent-style-name="Default">
      <style:table-cell-properties fo:background-color="transparent" style:rotation-align="none"/>
    </style:style>
    <style:style style:name="ce51" style:family="table-cell" style:parent-style-name="Default">
      <style:table-cell-properties fo:background-color="#ff0000"/>
    </style:style>
    <style:style style:name="ce52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2">
      <style:table-cell-properties fo:background-color="#ff0000"/>
    </style:style>
    <style:style style:name="ce30" style:family="table-cell" style:parent-style-name="Default"/>
    <style:style style:name="ce31" style:family="table-cell" style:parent-style-name="Default"/>
    <style:style style:name="ce29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number-columns-repeated="4" table:default-cell-style-name="Default"/>
        <table:table-column table:style-name="co5" table:default-cell-style-name="Default"/>
        <table:table-column table:style-name="co5" table:default-cell-style-name="ce41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4" table:number-columns-repeated="6" table:default-cell-style-name="ce53"/>
        <table:table-column table:style-name="co4" table:default-cell-style-name="Default"/>
        <table:table-column table:style-name="co7" table:default-cell-style-name="ce21"/>
        <table:table-column table:style-name="co4" table:number-columns-repeated="999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_err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_err</text:p>
          </table:table-cell>
          <table:table-cell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n velocity (1s)</text:p>
          </table:table-cell>
          <table:table-cell table:number-columns-repeated="998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8.9" calcext:value-type="float">
            <text:p>48.9</text:p>
          </table:table-cell>
          <table:table-cell table:style-name="ce41"/>
          <table:table-cell table:style-name="ce41" office:value-type="float" office:value="17" calcext:value-type="float">
            <text:p>17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G2])/[.G2]/[.G2]" office:value-type="float" office:value="0.11038062283737" calcext:value-type="float">
            <text:p>0.11</text:p>
          </table:table-cell>
          <table:table-cell table:formula="of:=[.E2]-[.G2]" office:value-type="float" office:value="31.9" calcext:value-type="float">
            <text:p>31.90</text:p>
          </table:table-cell>
          <table:table-cell table:formula="of:=[.G2]^3/[.S2]" office:value-type="float" office:value="154.012539184953" calcext:value-type="float">
            <text:p>154.01</text:p>
          </table:table-cell>
          <table:table-cell office:value-type="float" office:value="2.42475418081023" calcext:value-type="float">
            <text:p>2.42</text:p>
          </table:table-cell>
          <table:table-cell office:value-type="float" office:value="2.1282364968339" calcext:value-type="float">
            <text:p>2.13</text:p>
          </table:table-cell>
          <table:table-cell table:formula="of:=[.S2]/[.G2]" office:value-type="float" office:value="1.87647058823529" calcext:value-type="float">
            <text:p>1.88</text:p>
          </table:table-cell>
          <table:table-cell table:formula="of:=[.V2]/[.D2]" office:value-type="float" office:value="0.0327420999512908" calcext:value-type="float">
            <text:p>0.0327420999512908</text:p>
          </table:table-cell>
          <table:table-cell office:value-type="float" office:value="0.400819976293243" calcext:value-type="float">
            <text:p>0.400819976293243</text:p>
          </table:table-cell>
          <table:table-cell table:number-columns-repeated="999"/>
        </table:table-row>
        <table:table-row table:style-name="ro2">
          <table:table-cell table:style-name="ce38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74" calcext:value-type="float">
            <text:p>74</text:p>
          </table:table-cell>
          <table:table-cell table:style-name="ce41"/>
          <table:table-cell table:style-name="ce41" office:value-type="float" office:value="15.4" calcext:value-type="float">
            <text:p>15.4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3]-[.G3])/[.G3]/[.G3]" office:value-type="float" office:value="0.247090571765896" calcext:value-type="float">
            <text:p>0.25</text:p>
          </table:table-cell>
          <table:table-cell table:formula="of:=[.E3]-[.G3]" office:value-type="float" office:value="58.6" calcext:value-type="float">
            <text:p>58.60</text:p>
          </table:table-cell>
          <table:table-cell table:formula="of:=[.G3]^3/[.S3]" office:value-type="float" office:value="62.3253242320819" calcext:value-type="float">
            <text:p>62.33</text:p>
          </table:table-cell>
          <table:table-cell office:value-type="float" office:value="3.99810399666385" calcext:value-type="float">
            <text:p>4.00</text:p>
          </table:table-cell>
          <table:table-cell office:value-type="float" office:value="19.9745723269687" calcext:value-type="float">
            <text:p>19.97</text:p>
          </table:table-cell>
          <table:table-cell table:formula="of:=[.S3]/[.G3]" office:value-type="float" office:value="3.80519480519481" calcext:value-type="float">
            <text:p>3.81</text:p>
          </table:table-cell>
          <table:table-cell table:formula="of:=[.V3]/[.D3]" office:value-type="float" office:value="0.307301112722595" calcext:value-type="float">
            <text:p>0.307301112722595</text:p>
          </table:table-cell>
          <table:table-cell office:value-type="float" office:value="0.888276883682195" calcext:value-type="float">
            <text:p>0.888276883682195</text:p>
          </table:table-cell>
          <table:table-cell table:number-columns-repeated="999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3.4" calcext:value-type="float">
            <text:p>63.4</text:p>
          </table:table-cell>
          <table:table-cell table:style-name="ce41"/>
          <table:table-cell table:style-name="ce41" office:value-type="float" office:value="30.9" calcext:value-type="float">
            <text:p>30.9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G4])/[.G4]/[.G4]" office:value-type="float" office:value="0.0340381856076078" calcext:value-type="float">
            <text:p>0.03</text:p>
          </table:table-cell>
          <table:table-cell table:formula="of:=[.E4]-[.G4]" office:value-type="float" office:value="32.5" calcext:value-type="float">
            <text:p>32.50</text:p>
          </table:table-cell>
          <table:table-cell table:formula="of:=[.G4]^3/[.S4]" office:value-type="float" office:value="907.803969230769" calcext:value-type="float">
            <text:p>907.80</text:p>
          </table:table-cell>
          <table:table-cell office:value-type="float" office:value="1.6645801377082" calcext:value-type="float">
            <text:p>1.66</text:p>
          </table:table-cell>
          <table:table-cell office:value-type="float" office:value="1.28156810452336" calcext:value-type="float">
            <text:p>1.28</text:p>
          </table:table-cell>
          <table:table-cell table:formula="of:=[.S4]/[.G4]" office:value-type="float" office:value="1.05177993527508" calcext:value-type="float">
            <text:p>1.05</text:p>
          </table:table-cell>
          <table:table-cell table:formula="of:=[.V4]/[.D4]" office:value-type="float" office:value="0.0197164323772825" calcext:value-type="float">
            <text:p>0.0197164323772825</text:p>
          </table:table-cell>
          <table:table-cell office:value-type="float" office:value="0.259675293562857" calcext:value-type="float">
            <text:p>0.259675293562857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4.9" calcext:value-type="float">
            <text:p>44.9</text:p>
          </table:table-cell>
          <table:table-cell table:style-name="ce41"/>
          <table:table-cell table:style-name="ce41" office:value-type="float" office:value="6.9" calcext:value-type="float">
            <text:p>6.9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5]-[.G5])/[.G5]/[.G5]" office:value-type="float" office:value="0.798151648813274" calcext:value-type="float">
            <text:p>0.80</text:p>
          </table:table-cell>
          <table:table-cell table:formula="of:=[.E5]-[.G5]" office:value-type="float" office:value="38" calcext:value-type="float">
            <text:p>38.00</text:p>
          </table:table-cell>
          <table:table-cell table:formula="of:=[.G5]^3/[.S5]" office:value-type="float" office:value="8.64497368421053" calcext:value-type="float">
            <text:p>8.64</text:p>
          </table:table-cell>
          <table:table-cell office:value-type="float" office:value="7.45363879630614" calcext:value-type="float">
            <text:p>7.45</text:p>
          </table:table-cell>
          <table:table-cell office:value-type="float" office:value="4.36289643604333" calcext:value-type="float">
            <text:p>4.36</text:p>
          </table:table-cell>
          <table:table-cell table:formula="of:=[.S5]/[.G5]" office:value-type="float" office:value="5.50724637681159" calcext:value-type="float">
            <text:p>5.51</text:p>
          </table:table-cell>
          <table:table-cell table:formula="of:=[.V5]/[.D5]" office:value-type="float" office:value="0.0513281933652157" calcext:value-type="float">
            <text:p>0.0513281933652157</text:p>
          </table:table-cell>
          <table:table-cell office:value-type="float" office:value="0.918390128268769" calcext:value-type="float">
            <text:p>0.918390128268769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80.2" calcext:value-type="float">
            <text:p>80.2</text:p>
          </table:table-cell>
          <table:table-cell table:style-name="ce41"/>
          <table:table-cell table:style-name="ce41" office:value-type="float" office:value="38.7" calcext:value-type="float">
            <text:p>38.7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4"/>
          <table:table-cell table:formula="of:=([.E6]-[.G6])/[.G6]/[.G6]" office:value-type="float" office:value="0.0277093390488018" calcext:value-type="float">
            <text:p>0.03</text:p>
          </table:table-cell>
          <table:table-cell table:formula="of:=[.E6]-[.G6]" office:value-type="float" office:value="41.5" calcext:value-type="float">
            <text:p>41.50</text:p>
          </table:table-cell>
          <table:table-cell table:formula="of:=[.G6]^3/[.S6]" office:value-type="float" office:value="1396.64103614458" calcext:value-type="float">
            <text:p>1396.64</text:p>
          </table:table-cell>
          <table:table-cell office:value-type="float" office:value="44.5295402424541" calcext:value-type="float">
            <text:p>44.53</text:p>
          </table:table-cell>
          <table:table-cell office:value-type="float" office:value="0.175561853276539" calcext:value-type="float">
            <text:p>0.18</text:p>
          </table:table-cell>
          <table:table-cell table:formula="of:=[.S6]/[.G6]" office:value-type="float" office:value="1.07235142118863" calcext:value-type="float">
            <text:p>1.07</text:p>
          </table:table-cell>
          <table:table-cell table:formula="of:=[.V6]/[.D6]" office:value-type="float" office:value="0.00206543356795928" calcext:value-type="float">
            <text:p>0.00206543356795928</text:p>
          </table:table-cell>
          <table:table-cell office:value-type="float" office:value="0.448290780085406" calcext:value-type="float">
            <text:p>0.448290780085406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7" calcext:value-type="float">
            <text:p>47</text:p>
          </table:table-cell>
          <table:table-cell table:style-name="ce41"/>
          <table:table-cell table:style-name="ce41" office:value-type="float" office:value="9.5" calcext:value-type="float">
            <text:p>9.5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E7]-[.G7])/[.G7]/[.G7]" office:value-type="float" office:value="0.415512465373961" calcext:value-type="float">
            <text:p>0.42</text:p>
          </table:table-cell>
          <table:table-cell table:formula="of:=[.E7]-[.G7]" office:value-type="float" office:value="37.5" calcext:value-type="float">
            <text:p>37.50</text:p>
          </table:table-cell>
          <table:table-cell table:formula="of:=[.G7]^3/[.S7]" office:value-type="float" office:value="22.8633333333333" calcext:value-type="float">
            <text:p>22.86</text:p>
          </table:table-cell>
          <table:table-cell office:value-type="float" office:value="8.86889845041848" calcext:value-type="float">
            <text:p>8.87</text:p>
          </table:table-cell>
          <table:table-cell office:value-type="float" office:value="1.91474685575902" calcext:value-type="float">
            <text:p>1.91</text:p>
          </table:table-cell>
          <table:table-cell table:formula="of:=[.S7]/[.G7]" office:value-type="float" office:value="3.94736842105263" calcext:value-type="float">
            <text:p>3.95</text:p>
          </table:table-cell>
          <table:table-cell table:formula="of:=[.V7]/[.D7]" office:value-type="float" office:value="0.0455892108514052" calcext:value-type="float">
            <text:p>0.0455892108514052</text:p>
          </table:table-cell>
          <table:table-cell office:value-type="float" office:value="0.63102535508029" calcext:value-type="float">
            <text:p>0.63102535508029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93.6" calcext:value-type="float">
            <text:p>93.6</text:p>
          </table:table-cell>
          <table:table-cell table:style-name="ce41"/>
          <table:table-cell table:style-name="ce41" office:value-type="float" office:value="26.9" calcext:value-type="float">
            <text:p>26.9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8]-[.G8])/[.G8]/[.G8]" office:value-type="float" office:value="0.0921767250314396" calcext:value-type="float">
            <text:p>0.09</text:p>
          </table:table-cell>
          <table:table-cell table:formula="of:=[.E8]-[.G8]" office:value-type="float" office:value="66.7" calcext:value-type="float">
            <text:p>66.70</text:p>
          </table:table-cell>
          <table:table-cell table:formula="of:=[.G8]^3/[.S8]" office:value-type="float" office:value="291.83071964018" calcext:value-type="float">
            <text:p>291.83</text:p>
          </table:table-cell>
          <table:table-cell office:value-type="float" office:value="2.10674819804867" calcext:value-type="float">
            <text:p>2.11</text:p>
          </table:table-cell>
          <table:table-cell office:value-type="float" office:value="2.10872788402171" calcext:value-type="float">
            <text:p>2.11</text:p>
          </table:table-cell>
          <table:table-cell table:formula="of:=[.S8]/[.G8]" office:value-type="float" office:value="2.47955390334572" calcext:value-type="float">
            <text:p>2.48</text:p>
          </table:table-cell>
          <table:table-cell table:formula="of:=[.V8]/[.D8]" office:value-type="float" office:value="0.0502078067624217" calcext:value-type="float">
            <text:p>0.0502078067624217</text:p>
          </table:table-cell>
          <table:table-cell office:value-type="float" office:value="0.186872394088868" calcext:value-type="float">
            <text:p>0.186872394088868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40" calcext:value-type="float">
            <text:p>140</text:p>
          </table:table-cell>
          <table:table-cell table:style-name="ce41"/>
          <table:table-cell table:style-name="ce41" office:value-type="float" office:value="20" calcext:value-type="float">
            <text:p>20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9]-[.G9])/[.G9]/[.G9]" office:value-type="float" office:value="0.3" calcext:value-type="float">
            <text:p>0.30</text:p>
          </table:table-cell>
          <table:table-cell table:formula="of:=[.E9]-[.G9]" office:value-type="float" office:value="120" calcext:value-type="float">
            <text:p>120.00</text:p>
          </table:table-cell>
          <table:table-cell table:formula="of:=[.G9]^3/[.S9]" office:value-type="float" office:value="66.6666666666667" calcext:value-type="float">
            <text:p>66.67</text:p>
          </table:table-cell>
          <table:table-cell office:value-type="float" office:value="2.13507501273148" calcext:value-type="float">
            <text:p>2.14</text:p>
          </table:table-cell>
          <table:table-cell office:value-type="float" office:value="8.41246638121813" calcext:value-type="float">
            <text:p>8.41</text:p>
          </table:table-cell>
          <table:table-cell table:formula="of:=[.S9]/[.G9]" office:value-type="float" office:value="6" calcext:value-type="float">
            <text:p>6.00</text:p>
          </table:table-cell>
          <table:table-cell table:formula="of:=[.V9]/[.D9]" office:value-type="float" office:value="0.164950321200355" calcext:value-type="float">
            <text:p>0.164950321200355</text:p>
          </table:table-cell>
          <table:table-cell office:value-type="float" office:value="0.212199353339305" calcext:value-type="float">
            <text:p>0.212199353339305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/>
          <table:table-cell table:style-name="ce41" office:value-type="float" office:value="20" calcext:value-type="float">
            <text:p>20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10]-[.G10])/[.G10]/[.G10]" office:value-type="float" office:value="0.225" calcext:value-type="float">
            <text:p>0.23</text:p>
          </table:table-cell>
          <table:table-cell table:formula="of:=[.E10]-[.G10]" office:value-type="float" office:value="90" calcext:value-type="float">
            <text:p>90.00</text:p>
          </table:table-cell>
          <table:table-cell table:formula="of:=[.G10]^3/[.S10]" office:value-type="float" office:value="88.8888888888889" calcext:value-type="float">
            <text:p>88.89</text:p>
          </table:table-cell>
          <table:table-cell office:value-type="float" office:value="2.07236099119313" calcext:value-type="float">
            <text:p>2.07</text:p>
          </table:table-cell>
          <table:table-cell office:value-type="float" office:value="18.376247066782" calcext:value-type="float">
            <text:p>18.38</text:p>
          </table:table-cell>
          <table:table-cell table:formula="of:=[.S10]/[.G10]" office:value-type="float" office:value="4.5" calcext:value-type="float">
            <text:p>4.50</text:p>
          </table:table-cell>
          <table:table-cell table:formula="of:=[.V10]/[.D10]" office:value-type="float" office:value="0.448201147970293" calcext:value-type="float">
            <text:p>0.448201147970293</text:p>
          </table:table-cell>
          <table:table-cell office:value-type="float" office:value="0.400000380881912" calcext:value-type="float">
            <text:p>0.400000380881912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9.4" calcext:value-type="float">
            <text:p>109.4</text:p>
          </table:table-cell>
          <table:table-cell table:style-name="ce41"/>
          <table:table-cell table:style-name="ce41" office:value-type="float" office:value="23.2" calcext:value-type="float">
            <text:p>23.2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47.8" calcext:value-type="float">
            <text:p>47.8</text:p>
          </table:table-cell>
          <table:table-cell table:style-name="ce41"/>
          <table:table-cell table:style-name="ce41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11]-[.G11])/[.G11]/[.G11]" office:value-type="float" office:value="0.160151605231867" calcext:value-type="float">
            <text:p>0.16</text:p>
          </table:table-cell>
          <table:table-cell table:formula="of:=[.E11]-[.G11]" office:value-type="float" office:value="86.2" calcext:value-type="float">
            <text:p>86.20</text:p>
          </table:table-cell>
          <table:table-cell table:formula="of:=[.G11]^3/[.S11]" office:value-type="float" office:value="144.862737819026" calcext:value-type="float">
            <text:p>144.86</text:p>
          </table:table-cell>
          <table:table-cell office:value-type="float" office:value="1.58961788593949" calcext:value-type="float">
            <text:p>1.59</text:p>
          </table:table-cell>
          <table:table-cell office:value-type="float" office:value="15.1529946226529" calcext:value-type="float">
            <text:p>15.15</text:p>
          </table:table-cell>
          <table:table-cell table:formula="of:=[.S11]/[.G11]" office:value-type="float" office:value="3.71551724137931" calcext:value-type="float">
            <text:p>3.72</text:p>
          </table:table-cell>
          <table:table-cell table:formula="of:=[.V11]/[.D11]" office:value-type="float" office:value="0.369585234698851" calcext:value-type="float">
            <text:p>0.369585234698851</text:p>
          </table:table-cell>
          <table:table-cell office:value-type="float" office:value="0.333796256344019" calcext:value-type="float">
            <text:p>0.333796256344019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01.2" calcext:value-type="float">
            <text:p>201.2</text:p>
          </table:table-cell>
          <table:table-cell table:style-name="ce41"/>
          <table:table-cell table:style-name="ce41" office:value-type="float" office:value="51.4" calcext:value-type="float">
            <text:p>51.4</text:p>
          </table:table-cell>
          <table:table-cell table:style-name="ce41"/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G12])/[.G12]/[.G12]" office:value-type="float" office:value="0.0567003285439598" calcext:value-type="float">
            <text:p>0.06</text:p>
          </table:table-cell>
          <table:table-cell table:formula="of:=[.E12]-[.G12]" office:value-type="float" office:value="149.8" calcext:value-type="float">
            <text:p>149.80</text:p>
          </table:table-cell>
          <table:table-cell table:formula="of:=[.G12]^3/[.S12]" office:value-type="float" office:value="906.520320427236" calcext:value-type="float">
            <text:p>906.52</text:p>
          </table:table-cell>
          <table:table-cell office:value-type="float" office:value="2.63330948735013" calcext:value-type="float">
            <text:p>2.63</text:p>
          </table:table-cell>
          <table:table-cell office:value-type="float" office:value="5.98676066992812" calcext:value-type="float">
            <text:p>5.99</text:p>
          </table:table-cell>
          <table:table-cell table:formula="of:=[.S12]/[.G12]" office:value-type="float" office:value="2.91439688715953" calcext:value-type="float">
            <text:p>2.91</text:p>
          </table:table-cell>
          <table:table-cell table:formula="of:=[.V12]/[.D12]" office:value-type="float" office:value="0.0981436175398053" calcext:value-type="float">
            <text:p>0.0981436175398053</text:p>
          </table:table-cell>
          <table:table-cell office:value-type="float" office:value="0.159871800351156" calcext:value-type="float">
            <text:p>0.159871800351156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37.5" calcext:value-type="float">
            <text:p>137.5</text:p>
          </table:table-cell>
          <table:table-cell table:style-name="ce41"/>
          <table:table-cell table:style-name="ce41" office:value-type="float" office:value="27" calcext:value-type="float">
            <text:p>27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triple emulsion</text:p>
          </table:table-cell>
          <table:table-cell table:number-columns-repeated="4"/>
          <table:table-cell table:formula="of:=([.E13]-[.G13])/[.G13]/[.G13]" office:value-type="float" office:value="0.151577503429355" calcext:value-type="float">
            <text:p>0.15</text:p>
          </table:table-cell>
          <table:table-cell table:formula="of:=[.E13]-[.G13]" office:value-type="float" office:value="110.5" calcext:value-type="float">
            <text:p>110.50</text:p>
          </table:table-cell>
          <table:table-cell table:formula="of:=[.G13]^3/[.S13]" office:value-type="float" office:value="178.126696832579" calcext:value-type="float">
            <text:p>178.13</text:p>
          </table:table-cell>
          <table:table-cell office:value-type="float" office:value="1.74778191609752" calcext:value-type="float">
            <text:p>1.75</text:p>
          </table:table-cell>
          <table:table-cell office:value-type="float" office:value="13.8747518490872" calcext:value-type="float">
            <text:p>13.87</text:p>
          </table:table-cell>
          <table:table-cell table:formula="of:=[.S13]/[.G13]" office:value-type="float" office:value="4.09259259259259" calcext:value-type="float">
            <text:p>4.09</text:p>
          </table:table-cell>
          <table:table-cell table:formula="of:=[.V13]/[.D13]" office:value-type="float" office:value="0.227454948345692" calcext:value-type="float">
            <text:p>0.227454948345692</text:p>
          </table:table-cell>
          <table:table-cell office:value-type="float" office:value="0.250763396723426" calcext:value-type="float">
            <text:p>0.250763396723426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/>
          <table:table-cell table:style-name="ce41" office:value-type="float" office:value="30" calcext:value-type="float">
            <text:p>30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G14])/[.G14]/[.G14]" office:value-type="float" office:value="0.0777777777777778" calcext:value-type="float">
            <text:p>0.08</text:p>
          </table:table-cell>
          <table:table-cell table:formula="of:=[.E14]-[.G14]" office:value-type="float" office:value="70" calcext:value-type="float">
            <text:p>70.00</text:p>
          </table:table-cell>
          <table:table-cell table:formula="of:=[.G14]^3/[.S14]" office:value-type="float" office:value="385.714285714286" calcext:value-type="float">
            <text:p>385.71</text:p>
          </table:table-cell>
          <table:table-cell office:value-type="float" office:value="2.92526254520225" calcext:value-type="float">
            <text:p>2.93</text:p>
          </table:table-cell>
          <table:table-cell office:value-type="float" office:value="15.944567822053" calcext:value-type="float">
            <text:p>15.94</text:p>
          </table:table-cell>
          <table:table-cell table:formula="of:=[.S14]/[.G14]" office:value-type="float" office:value="2.33333333333333" calcext:value-type="float">
            <text:p>2.33</text:p>
          </table:table-cell>
          <table:table-cell table:formula="of:=[.V14]/[.D14]" office:value-type="float" office:value="0.2453010434162" calcext:value-type="float">
            <text:p>0.2453010434162</text:p>
          </table:table-cell>
          <table:table-cell office:value-type="float" office:value="0.623414514401482" calcext:value-type="float">
            <text:p>0.623414514401482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79.1" calcext:value-type="float">
            <text:p>179.1</text:p>
          </table:table-cell>
          <table:table-cell table:style-name="ce41"/>
          <table:table-cell table:style-name="ce41" office:value-type="float" office:value="28" calcext:value-type="float">
            <text:p>28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office:value-type="float" office:value="383" calcext:value-type="float">
            <text:p>383</text:p>
          </table:table-cell>
          <table:table-cell office:value-type="float" office:value="327" calcext:value-type="float">
            <text:p>327</text:p>
          </table:table-cell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G15])/[.G15]/[.G15]" office:value-type="float" office:value="0.192729591836735" calcext:value-type="float">
            <text:p>0.19</text:p>
          </table:table-cell>
          <table:table-cell table:formula="of:=[.E15]-[.G15]" office:value-type="float" office:value="151.1" calcext:value-type="float">
            <text:p>151.10</text:p>
          </table:table-cell>
          <table:table-cell table:formula="of:=[.G15]^3/[.S15]" office:value-type="float" office:value="145.281270681668" calcext:value-type="float">
            <text:p>145.28</text:p>
          </table:table-cell>
          <table:table-cell office:value-type="float" office:value="1.93971935016585" calcext:value-type="float">
            <text:p>1.94</text:p>
          </table:table-cell>
          <table:table-cell office:value-type="float" office:value="26.1745555091197" calcext:value-type="float">
            <text:p>26.17</text:p>
          </table:table-cell>
          <table:table-cell table:formula="of:=[.S15]/[.G15]" office:value-type="float" office:value="5.39642857142857" calcext:value-type="float">
            <text:p>5.40</text:p>
          </table:table-cell>
          <table:table-cell table:formula="of:=[.V15]/[.D15]" office:value-type="float" office:value="0.402685469371072" calcext:value-type="float">
            <text:p>0.402685469371072</text:p>
          </table:table-cell>
          <table:table-cell office:value-type="float" office:value="0.272762800260466" calcext:value-type="float">
            <text:p>0.272762800260466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7.7" calcext:value-type="float">
            <text:p>257.7</text:p>
          </table:table-cell>
          <table:table-cell table:style-name="ce41"/>
          <table:table-cell table:style-name="ce41" office:value-type="float" office:value="37.7" calcext:value-type="float">
            <text:p>37.7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G16])/[.G16]/[.G16]" office:value-type="float" office:value="0.154788959325683" calcext:value-type="float">
            <text:p>0.15</text:p>
          </table:table-cell>
          <table:table-cell table:formula="of:=[.E16]-[.G16]" office:value-type="float" office:value="220" calcext:value-type="float">
            <text:p>220.00</text:p>
          </table:table-cell>
          <table:table-cell table:formula="of:=[.G16]^3/[.S16]" office:value-type="float" office:value="243.557422727273" calcext:value-type="float">
            <text:p>243.56</text:p>
          </table:table-cell>
          <table:table-cell office:value-type="float" office:value="1.96972416170891" calcext:value-type="float">
            <text:p>1.97</text:p>
          </table:table-cell>
          <table:table-cell office:value-type="float" office:value="28.2051106740192" calcext:value-type="float">
            <text:p>28.21</text:p>
          </table:table-cell>
          <table:table-cell table:formula="of:=[.S16]/[.G16]" office:value-type="float" office:value="5.83554376657825" calcext:value-type="float">
            <text:p>5.84</text:p>
          </table:table-cell>
          <table:table-cell table:formula="of:=[.V16]/[.D16]" office:value-type="float" office:value="0.433924779600295" calcext:value-type="float">
            <text:p>0.433924779600295</text:p>
          </table:table-cell>
          <table:table-cell office:value-type="float" office:value="0.191811238639449" calcext:value-type="float">
            <text:p>0.191811238639449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39.8" calcext:value-type="float">
            <text:p>239.8</text:p>
          </table:table-cell>
          <table:table-cell table:style-name="ce41"/>
          <table:table-cell table:style-name="ce41" office:value-type="float" office:value="36.1" calcext:value-type="float">
            <text:p>36.1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G17])/[.G17]/[.G17]" office:value-type="float" office:value="0.156306351240399" calcext:value-type="float">
            <text:p>0.16</text:p>
          </table:table-cell>
          <table:table-cell table:formula="of:=[.E17]-[.G17]" office:value-type="float" office:value="203.7" calcext:value-type="float">
            <text:p>203.70</text:p>
          </table:table-cell>
          <table:table-cell table:formula="of:=[.G17]^3/[.S17]" office:value-type="float" office:value="230.956705940108" calcext:value-type="float">
            <text:p>230.96</text:p>
          </table:table-cell>
          <table:table-cell office:value-type="float" office:value="1.54976818089816" calcext:value-type="float">
            <text:p>1.55</text:p>
          </table:table-cell>
          <table:table-cell office:value-type="float" office:value="37.0715488917532" calcext:value-type="float">
            <text:p>37.07</text:p>
          </table:table-cell>
          <table:table-cell table:formula="of:=[.S17]/[.G17]" office:value-type="float" office:value="5.64265927977839" calcext:value-type="float">
            <text:p>5.64</text:p>
          </table:table-cell>
          <table:table-cell table:formula="of:=[.V17]/[.D17]" office:value-type="float" office:value="0.570331521411588" calcext:value-type="float">
            <text:p>0.570331521411588</text:p>
          </table:table-cell>
          <table:table-cell office:value-type="float" office:value="0.218305051650761" calcext:value-type="float">
            <text:p>0.218305051650761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97.3" calcext:value-type="float">
            <text:p>197.3</text:p>
          </table:table-cell>
          <table:table-cell table:style-name="ce41"/>
          <table:table-cell table:style-name="ce41" office:value-type="float" office:value="24.7" calcext:value-type="float">
            <text:p>24.7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G18])/[.G18]/[.G18]" office:value-type="float" office:value="0.282909078988346" calcext:value-type="float">
            <text:p>0.28</text:p>
          </table:table-cell>
          <table:table-cell table:formula="of:=[.E18]-[.G18]" office:value-type="float" office:value="172.6" calcext:value-type="float">
            <text:p>172.60</text:p>
          </table:table-cell>
          <table:table-cell table:formula="of:=[.G18]^3/[.S18]" office:value-type="float" office:value="87.307201622248" calcext:value-type="float">
            <text:p>87.31</text:p>
          </table:table-cell>
          <table:table-cell office:value-type="float" office:value="3.02856191205959" calcext:value-type="float">
            <text:p>3.03</text:p>
          </table:table-cell>
          <table:table-cell office:value-type="float" office:value="42.6106575364582" calcext:value-type="float">
            <text:p>42.61</text:p>
          </table:table-cell>
          <table:table-cell table:formula="of:=[.S18]/[.G18]" office:value-type="float" office:value="6.98785425101215" calcext:value-type="float">
            <text:p>6.99</text:p>
          </table:table-cell>
          <table:table-cell table:formula="of:=[.V18]/[.D18]" office:value-type="float" office:value="0.655548577483972" calcext:value-type="float">
            <text:p>0.655548577483972</text:p>
          </table:table-cell>
          <table:table-cell office:value-type="float" office:value="0.378539005674405" calcext:value-type="float">
            <text:p>0.378539005674405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55.7" calcext:value-type="float">
            <text:p>155.7</text:p>
          </table:table-cell>
          <table:table-cell table:style-name="ce41"/>
          <table:table-cell table:style-name="ce41" office:value-type="float" office:value="37.7" calcext:value-type="float">
            <text:p>37.7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19]-[.G19])/[.G19]/[.G19]" office:value-type="float" office:value="0.0830231690928663" calcext:value-type="float">
            <text:p>0.08</text:p>
          </table:table-cell>
          <table:table-cell table:formula="of:=[.E19]-[.G19]" office:value-type="float" office:value="118" calcext:value-type="float">
            <text:p>118.00</text:p>
          </table:table-cell>
          <table:table-cell table:formula="of:=[.G19]^3/[.S19]" office:value-type="float" office:value="454.090110169492" calcext:value-type="float">
            <text:p>454.09</text:p>
          </table:table-cell>
          <table:table-cell office:value-type="float" office:value="7.19708959164429" calcext:value-type="float">
            <text:p>7.20</text:p>
          </table:table-cell>
          <table:table-cell office:value-type="float" office:value="12.8941615827334" calcext:value-type="float">
            <text:p>12.89</text:p>
          </table:table-cell>
          <table:table-cell table:formula="of:=[.S19]/[.G19]" office:value-type="float" office:value="3.12997347480106" calcext:value-type="float">
            <text:p>3.13</text:p>
          </table:table-cell>
          <table:table-cell table:formula="of:=[.V19]/[.D19]" office:value-type="float" office:value="0.116163617862463" calcext:value-type="float">
            <text:p>0.116163617862463</text:p>
          </table:table-cell>
          <table:table-cell office:value-type="float" office:value="0.473811929016166" calcext:value-type="float">
            <text:p>0.473811929016166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/>
          <table:table-cell table:style-name="ce41" office:value-type="float" office:value="15.6" calcext:value-type="float">
            <text:p>15.6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20]-[.G20])/[.G20]/[.G20]" office:value-type="float" office:value="0.480769230769231" calcext:value-type="float">
            <text:p>0.48</text:p>
          </table:table-cell>
          <table:table-cell table:formula="of:=[.E20]-[.G20]" office:value-type="float" office:value="117" calcext:value-type="float">
            <text:p>117.00</text:p>
          </table:table-cell>
          <table:table-cell table:formula="of:=[.G20]^3/[.S20]" office:value-type="float" office:value="32.448" calcext:value-type="float">
            <text:p>32.45</text:p>
          </table:table-cell>
          <table:table-cell office:value-type="float" office:value="9.56068768486976" calcext:value-type="float">
            <text:p>9.56</text:p>
          </table:table-cell>
          <table:table-cell office:value-type="float" office:value="47.0440715468166" calcext:value-type="float">
            <text:p>47.04</text:p>
          </table:table-cell>
          <table:table-cell table:formula="of:=[.S20]/[.G20]" office:value-type="float" office:value="7.5" calcext:value-type="float">
            <text:p>7.50</text:p>
          </table:table-cell>
          <table:table-cell table:formula="of:=[.V20]/[.D20]" office:value-type="float" office:value="0.712788962830555" calcext:value-type="float">
            <text:p>0.712788962830555</text:p>
          </table:table-cell>
          <table:table-cell office:value-type="float" office:value="1.06475306609824" calcext:value-type="float">
            <text:p>1.06475306609824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95.1" calcext:value-type="float">
            <text:p>195.1</text:p>
          </table:table-cell>
          <table:table-cell table:style-name="ce41"/>
          <table:table-cell table:style-name="ce41" office:value-type="float" office:value="19.2" calcext:value-type="float">
            <text:p>19.2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1]-[.G21])/[.G21]/[.G21]" office:value-type="float" office:value="0.477159288194444" calcext:value-type="float">
            <text:p>0.48</text:p>
          </table:table-cell>
          <table:table-cell table:formula="of:=[.E21]-[.G21]" office:value-type="float" office:value="175.9" calcext:value-type="float">
            <text:p>175.90</text:p>
          </table:table-cell>
          <table:table-cell table:formula="of:=[.G21]^3/[.S21]" office:value-type="float" office:value="40.2381353041501" calcext:value-type="float">
            <text:p>40.24</text:p>
          </table:table-cell>
          <table:table-cell office:value-type="float" office:value="14.5779129304368" calcext:value-type="float">
            <text:p>14.58</text:p>
          </table:table-cell>
          <table:table-cell office:value-type="float" office:value="27.7110796864598" calcext:value-type="float">
            <text:p>27.71</text:p>
          </table:table-cell>
          <table:table-cell table:formula="of:=[.S21]/[.G21]" office:value-type="float" office:value="9.16145833333333" calcext:value-type="float">
            <text:p>9.16</text:p>
          </table:table-cell>
          <table:table-cell table:formula="of:=[.V21]/[.D21]" office:value-type="float" office:value="0.419864843734239" calcext:value-type="float">
            <text:p>0.419864843734239</text:p>
          </table:table-cell>
          <table:table-cell office:value-type="float" office:value="0.616020377342678" calcext:value-type="float">
            <text:p>0.616020377342678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72.5" calcext:value-type="float">
            <text:p>72.5</text:p>
          </table:table-cell>
          <table:table-cell table:style-name="ce41"/>
          <table:table-cell table:style-name="ce41" office:value-type="float" office:value="21.1" calcext:value-type="float">
            <text:p>21.1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22]-[.G22])/[.G22]/[.G22]" office:value-type="float" office:value="0.11545113541924" calcext:value-type="float">
            <text:p>0.12</text:p>
          </table:table-cell>
          <table:table-cell table:formula="of:=[.E22]-[.G22]" office:value-type="float" office:value="51.4" calcext:value-type="float">
            <text:p>51.40</text:p>
          </table:table-cell>
          <table:table-cell table:formula="of:=[.G22]^3/[.S22]" office:value-type="float" office:value="182.761303501946" calcext:value-type="float">
            <text:p>182.76</text:p>
          </table:table-cell>
          <table:table-cell office:value-type="float" office:value="4.60644895998264" calcext:value-type="float">
            <text:p>4.61</text:p>
          </table:table-cell>
          <table:table-cell office:value-type="float" office:value="8.39963901379761" calcext:value-type="float">
            <text:p>8.40</text:p>
          </table:table-cell>
          <table:table-cell table:formula="of:=[.S22]/[.G22]" office:value-type="float" office:value="2.43601895734597" calcext:value-type="float">
            <text:p>2.44</text:p>
          </table:table-cell>
          <table:table-cell table:formula="of:=[.V22]/[.D22]" office:value-type="float" office:value="0.147362087961362" calcext:value-type="float">
            <text:p>0.147362087961362</text:p>
          </table:table-cell>
          <table:table-cell office:value-type="float" office:value="0.746930351147683" calcext:value-type="float">
            <text:p>0.746930351147683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60.2" calcext:value-type="float">
            <text:p>160.2</text:p>
          </table:table-cell>
          <table:table-cell table:style-name="ce41"/>
          <table:table-cell table:style-name="ce41" office:value-type="float" office:value="32.5" calcext:value-type="float">
            <text:p>32.5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office:value-type="float" office:value="333" calcext:value-type="float">
            <text:p>333</text:p>
          </table:table-cell>
          <table:table-cell office:value-type="float" office:value="378" calcext:value-type="float">
            <text:p>37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3]-[.G23])/[.G23]/[.G23]" office:value-type="float" office:value="0.120899408284024" calcext:value-type="float">
            <text:p>0.12</text:p>
          </table:table-cell>
          <table:table-cell table:formula="of:=[.E23]-[.G23]" office:value-type="float" office:value="127.7" calcext:value-type="float">
            <text:p>127.70</text:p>
          </table:table-cell>
          <table:table-cell table:formula="of:=[.G23]^3/[.S23]" office:value-type="float" office:value="268.818519968677" calcext:value-type="float">
            <text:p>268.82</text:p>
          </table:table-cell>
          <table:table-cell office:value-type="float" office:value="2.71862316661724" calcext:value-type="float">
            <text:p>2.72</text:p>
          </table:table-cell>
          <table:table-cell office:value-type="float" office:value="13.8252681618326" calcext:value-type="float">
            <text:p>13.83</text:p>
          </table:table-cell>
          <table:table-cell table:formula="of:=[.S23]/[.G23]" office:value-type="float" office:value="3.92923076923077" calcext:value-type="float">
            <text:p>3.93</text:p>
          </table:table-cell>
          <table:table-cell table:formula="of:=[.V23]/[.D23]" office:value-type="float" office:value="0.242548564242677" calcext:value-type="float">
            <text:p>0.242548564242677</text:p>
          </table:table-cell>
          <table:table-cell office:value-type="float" office:value="0.255036178350135" calcext:value-type="float">
            <text:p>0.255036178350135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05.8" calcext:value-type="float">
            <text:p>205.8</text:p>
          </table:table-cell>
          <table:table-cell table:style-name="ce41"/>
          <table:table-cell table:style-name="ce41" office:value-type="float" office:value="26.7" calcext:value-type="float">
            <text:p>26.7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83" calcext:value-type="float">
            <text:p>383</text:p>
          </table:table-cell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4]-[.G24])/[.G24]/[.G24]" office:value-type="float" office:value="0.251230905188739" calcext:value-type="float">
            <text:p>0.25</text:p>
          </table:table-cell>
          <table:table-cell table:formula="of:=[.E24]-[.G24]" office:value-type="float" office:value="179.1" calcext:value-type="float">
            <text:p>179.10</text:p>
          </table:table-cell>
          <table:table-cell table:formula="of:=[.G24]^3/[.S24]" office:value-type="float" office:value="106.276733668342" calcext:value-type="float">
            <text:p>106.28</text:p>
          </table:table-cell>
          <table:table-cell office:value-type="float" office:value="2.31781458446275" calcext:value-type="float">
            <text:p>2.32</text:p>
          </table:table-cell>
          <table:table-cell office:value-type="float" office:value="54.3597611244232" calcext:value-type="float">
            <text:p>54.36</text:p>
          </table:table-cell>
          <table:table-cell table:formula="of:=[.S24]/[.G24]" office:value-type="float" office:value="6.70786516853933" calcext:value-type="float">
            <text:p>6.71</text:p>
          </table:table-cell>
          <table:table-cell table:formula="of:=[.V24]/[.D24]" office:value-type="float" office:value="0.953680019726723" calcext:value-type="float">
            <text:p>0.953680019726723</text:p>
          </table:table-cell>
          <table:table-cell office:value-type="float" office:value="0.373168837419924" calcext:value-type="float">
            <text:p>0.373168837419924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34.9" calcext:value-type="float">
            <text:p>134.9</text:p>
          </table:table-cell>
          <table:table-cell table:style-name="ce41"/>
          <table:table-cell table:style-name="ce41" office:value-type="float" office:value="43.3" calcext:value-type="float">
            <text:p>43.3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"/>
          <table:table-cell table:formula="of:=([.E25]-[.G25])/[.G25]/[.G25]" office:value-type="float" office:value="0.0488561995637078" calcext:value-type="float">
            <text:p>0.05</text:p>
          </table:table-cell>
          <table:table-cell table:formula="of:=[.E25]-[.G25]" office:value-type="float" office:value="91.6" calcext:value-type="float">
            <text:p>91.60</text:p>
          </table:table-cell>
          <table:table-cell table:formula="of:=[.G25]^3/[.S25]" office:value-type="float" office:value="886.27442139738" calcext:value-type="float">
            <text:p>886.27</text:p>
          </table:table-cell>
          <table:table-cell office:value-type="float" office:value="1.77056022234158" calcext:value-type="float">
            <text:p>1.77</text:p>
          </table:table-cell>
          <table:table-cell office:value-type="float" office:value="12.9175416749992" calcext:value-type="float">
            <text:p>12.92</text:p>
          </table:table-cell>
          <table:table-cell table:formula="of:=[.S25]/[.G25]" office:value-type="float" office:value="2.11547344110855" calcext:value-type="float">
            <text:p>2.12</text:p>
          </table:table-cell>
          <table:table-cell table:formula="of:=[.V25]/[.D25]" office:value-type="float" office:value="0.14514091769662" calcext:value-type="float">
            <text:p>0.14514091769662</text:p>
          </table:table-cell>
          <table:table-cell office:value-type="float" office:value="0.313484540944956" calcext:value-type="float">
            <text:p>0.313484540944956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4.6" calcext:value-type="float">
            <text:p>194.6</text:p>
          </table:table-cell>
          <table:table-cell table:style-name="ce41"/>
          <table:table-cell table:style-name="ce41" office:value-type="float" office:value="45.2" calcext:value-type="float">
            <text:p>45.2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26]-[.G26])/[.G26]/[.G26]" office:value-type="float" office:value="0.0731263215600282" calcext:value-type="float">
            <text:p>0.07</text:p>
          </table:table-cell>
          <table:table-cell table:formula="of:=[.E26]-[.G26]" office:value-type="float" office:value="149.4" calcext:value-type="float">
            <text:p>149.40</text:p>
          </table:table-cell>
          <table:table-cell table:formula="of:=[.G26]^3/[.S26]" office:value-type="float" office:value="618.108487282463" calcext:value-type="float">
            <text:p>618.11</text:p>
          </table:table-cell>
          <table:table-cell office:value-type="float" office:value="3.95113993579582" calcext:value-type="float">
            <text:p>3.95</text:p>
          </table:table-cell>
          <table:table-cell office:value-type="float" office:value="19.2576292487465" calcext:value-type="float">
            <text:p>19.26</text:p>
          </table:table-cell>
          <table:table-cell table:formula="of:=[.S26]/[.G26]" office:value-type="float" office:value="3.30530973451327" calcext:value-type="float">
            <text:p>3.31</text:p>
          </table:table-cell>
          <table:table-cell table:formula="of:=[.V26]/[.D26]" office:value-type="float" office:value="0.216377856727489" calcext:value-type="float">
            <text:p>0.216377856727489</text:p>
          </table:table-cell>
          <table:table-cell office:value-type="float" office:value="0.427441573508279" calcext:value-type="float">
            <text:p>0.427441573508279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270*0.33" office:value-type="float" office:value="89.1" calcext:value-type="float">
            <text:p>89.1</text:p>
          </table:table-cell>
          <table:table-cell table:style-name="ce41"/>
          <table:table-cell table:style-name="ce41" table:formula="of:=62*0.33" office:value-type="float" office:value="20.46" calcext:value-type="float">
            <text:p>20.46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"/>
          <table:table-cell table:formula="of:=([.E27]-[.G27])/[.G27]/[.G27]" office:value-type="float" office:value="0.163970611421184" calcext:value-type="float">
            <text:p>0.16</text:p>
          </table:table-cell>
          <table:table-cell table:formula="of:=[.E27]-[.G27]" office:value-type="float" office:value="68.64" calcext:value-type="float">
            <text:p>68.64</text:p>
          </table:table-cell>
          <table:table-cell table:formula="of:=[.G27]^3/[.S27]" office:value-type="float" office:value="124.778457692308" calcext:value-type="float">
            <text:p>124.78</text:p>
          </table:table-cell>
          <table:table-cell office:value-type="float" office:value="6.00798371313904" calcext:value-type="float">
            <text:p>6.01</text:p>
          </table:table-cell>
          <table:table-cell office:value-type="float" office:value="0.817615268743816" calcext:value-type="float">
            <text:p>0.82</text:p>
          </table:table-cell>
          <table:table-cell table:formula="of:=[.S27]/[.G27]" office:value-type="float" office:value="3.35483870967742" calcext:value-type="float">
            <text:p>3.35</text:p>
          </table:table-cell>
          <table:table-cell table:formula="of:=[.V27]/[.D27]" office:value-type="float" office:value="0.0545076845829211" calcext:value-type="float">
            <text:p>0.0545076845829211</text:p>
          </table:table-cell>
          <table:table-cell office:value-type="float" office:value="0.218618756006127" calcext:value-type="float">
            <text:p>0.218618756006127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411*0.33" office:value-type="float" office:value="135.63" calcext:value-type="float">
            <text:p>135.63</text:p>
          </table:table-cell>
          <table:table-cell table:style-name="ce41"/>
          <table:table-cell table:style-name="ce41" table:formula="of:=40.1*0.33" office:value-type="float" office:value="13.233" calcext:value-type="float">
            <text:p>13.233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28]-[.G28])/[.G28]/[.G28]" office:value-type="float" office:value="0.69896293800374" calcext:value-type="float">
            <text:p>0.70</text:p>
          </table:table-cell>
          <table:table-cell table:formula="of:=[.E28]-[.G28]" office:value-type="float" office:value="122.397" calcext:value-type="float">
            <text:p>122.40</text:p>
          </table:table-cell>
          <table:table-cell table:formula="of:=[.G28]^3/[.S28]" office:value-type="float" office:value="18.9323342919925" calcext:value-type="float">
            <text:p>18.93</text:p>
          </table:table-cell>
          <table:table-cell office:value-type="float" office:value="34.981006067026" calcext:value-type="float">
            <text:p>34.98</text:p>
          </table:table-cell>
          <table:table-cell office:value-type="float" office:value="0.533644488580068" calcext:value-type="float">
            <text:p>0.53</text:p>
          </table:table-cell>
          <table:table-cell table:formula="of:=[.S28]/[.G28]" office:value-type="float" office:value="9.24937655860349" calcext:value-type="float">
            <text:p>9.25</text:p>
          </table:table-cell>
          <table:table-cell table:formula="of:=[.V28]/[.D28]" office:value-type="float" office:value="0.0355762992386712" calcext:value-type="float">
            <text:p>0.0355762992386712</text:p>
          </table:table-cell>
          <table:table-cell office:value-type="float" office:value="0.19402403161576" calcext:value-type="float">
            <text:p>0.19402403161576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549*0.33" office:value-type="float" office:value="181.17" calcext:value-type="float">
            <text:p>181.17</text:p>
          </table:table-cell>
          <table:table-cell table:style-name="ce41"/>
          <table:table-cell table:style-name="ce41" table:formula="of:=69*0.33" office:value-type="float" office:value="22.77" calcext:value-type="float">
            <text:p>22.77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"/>
          <table:table-cell table:formula="of:=([.E29]-[.G29])/[.G29]/[.G29]" office:value-type="float" office:value="0.305512592847186" calcext:value-type="float">
            <text:p>0.31</text:p>
          </table:table-cell>
          <table:table-cell table:formula="of:=[.E29]-[.G29]" office:value-type="float" office:value="158.4" calcext:value-type="float">
            <text:p>158.40</text:p>
          </table:table-cell>
          <table:table-cell table:formula="of:=[.G29]^3/[.S29]" office:value-type="float" office:value="74.530479375" calcext:value-type="float">
            <text:p>74.53</text:p>
          </table:table-cell>
          <table:table-cell office:value-type="float" office:value="10.2055341587075" calcext:value-type="float">
            <text:p>10.21</text:p>
          </table:table-cell>
          <table:table-cell office:value-type="float" office:value="0.489718822957933" calcext:value-type="float">
            <text:p>0.49</text:p>
          </table:table-cell>
          <table:table-cell table:formula="of:=[.S29]/[.G29]" office:value-type="float" office:value="6.95652173913044" calcext:value-type="float">
            <text:p>6.96</text:p>
          </table:table-cell>
          <table:table-cell table:formula="of:=[.V29]/[.D29]" office:value-type="float" office:value="0.0326479215305289" calcext:value-type="float">
            <text:p>0.0326479215305289</text:p>
          </table:table-cell>
          <table:table-cell office:value-type="float" office:value="0.0798294898362888" calcext:value-type="float">
            <text:p>0.0798294898362888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7.3" calcext:value-type="float">
            <text:p>157.3</text:p>
          </table:table-cell>
          <table:table-cell table:style-name="ce41"/>
          <table:table-cell table:style-name="ce41" office:value-type="float" office:value="21.5" calcext:value-type="float">
            <text:p>21.5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deforms</text:p>
          </table:table-cell>
          <table:table-cell table:number-columns-repeated="4"/>
          <table:table-cell table:formula="of:=([.E30]-[.G30])/[.G30]/[.G30]" office:value-type="float" office:value="0.293780421849648" calcext:value-type="float">
            <text:p>0.29</text:p>
          </table:table-cell>
          <table:table-cell table:formula="of:=[.E30]-[.G30]" office:value-type="float" office:value="135.8" calcext:value-type="float">
            <text:p>135.80</text:p>
          </table:table-cell>
          <table:table-cell table:formula="of:=[.G30]^3/[.S30]" office:value-type="float" office:value="73.1839101620029" calcext:value-type="float">
            <text:p>73.18</text:p>
          </table:table-cell>
          <table:table-cell office:value-type="float" office:value="15.3810002155367" calcext:value-type="float">
            <text:p>15.38</text:p>
          </table:table-cell>
          <table:table-cell office:value-type="float" office:value="0.0747229591623912" calcext:value-type="float">
            <text:p>0.07</text:p>
          </table:table-cell>
          <table:table-cell table:formula="of:=[.S30]/[.G30]" office:value-type="float" office:value="6.31627906976744" calcext:value-type="float">
            <text:p>6.32</text:p>
          </table:table-cell>
          <table:table-cell table:formula="of:=[.V30]/[.D30]" office:value-type="float" office:value="0.0093403698952989" calcext:value-type="float">
            <text:p>0.0093403698952989</text:p>
          </table:table-cell>
          <table:table-cell office:value-type="float" office:value="0.06446861701334" calcext:value-type="float">
            <text:p>0.06446861701334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43.3" calcext:value-type="float">
            <text:p>143.3</text:p>
          </table:table-cell>
          <table:table-cell table:style-name="ce41"/>
          <table:table-cell table:style-name="ce41" office:value-type="float" office:value="28.6" calcext:value-type="float">
            <text:p>28.6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rotates</text:p>
          </table:table-cell>
          <table:table-cell table:number-columns-repeated="4"/>
          <table:table-cell table:formula="of:=([.E31]-[.G31])/[.G31]/[.G31]" office:value-type="float" office:value="0.140226905961172" calcext:value-type="float">
            <text:p>0.14</text:p>
          </table:table-cell>
          <table:table-cell table:formula="of:=[.E31]-[.G31]" office:value-type="float" office:value="114.7" calcext:value-type="float">
            <text:p>114.70</text:p>
          </table:table-cell>
          <table:table-cell table:formula="of:=[.G31]^3/[.S31]" office:value-type="float" office:value="203.955152571927" calcext:value-type="float">
            <text:p>203.96</text:p>
          </table:table-cell>
          <table:table-cell office:value-type="float" office:value="11.6365157931328" calcext:value-type="float">
            <text:p>11.64</text:p>
          </table:table-cell>
          <table:table-cell office:value-type="float" office:value="0.425324671832027" calcext:value-type="float">
            <text:p>0.43</text:p>
          </table:table-cell>
          <table:table-cell table:formula="of:=[.S31]/[.G31]" office:value-type="float" office:value="4.01048951048951" calcext:value-type="float">
            <text:p>4.01</text:p>
          </table:table-cell>
          <table:table-cell table:formula="of:=[.V31]/[.D31]" office:value-type="float" office:value="0.0531655839790034" calcext:value-type="float">
            <text:p>0.0531655839790034</text:p>
          </table:table-cell>
          <table:table-cell office:value-type="float" office:value="0.141610074329784" calcext:value-type="float">
            <text:p>0.141610074329784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76.8" calcext:value-type="float">
            <text:p>176.8</text:p>
          </table:table-cell>
          <table:table-cell table:style-name="ce41"/>
          <table:table-cell table:style-name="ce41" office:value-type="float" office:value="12.3" calcext:value-type="float">
            <text:p>12.3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32]-[.G32])/[.G32]/[.G32]" office:value-type="float" office:value="1.08731575120629" calcext:value-type="float">
            <text:p>1.09</text:p>
          </table:table-cell>
          <table:table-cell table:formula="of:=[.E32]-[.G32]" office:value-type="float" office:value="164.5" calcext:value-type="float">
            <text:p>164.50</text:p>
          </table:table-cell>
          <table:table-cell table:formula="of:=[.G32]^3/[.S32]" office:value-type="float" office:value="11.3122613981763" calcext:value-type="float">
            <text:p>11.31</text:p>
          </table:table-cell>
          <table:table-cell office:value-type="float" office:value="19.9495546604147" calcext:value-type="float">
            <text:p>19.95</text:p>
          </table:table-cell>
          <table:table-cell office:value-type="float" office:value="19.0901317482707" calcext:value-type="float">
            <text:p>19.09</text:p>
          </table:table-cell>
          <table:table-cell table:formula="of:=[.S32]/[.G32]" office:value-type="float" office:value="13.3739837398374" calcext:value-type="float">
            <text:p>13.37</text:p>
          </table:table-cell>
          <table:table-cell table:formula="of:=[.V32]/[.D32]" office:value-type="float" office:value="0.381802634965414" calcext:value-type="float">
            <text:p>0.381802634965414</text:p>
          </table:table-cell>
          <table:table-cell office:value-type="float" office:value="0.493555695779647" calcext:value-type="float">
            <text:p>0.493555695779647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6.1" calcext:value-type="float">
            <text:p>136.1</text:p>
          </table:table-cell>
          <table:table-cell table:style-name="ce41"/>
          <table:table-cell table:style-name="ce41" office:value-type="float" office:value="39.4" calcext:value-type="float">
            <text:p>39.4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33]-[.G33])/[.G33]/[.G33]" office:value-type="float" office:value="0.0622922517972635" calcext:value-type="float">
            <text:p>0.06</text:p>
          </table:table-cell>
          <table:table-cell table:formula="of:=[.E33]-[.G33]" office:value-type="float" office:value="96.7" calcext:value-type="float">
            <text:p>96.70</text:p>
          </table:table-cell>
          <table:table-cell table:formula="of:=[.G33]^3/[.S33]" office:value-type="float" office:value="632.502419855222" calcext:value-type="float">
            <text:p>632.50</text:p>
          </table:table-cell>
          <table:table-cell office:value-type="float" office:value="1.98928317155176" calcext:value-type="float">
            <text:p>1.99</text:p>
          </table:table-cell>
          <table:table-cell office:value-type="float" office:value="17.5037103606276" calcext:value-type="float">
            <text:p>17.50</text:p>
          </table:table-cell>
          <table:table-cell table:formula="of:=[.S33]/[.G33]" office:value-type="float" office:value="2.45431472081218" calcext:value-type="float">
            <text:p>2.45</text:p>
          </table:table-cell>
          <table:table-cell table:formula="of:=[.V33]/[.D33]" office:value-type="float" office:value="0.250053005151823" calcext:value-type="float">
            <text:p>0.250053005151823</text:p>
          </table:table-cell>
          <table:table-cell office:value-type="float" office:value="0.622885523569648" calcext:value-type="float">
            <text:p>0.622885523569648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1" calcext:value-type="float">
            <text:p>121</text:p>
          </table:table-cell>
          <table:table-cell table:style-name="ce41"/>
          <table:table-cell table:style-name="ce41" office:value-type="float" office:value="53" calcext:value-type="float">
            <text:p>53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34]-[.G34])/[.G34]/[.G34]" office:value-type="float" office:value="0.0242079031683873" calcext:value-type="float">
            <text:p>0.02</text:p>
          </table:table-cell>
          <table:table-cell table:formula="of:=[.E34]-[.G34]" office:value-type="float" office:value="68" calcext:value-type="float">
            <text:p>68.00</text:p>
          </table:table-cell>
          <table:table-cell table:formula="of:=[.G34]^3/[.S34]" office:value-type="float" office:value="2189.36764705882" calcext:value-type="float">
            <text:p>2189.37</text:p>
          </table:table-cell>
          <table:table-cell office:value-type="float" office:value="1.03185227764598" calcext:value-type="float">
            <text:p>1.03</text:p>
          </table:table-cell>
          <table:table-cell office:value-type="float" office:value="5.36719783810525" calcext:value-type="float">
            <text:p>5.37</text:p>
          </table:table-cell>
          <table:table-cell table:formula="of:=[.S34]/[.G34]" office:value-type="float" office:value="1.28301886792453" calcext:value-type="float">
            <text:p>1.28</text:p>
          </table:table-cell>
          <table:table-cell table:formula="of:=[.V34]/[.D34]" office:value-type="float" office:value="0.076674254830075" calcext:value-type="float">
            <text:p>0.076674254830075</text:p>
          </table:table-cell>
          <table:table-cell office:value-type="float" office:value="0.377145068572771" calcext:value-type="float">
            <text:p>0.377145068572771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/>
          <table:table-cell table:style-name="ce41" office:value-type="float" office:value="37.1" calcext:value-type="float">
            <text:p>37.1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35]-[.G35])/[.G35]/[.G35]" office:value-type="float" office:value="0.069383395935804" calcext:value-type="float">
            <text:p>0.07</text:p>
          </table:table-cell>
          <table:table-cell table:formula="of:=[.E35]-[.G35]" office:value-type="float" office:value="95.5" calcext:value-type="float">
            <text:p>95.50</text:p>
          </table:table-cell>
          <table:table-cell table:formula="of:=[.G35]^3/[.S35]" office:value-type="float" office:value="534.710062827225" calcext:value-type="float">
            <text:p>534.71</text:p>
          </table:table-cell>
          <table:table-cell office:value-type="float" office:value="2.00295671195802" calcext:value-type="float">
            <text:p>2.00</text:p>
          </table:table-cell>
          <table:table-cell office:value-type="float" office:value="18.5758291098745" calcext:value-type="float">
            <text:p>18.58</text:p>
          </table:table-cell>
          <table:table-cell table:formula="of:=[.S35]/[.G35]" office:value-type="float" office:value="2.57412398921833" calcext:value-type="float">
            <text:p>2.57</text:p>
          </table:table-cell>
          <table:table-cell table:formula="of:=[.V35]/[.D35]" office:value-type="float" office:value="0.265368987283921" calcext:value-type="float">
            <text:p>0.265368987283921</text:p>
          </table:table-cell>
          <table:table-cell office:value-type="float" office:value="0.19424957181826" calcext:value-type="float">
            <text:p>0.19424957181826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82.3" calcext:value-type="float">
            <text:p>182.3</text:p>
          </table:table-cell>
          <table:table-cell table:style-name="ce41"/>
          <table:table-cell table:style-name="ce41" office:value-type="float" office:value="42.9" calcext:value-type="float">
            <text:p>42.9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301" calcext:value-type="float">
            <text:p>301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36]-[.G36])/[.G36]/[.G36]" office:value-type="float" office:value="0.0757439918279079" calcext:value-type="float">
            <text:p>0.08</text:p>
          </table:table-cell>
          <table:table-cell table:formula="of:=[.E36]-[.G36]" office:value-type="float" office:value="139.4" calcext:value-type="float">
            <text:p>139.40</text:p>
          </table:table-cell>
          <table:table-cell table:formula="of:=[.G36]^3/[.S36]" office:value-type="float" office:value="566.381556671449" calcext:value-type="float">
            <text:p>566.38</text:p>
          </table:table-cell>
          <table:table-cell office:value-type="float" office:value="1.73041471869975" calcext:value-type="float">
            <text:p>1.73</text:p>
          </table:table-cell>
          <table:table-cell office:value-type="float" office:value="142.375403573701" calcext:value-type="float">
            <text:p>142.38</text:p>
          </table:table-cell>
          <table:table-cell table:formula="of:=[.S36]/[.G36]" office:value-type="float" office:value="3.24941724941725" calcext:value-type="float">
            <text:p>3.25</text:p>
          </table:table-cell>
          <table:table-cell table:formula="of:=[.V36]/[.D36]" office:value-type="float" office:value="1.42375403573701" calcext:value-type="float">
            <text:p>1.42375403573701</text:p>
          </table:table-cell>
          <table:table-cell office:value-type="float" office:value="0.400176429555753" calcext:value-type="float">
            <text:p>0.400176429555753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62" calcext:value-type="float">
            <text:p>262</text:p>
          </table:table-cell>
          <table:table-cell table:style-name="ce41"/>
          <table:table-cell table:style-name="ce41" office:value-type="float" office:value="64.4" calcext:value-type="float">
            <text:p>64.4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41" calcext:value-type="float">
            <text:p>441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table:formula="of:=([.E37]-[.G37])/[.G37]/[.G37]" office:value-type="float" office:value="0.0476447667914047" calcext:value-type="float">
            <text:p>0.05</text:p>
          </table:table-cell>
          <table:table-cell table:formula="of:=[.E37]-[.G37]" office:value-type="float" office:value="197.6" calcext:value-type="float">
            <text:p>197.60</text:p>
          </table:table-cell>
          <table:table-cell table:formula="of:=[.G37]^3/[.S37]" office:value-type="float" office:value="1351.66995951417" calcext:value-type="float">
            <text:p>1351.67</text:p>
          </table:table-cell>
          <table:table-cell office:value-type="float" office:value="1.42462893838073" calcext:value-type="float">
            <text:p>1.42</text:p>
          </table:table-cell>
          <table:table-cell office:value-type="float" office:value="54.0918781823356" calcext:value-type="float">
            <text:p>54.09</text:p>
          </table:table-cell>
          <table:table-cell table:formula="of:=[.S37]/[.G37]" office:value-type="float" office:value="3.06832298136646" calcext:value-type="float">
            <text:p>3.07</text:p>
          </table:table-cell>
          <table:table-cell table:formula="of:=[.V37]/[.D37]" office:value-type="float" office:value="0.540918781823356" calcext:value-type="float">
            <text:p>0.540918781823356</text:p>
          </table:table-cell>
          <table:table-cell office:value-type="float" office:value="0.636130101028998" calcext:value-type="float">
            <text:p>0.636130101028998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12.1" calcext:value-type="float">
            <text:p>12.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38]-[.G38])/[.G38]/[.G38]" office:value-type="float" office:value="0.178949525305649" calcext:value-type="float">
            <text:p>0.18</text:p>
          </table:table-cell>
          <table:table-cell table:formula="of:=[.E38]-[.G38]" office:value-type="float" office:value="26.2" calcext:value-type="float">
            <text:p>26.20</text:p>
          </table:table-cell>
          <table:table-cell table:formula="of:=[.G38]^3/[.S38]" office:value-type="float" office:value="67.6168320610687" calcext:value-type="float">
            <text:p>67.62</text:p>
          </table:table-cell>
          <table:table-cell office:value-type="float" office:value="8.04842180971481" calcext:value-type="float">
            <text:p>8.05</text:p>
          </table:table-cell>
          <table:table-cell office:value-type="float" office:value="0.0154868844056865" calcext:value-type="float">
            <text:p>0.02</text:p>
          </table:table-cell>
          <table:table-cell table:formula="of:=[.S38]/[.G38]" office:value-type="float" office:value="2.16528925619835" calcext:value-type="float">
            <text:p>2.17</text:p>
          </table:table-cell>
          <table:table-cell table:formula="of:=[.V38]/[.D38]" office:value-type="float" office:value="0.000253883350912893" calcext:value-type="float">
            <text:p>0.000253883350912893</text:p>
          </table:table-cell>
          <table:table-cell office:value-type="float" office:value="0.252369251670757" calcext:value-type="float">
            <text:p>0.25236925167075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9]-[.G39])/[.G39]/[.G39]" office:value-type="float" office:value="0.615286011857074" calcext:value-type="float">
            <text:p>0.62</text:p>
          </table:table-cell>
          <table:table-cell table:formula="of:=[.E39]-[.G39]" office:value-type="float" office:value="38.4" calcext:value-type="float">
            <text:p>38.40</text:p>
          </table:table-cell>
          <table:table-cell table:formula="of:=[.G39]^3/[.S39]" office:value-type="float" office:value="12.8395572916667" calcext:value-type="float">
            <text:p>12.84</text:p>
          </table:table-cell>
          <table:table-cell office:value-type="float" office:value="3.79560207810427" calcext:value-type="float">
            <text:p>3.80</text:p>
          </table:table-cell>
          <table:table-cell office:value-type="float" office:value="0.106919534535404" calcext:value-type="float">
            <text:p>0.11</text:p>
          </table:table-cell>
          <table:table-cell table:formula="of:=[.S39]/[.G39]" office:value-type="float" office:value="4.86075949367089" calcext:value-type="float">
            <text:p>4.86</text:p>
          </table:table-cell>
          <table:table-cell table:formula="of:=[.V39]/[.D39]" office:value-type="float" office:value="0.00128818716307716" calcext:value-type="float">
            <text:p>0.00128818716307716</text:p>
          </table:table-cell>
          <table:table-cell office:value-type="float" office:value="0.0766376615314146" calcext:value-type="float">
            <text:p>0.076637661531414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.1</text:p>
          </table:table-cell>
          <table:table-cell/>
          <table:table-cell office:value-type="float" office:value="11.4" calcext:value-type="float">
            <text:p>11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0]-[.G40])/[.G40]/[.G40]" office:value-type="float" office:value="0.351646660510926" calcext:value-type="float">
            <text:p>0.35</text:p>
          </table:table-cell>
          <table:table-cell table:formula="of:=[.E40]-[.G40]" office:value-type="float" office:value="45.7" calcext:value-type="float">
            <text:p>45.70</text:p>
          </table:table-cell>
          <table:table-cell table:formula="of:=[.G40]^3/[.S40]" office:value-type="float" office:value="32.4189059080963" calcext:value-type="float">
            <text:p>32.42</text:p>
          </table:table-cell>
          <table:table-cell office:value-type="float" office:value="3.44197001155566" calcext:value-type="float">
            <text:p>3.44</text:p>
          </table:table-cell>
          <table:table-cell office:value-type="float" office:value="0.247952884901959" calcext:value-type="float">
            <text:p>0.25</text:p>
          </table:table-cell>
          <table:table-cell table:formula="of:=[.S40]/[.G40]" office:value-type="float" office:value="4.00877192982456" calcext:value-type="float">
            <text:p>4.01</text:p>
          </table:table-cell>
          <table:table-cell table:formula="of:=[.V40]/[.D40]" office:value-type="float" office:value="0.00263779664789318" calcext:value-type="float">
            <text:p>0.00263779664789318</text:p>
          </table:table-cell>
          <table:table-cell office:value-type="float" office:value="0.0963554044202323" calcext:value-type="float">
            <text:p>0.096355404420232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45.9" calcext:value-type="float">
            <text:p>45.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1]-[.G41])/[.G41]/[.G41]" office:value-type="float" office:value="0.235416666666667" calcext:value-type="float">
            <text:p>0.24</text:p>
          </table:table-cell>
          <table:table-cell table:formula="of:=[.E41]-[.G41]" office:value-type="float" office:value="33.9" calcext:value-type="float">
            <text:p>33.90</text:p>
          </table:table-cell>
          <table:table-cell table:formula="of:=[.G41]^3/[.S41]" office:value-type="float" office:value="50.9734513274336" calcext:value-type="float">
            <text:p>50.97</text:p>
          </table:table-cell>
          <table:table-cell office:value-type="float" office:value="6.87815504658656" calcext:value-type="float">
            <text:p>6.88</text:p>
          </table:table-cell>
          <table:table-cell office:value-type="float" office:value="0.0018838181356927" calcext:value-type="float">
            <text:p>0.00</text:p>
          </table:table-cell>
          <table:table-cell table:formula="of:=[.S41]/[.G41]" office:value-type="float" office:value="2.825" calcext:value-type="float">
            <text:p>2.83</text:p>
          </table:table-cell>
          <table:table-cell table:formula="of:=[.V41]/[.D41]" office:value-type="float" office:value="0.0000110812831511335" calcext:value-type="float">
            <text:p>1.10812831511335E-05</text:p>
          </table:table-cell>
          <table:table-cell office:value-type="float" office:value="0.117169624803729" calcext:value-type="float">
            <text:p>0.117169624803729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2]-[.G42])/[.G42]/[.G42]" office:value-type="float" office:value="0.292013527575442" calcext:value-type="float">
            <text:p>0.29</text:p>
          </table:table-cell>
          <table:table-cell table:formula="of:=[.E42]-[.G42]" office:value-type="float" office:value="44.9" calcext:value-type="float">
            <text:p>44.90</text:p>
          </table:table-cell>
          <table:table-cell table:formula="of:=[.G42]^3/[.S42]" office:value-type="float" office:value="42.4637861915368" calcext:value-type="float">
            <text:p>42.46</text:p>
          </table:table-cell>
          <table:table-cell office:value-type="float" office:value="3.70494502778703" calcext:value-type="float">
            <text:p>3.70</text:p>
          </table:table-cell>
          <table:table-cell office:value-type="float" office:value="0.149032984668488" calcext:value-type="float">
            <text:p>0.15</text:p>
          </table:table-cell>
          <table:table-cell table:formula="of:=[.S42]/[.G42]" office:value-type="float" office:value="3.62096774193548" calcext:value-type="float">
            <text:p>3.62</text:p>
          </table:table-cell>
          <table:table-cell table:formula="of:=[.V42]/[.D42]" office:value-type="float" office:value="0.00149032984668488" calcext:value-type="float">
            <text:p>0.00149032984668488</text:p>
          </table:table-cell>
          <table:table-cell office:value-type="float" office:value="0.0211440995413877" calcext:value-type="float">
            <text:p>0.021144099541387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3]-[.G43])/[.G43]/[.G43]" office:value-type="float" office:value="0.2764892578125" calcext:value-type="float">
            <text:p>0.28</text:p>
          </table:table-cell>
          <table:table-cell table:formula="of:=[.E43]-[.G43]" office:value-type="float" office:value="45.3" calcext:value-type="float">
            <text:p>45.30</text:p>
          </table:table-cell>
          <table:table-cell table:formula="of:=[.G43]^3/[.S43]" office:value-type="float" office:value="46.2947461368653" calcext:value-type="float">
            <text:p>46.29</text:p>
          </table:table-cell>
          <table:table-cell office:value-type="float" office:value="3.74008046255878" calcext:value-type="float">
            <text:p>3.74</text:p>
          </table:table-cell>
          <table:table-cell office:value-type="float" office:value="0.105864868060857" calcext:value-type="float">
            <text:p>0.11</text:p>
          </table:table-cell>
          <table:table-cell table:formula="of:=[.S43]/[.G43]" office:value-type="float" office:value="3.5390625" calcext:value-type="float">
            <text:p>3.54</text:p>
          </table:table-cell>
          <table:table-cell table:formula="of:=[.V43]/[.D43]" office:value-type="float" office:value="0.00105864868060857" calcext:value-type="float">
            <text:p>0.00105864868060857</text:p>
          </table:table-cell>
          <table:table-cell office:value-type="float" office:value="0.098070778887117" calcext:value-type="float">
            <text:p>0.09807077888711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8.8" calcext:value-type="float">
            <text:p>18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4]-[.G44])/[.G44]/[.G44]" office:value-type="float" office:value="0.0472498868266184" calcext:value-type="float">
            <text:p>0.05</text:p>
          </table:table-cell>
          <table:table-cell table:formula="of:=[.E44]-[.G44]" office:value-type="float" office:value="16.7" calcext:value-type="float">
            <text:p>16.70</text:p>
          </table:table-cell>
          <table:table-cell table:formula="of:=[.G44]^3/[.S44]" office:value-type="float" office:value="397.884550898204" calcext:value-type="float">
            <text:p>397.88</text:p>
          </table:table-cell>
          <table:table-cell office:value-type="float" office:value="7.01031795203537" calcext:value-type="float">
            <text:p>7.01</text:p>
          </table:table-cell>
          <table:table-cell office:value-type="float" office:value="0.00255852015811358" calcext:value-type="float">
            <text:p>0.00</text:p>
          </table:table-cell>
          <table:table-cell table:formula="of:=[.S44]/[.G44]" office:value-type="float" office:value="0.888297872340425" calcext:value-type="float">
            <text:p>0.89</text:p>
          </table:table-cell>
          <table:table-cell table:formula="of:=[.V44]/[.D44]" office:value-type="float" office:value="0.0000170568010540905" calcext:value-type="float">
            <text:p>1.70568010540905E-05</text:p>
          </table:table-cell>
          <table:table-cell office:value-type="float" office:value="0.0818856944188462" calcext:value-type="float">
            <text:p>0.081885694418846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40.5" calcext:value-type="float">
            <text:p>40.5</text:p>
          </table:table-cell>
          <table:table-cell/>
          <table:table-cell office:value-type="float" office:value="21.2" calcext:value-type="float">
            <text:p>21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5]-[.G45])/[.G45]/[.G45]" office:value-type="float" office:value="0.0429423282306871" calcext:value-type="float">
            <text:p>0.04</text:p>
          </table:table-cell>
          <table:table-cell table:formula="of:=[.E45]-[.G45]" office:value-type="float" office:value="19.3" calcext:value-type="float">
            <text:p>19.30</text:p>
          </table:table-cell>
          <table:table-cell table:formula="of:=[.G45]^3/[.S45]" office:value-type="float" office:value="493.685388601036" calcext:value-type="float">
            <text:p>493.69</text:p>
          </table:table-cell>
          <table:table-cell office:value-type="float" office:value="4.62796489971721" calcext:value-type="float">
            <text:p>4.63</text:p>
          </table:table-cell>
          <table:table-cell office:value-type="float" office:value="0.00407659741665925" calcext:value-type="float">
            <text:p>0.00</text:p>
          </table:table-cell>
          <table:table-cell table:formula="of:=[.S45]/[.G45]" office:value-type="float" office:value="0.910377358490566" calcext:value-type="float">
            <text:p>0.91</text:p>
          </table:table-cell>
          <table:table-cell table:formula="of:=[.V45]/[.D45]" office:value-type="float" office:value="0.0000271773161110617" calcext:value-type="float">
            <text:p>2.71773161110617E-05</text:p>
          </table:table-cell>
          <table:table-cell office:value-type="float" office:value="0.0463244680974641" calcext:value-type="float">
            <text:p>0.046324468097464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5.3" calcext:value-type="float">
            <text:p>15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46]-[.G46])/[.G46]/[.G46]" office:value-type="float" office:value="0.120466487248494" calcext:value-type="float">
            <text:p>0.12</text:p>
          </table:table-cell>
          <table:table-cell table:formula="of:=[.E46]-[.G46]" office:value-type="float" office:value="28.2" calcext:value-type="float">
            <text:p>28.20</text:p>
          </table:table-cell>
          <table:table-cell table:formula="of:=[.G46]^3/[.S46]" office:value-type="float" office:value="127.006276595745" calcext:value-type="float">
            <text:p>127.01</text:p>
          </table:table-cell>
          <table:table-cell office:value-type="float" office:value="3.70295745445423" calcext:value-type="float">
            <text:p>3.70</text:p>
          </table:table-cell>
          <table:table-cell office:value-type="float" office:value="0.013273650533198" calcext:value-type="float">
            <text:p>0.01</text:p>
          </table:table-cell>
          <table:table-cell table:formula="of:=[.S46]/[.G46]" office:value-type="float" office:value="1.84313725490196" calcext:value-type="float">
            <text:p>1.84</text:p>
          </table:table-cell>
          <table:table-cell table:formula="of:=[.V46]/[.D46]" office:value-type="float" office:value="0.000780802972541059" calcext:value-type="float">
            <text:p>0.000780802972541059</text:p>
          </table:table-cell>
          <table:table-cell office:value-type="float" office:value="0.0409105387375892" calcext:value-type="float">
            <text:p>0.040910538737589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47]-[.G47])/[.G47]/[.G47]" office:value-type="float" office:value="0.150367565159278" calcext:value-type="float">
            <text:p>0.15</text:p>
          </table:table-cell>
          <table:table-cell table:formula="of:=[.E47]-[.G47]" office:value-type="float" office:value="27" calcext:value-type="float">
            <text:p>27.00</text:p>
          </table:table-cell>
          <table:table-cell table:formula="of:=[.G47]^3/[.S47]" office:value-type="float" office:value="89.114962962963" calcext:value-type="float">
            <text:p>89.11</text:p>
          </table:table-cell>
          <table:table-cell office:value-type="float" office:value="2.97065805398398" calcext:value-type="float">
            <text:p>2.97</text:p>
          </table:table-cell>
          <table:table-cell office:value-type="float" office:value="0.0182883107561382" calcext:value-type="float">
            <text:p>0.02</text:p>
          </table:table-cell>
          <table:table-cell table:formula="of:=[.S47]/[.G47]" office:value-type="float" office:value="2.01492537313433" calcext:value-type="float">
            <text:p>2.01</text:p>
          </table:table-cell>
          <table:table-cell table:formula="of:=[.V47]/[.D47]" office:value-type="float" office:value="0.00107578298565519" calcext:value-type="float">
            <text:p>0.00107578298565519</text:p>
          </table:table-cell>
          <table:table-cell office:value-type="float" office:value="0.0469185375201826" calcext:value-type="float">
            <text:p>0.0469185375201826</text:p>
          </table:table-cell>
          <table:table-cell table:style-name="ce45"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8.5" calcext:value-type="float">
            <text:p>8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48]-[.G48])/[.G48]/[.G48]" office:value-type="float" office:value="0.120415224913495" calcext:value-type="float">
            <text:p>0.12</text:p>
          </table:table-cell>
          <table:table-cell table:formula="of:=[.E48]-[.G48]" office:value-type="float" office:value="8.7" calcext:value-type="float">
            <text:p>8.70</text:p>
          </table:table-cell>
          <table:table-cell table:formula="of:=[.G48]^3/[.S48]" office:value-type="float" office:value="70.5890804597701" calcext:value-type="float">
            <text:p>70.59</text:p>
          </table:table-cell>
          <table:table-cell office:value-type="float" office:value="6.54086818560795" calcext:value-type="float">
            <text:p>6.54</text:p>
          </table:table-cell>
          <table:table-cell office:value-type="float" office:value="0.0149763825174699" calcext:value-type="float">
            <text:p>0.01</text:p>
          </table:table-cell>
          <table:table-cell table:formula="of:=[.S48]/[.G48]" office:value-type="float" office:value="1.02352941176471" calcext:value-type="float">
            <text:p>1.02</text:p>
          </table:table-cell>
          <table:table-cell table:formula="of:=[.V48]/[.D48]" office:value-type="float" office:value="0.000880963677498229" calcext:value-type="float">
            <text:p>0.000880963677498229</text:p>
          </table:table-cell>
          <table:table-cell office:value-type="float" office:value="0.0507796243138472" calcext:value-type="float">
            <text:p>0.0507796243138472</text:p>
          </table:table-cell>
          <table:table-cell table:style-name="ce45"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49]-[.G49])/[.G49]/[.G49]" office:value-type="float" office:value="0.65843621399177" calcext:value-type="float">
            <text:p>0.66</text:p>
          </table:table-cell>
          <table:table-cell table:formula="of:=[.E49]-[.G49]" office:value-type="float" office:value="19.2" calcext:value-type="float">
            <text:p>19.20</text:p>
          </table:table-cell>
          <table:table-cell table:formula="of:=[.G49]^3/[.S49]" office:value-type="float" office:value="8.20125" calcext:value-type="float">
            <text:p>8.20</text:p>
          </table:table-cell>
          <table:table-cell office:value-type="float" office:value="5.17079770962378" calcext:value-type="float">
            <text:p>5.17</text:p>
          </table:table-cell>
          <table:table-cell office:value-type="float" office:value="0.0214749908954775" calcext:value-type="float">
            <text:p>0.02</text:p>
          </table:table-cell>
          <table:table-cell table:formula="of:=[.S49]/[.G49]" office:value-type="float" office:value="3.55555555555556" calcext:value-type="float">
            <text:p>3.56</text:p>
          </table:table-cell>
          <table:table-cell table:formula="of:=[.V49]/[.D49]" office:value-type="float" office:value="0.0012632347585575" calcext:value-type="float">
            <text:p>0.0012632347585575</text:p>
          </table:table-cell>
          <table:table-cell office:value-type="float" office:value="0.209785006795801" calcext:value-type="float">
            <text:p>0.209785006795801</text:p>
          </table:table-cell>
          <table:table-cell table:style-name="ce45"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50]-[.G50])/[.G50]/[.G50]" office:value-type="float" office:value="0.105555555555556" calcext:value-type="float">
            <text:p>0.11</text:p>
          </table:table-cell>
          <table:table-cell table:formula="of:=[.E50]-[.G50]" office:value-type="float" office:value="15.2" calcext:value-type="float">
            <text:p>15.20</text:p>
          </table:table-cell>
          <table:table-cell table:formula="of:=[.G50]^3/[.S50]" office:value-type="float" office:value="113.684210526316" calcext:value-type="float">
            <text:p>113.68</text:p>
          </table:table-cell>
          <table:table-cell office:value-type="float" office:value="4.84889994181708" calcext:value-type="float">
            <text:p>4.85</text:p>
          </table:table-cell>
          <table:table-cell office:value-type="float" office:value="0.00355036389006895" calcext:value-type="float">
            <text:p>0.00</text:p>
          </table:table-cell>
          <table:table-cell table:formula="of:=[.S50]/[.G50]" office:value-type="float" office:value="1.26666666666667" calcext:value-type="float">
            <text:p>1.27</text:p>
          </table:table-cell>
          <table:table-cell table:formula="of:=[.V50]/[.D50]" office:value-type="float" office:value="0.000142014555602758" calcext:value-type="float">
            <text:p>0.000142014555602758</text:p>
          </table:table-cell>
          <table:table-cell office:value-type="float" office:value="0.102858013106108" calcext:value-type="float">
            <text:p>0.102858013106108</text:p>
          </table:table-cell>
          <table:table-cell table:style-name="ce45"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.2" calcext:value-type="float">
            <text:p>8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51]-[.G51])/[.G51]/[.G51]" office:value-type="float" office:value="0.502676977989292" calcext:value-type="float">
            <text:p>0.50</text:p>
          </table:table-cell>
          <table:table-cell table:formula="of:=[.E51]-[.G51]" office:value-type="float" office:value="33.8" calcext:value-type="float">
            <text:p>33.80</text:p>
          </table:table-cell>
          <table:table-cell table:formula="of:=[.G51]^3/[.S51]" office:value-type="float" office:value="16.3126627218935" calcext:value-type="float">
            <text:p>16.31</text:p>
          </table:table-cell>
          <table:table-cell office:value-type="float" office:value="5.62150283645261" calcext:value-type="float">
            <text:p>5.62</text:p>
          </table:table-cell>
          <table:table-cell office:value-type="float" office:value="0.0304120611994059" calcext:value-type="float">
            <text:p>0.03</text:p>
          </table:table-cell>
          <table:table-cell table:formula="of:=[.S51]/[.G51]" office:value-type="float" office:value="4.1219512195122" calcext:value-type="float">
            <text:p>4.12</text:p>
          </table:table-cell>
          <table:table-cell table:formula="of:=[.V51]/[.D51]" office:value-type="float" office:value="0.00121648244797624" calcext:value-type="float">
            <text:p>0.00121648244797624</text:p>
          </table:table-cell>
          <table:table-cell office:value-type="float" office:value="0.0501262486011409" calcext:value-type="float">
            <text:p>0.0501262486011409</text:p>
          </table:table-cell>
          <table:table-cell table:style-name="ce45"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/>
          <table:table-cell office:value-type="float" office:value="16.4" calcext:value-type="float">
            <text:p>16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52]-[.G52])/[.G52]/[.G52]" office:value-type="float" office:value="0.0713860797144557" calcext:value-type="float">
            <text:p>0.07</text:p>
          </table:table-cell>
          <table:table-cell table:formula="of:=[.E52]-[.G52]" office:value-type="float" office:value="19.2" calcext:value-type="float">
            <text:p>19.20</text:p>
          </table:table-cell>
          <table:table-cell table:formula="of:=[.G52]^3/[.S52]" office:value-type="float" office:value="229.736666666667" calcext:value-type="float">
            <text:p>229.74</text:p>
          </table:table-cell>
          <table:table-cell office:value-type="float" office:value="2.75704712877802" calcext:value-type="float">
            <text:p>2.76</text:p>
          </table:table-cell>
          <table:table-cell office:value-type="float" office:value="0.0149435403836385" calcext:value-type="float">
            <text:p>0.01</text:p>
          </table:table-cell>
          <table:table-cell table:formula="of:=[.S52]/[.G52]" office:value-type="float" office:value="1.17073170731707" calcext:value-type="float">
            <text:p>1.17</text:p>
          </table:table-cell>
          <table:table-cell table:formula="of:=[.V52]/[.D52]" office:value-type="float" office:value="0.00059774161534554" calcext:value-type="float">
            <text:p>0.00059774161534554</text:p>
          </table:table-cell>
          <table:table-cell office:value-type="float" office:value="0.0734107975475714" calcext:value-type="float">
            <text:p>0.0734107975475714</text:p>
          </table:table-cell>
          <table:table-cell table:style-name="ce45"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53]-[.G53])/[.G53]/[.G53]" office:value-type="float" office:value="0.161078238001315" calcext:value-type="float">
            <text:p>0.16</text:p>
          </table:table-cell>
          <table:table-cell table:formula="of:=[.E53]-[.G53]" office:value-type="float" office:value="9.8" calcext:value-type="float">
            <text:p>9.80</text:p>
          </table:table-cell>
          <table:table-cell table:formula="of:=[.G53]^3/[.S53]" office:value-type="float" office:value="48.4236734693878" calcext:value-type="float">
            <text:p>48.42</text:p>
          </table:table-cell>
          <table:table-cell office:value-type="float" office:value="11.7619083447903" calcext:value-type="float">
            <text:p>11.76</text:p>
          </table:table-cell>
          <table:table-cell office:value-type="float" office:value="0.00132422441854746" calcext:value-type="float">
            <text:p>0.00</text:p>
          </table:table-cell>
          <table:table-cell table:formula="of:=[.S53]/[.G53]" office:value-type="float" office:value="1.25641025641026" calcext:value-type="float">
            <text:p>1.26</text:p>
          </table:table-cell>
          <table:table-cell table:formula="of:=[.V53]/[.D53]" office:value-type="float" office:value="0.0000165528052318432" calcext:value-type="float">
            <text:p>1.65528052318432E-05</text:p>
          </table:table-cell>
          <table:table-cell office:value-type="float" office:value="0.0606407747719384" calcext:value-type="float">
            <text:p>0.060640774771938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4]-[.G54])/[.G54]/[.G54]" office:value-type="float" office:value="1.248" calcext:value-type="float">
            <text:p>1.25</text:p>
          </table:table-cell>
          <table:table-cell table:formula="of:=[.E54]-[.G54]" office:value-type="float" office:value="31.2" calcext:value-type="float">
            <text:p>31.20</text:p>
          </table:table-cell>
          <table:table-cell table:formula="of:=[.G54]^3/[.S54]" office:value-type="float" office:value="4.00641025641026" calcext:value-type="float">
            <text:p>4.01</text:p>
          </table:table-cell>
          <table:table-cell office:value-type="float" office:value="24.6809398713303" calcext:value-type="float">
            <text:p>24.68</text:p>
          </table:table-cell>
          <table:table-cell office:value-type="float" office:value="0.00831324216165408" calcext:value-type="float">
            <text:p>0.01</text:p>
          </table:table-cell>
          <table:table-cell table:formula="of:=[.S54]/[.G54]" office:value-type="float" office:value="6.24" calcext:value-type="float">
            <text:p>6.24</text:p>
          </table:table-cell>
          <table:table-cell table:formula="of:=[.V54]/[.D54]" office:value-type="float" office:value="0.00118760602309344" calcext:value-type="float">
            <text:p>0.00118760602309344</text:p>
          </table:table-cell>
          <table:table-cell office:value-type="float" office:value="0.0711841481652193" calcext:value-type="float">
            <text:p>0.071184148165219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5]-[.G55])/[.G55]/[.G55]" office:value-type="float" office:value="0.089319530362328" calcext:value-type="float">
            <text:p>0.09</text:p>
          </table:table-cell>
          <table:table-cell table:formula="of:=[.E55]-[.G55]" office:value-type="float" office:value="28.3" calcext:value-type="float">
            <text:p>28.30</text:p>
          </table:table-cell>
          <table:table-cell table:formula="of:=[.G55]^3/[.S55]" office:value-type="float" office:value="199.284522968198" calcext:value-type="float">
            <text:p>199.28</text:p>
          </table:table-cell>
          <table:table-cell office:value-type="float" office:value="1.48843005102755" calcext:value-type="float">
            <text:p>1.49</text:p>
          </table:table-cell>
          <table:table-cell office:value-type="float" office:value="0.00480349150924739" calcext:value-type="float">
            <text:p>0.00</text:p>
          </table:table-cell>
          <table:table-cell table:formula="of:=[.S55]/[.G55]" office:value-type="float" office:value="1.58988764044944" calcext:value-type="float">
            <text:p>1.59</text:p>
          </table:table-cell>
          <table:table-cell table:formula="of:=[.V55]/[.D55]" office:value-type="float" office:value="0.000686213072749627" calcext:value-type="float">
            <text:p>0.000686213072749627</text:p>
          </table:table-cell>
          <table:table-cell office:value-type="float" office:value="0.0775335483127744" calcext:value-type="float">
            <text:p>0.077533548312774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1.5" calcext:value-type="float">
            <text:p>11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6]-[.G56])/[.G56]/[.G56]" office:value-type="float" office:value="0.241965973534972" calcext:value-type="float">
            <text:p>0.24</text:p>
          </table:table-cell>
          <table:table-cell table:formula="of:=[.E56]-[.G56]" office:value-type="float" office:value="32" calcext:value-type="float">
            <text:p>32.00</text:p>
          </table:table-cell>
          <table:table-cell table:formula="of:=[.G56]^3/[.S56]" office:value-type="float" office:value="47.52734375" calcext:value-type="float">
            <text:p>47.53</text:p>
          </table:table-cell>
          <table:table-cell office:value-type="float" office:value="2.82966336778033" calcext:value-type="float">
            <text:p>2.83</text:p>
          </table:table-cell>
          <table:table-cell office:value-type="float" office:value="0.00687326675518498" calcext:value-type="float">
            <text:p>0.01</text:p>
          </table:table-cell>
          <table:table-cell table:formula="of:=[.S56]/[.G56]" office:value-type="float" office:value="2.78260869565217" calcext:value-type="float">
            <text:p>2.78</text:p>
          </table:table-cell>
          <table:table-cell table:formula="of:=[.V56]/[.D56]" office:value-type="float" office:value="0.000981895250740711" calcext:value-type="float">
            <text:p>0.000981895250740711</text:p>
          </table:table-cell>
          <table:table-cell office:value-type="float" office:value="0.0171351045513521" calcext:value-type="float">
            <text:p>0.017135104551352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1.4" calcext:value-type="float">
            <text:p>21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57]-[.G57])/[.G57]/[.G57]" office:value-type="float" office:value="0.0871255131452529" calcext:value-type="float">
            <text:p>0.09</text:p>
          </table:table-cell>
          <table:table-cell table:formula="of:=[.E57]-[.G57]" office:value-type="float" office:value="39.9" calcext:value-type="float">
            <text:p>39.90</text:p>
          </table:table-cell>
          <table:table-cell table:formula="of:=[.G57]^3/[.S57]" office:value-type="float" office:value="245.622656641604" calcext:value-type="float">
            <text:p>245.62</text:p>
          </table:table-cell>
          <table:table-cell office:value-type="float" office:value="2.74125388105335" calcext:value-type="float">
            <text:p>2.74</text:p>
          </table:table-cell>
          <table:table-cell office:value-type="float" office:value="0.0216172178459909" calcext:value-type="float">
            <text:p>0.02</text:p>
          </table:table-cell>
          <table:table-cell table:formula="of:=[.S57]/[.G57]" office:value-type="float" office:value="1.86448598130841" calcext:value-type="float">
            <text:p>1.86</text:p>
          </table:table-cell>
          <table:table-cell table:formula="of:=[.V57]/[.D57]" office:value-type="float" office:value="0.000540430446149772" calcext:value-type="float">
            <text:p>0.000540430446149772</text:p>
          </table:table-cell>
          <table:table-cell office:value-type="float" office:value="0.0254119878031298" calcext:value-type="float">
            <text:p>0.0254119878031298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/>
          <table:table-cell office:value-type="float" office:value="11.6" calcext:value-type="float">
            <text:p>11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58]-[.G58])/[.G58]/[.G58]" office:value-type="float" office:value="0.360434007134364" calcext:value-type="float">
            <text:p>0.36</text:p>
          </table:table-cell>
          <table:table-cell table:formula="of:=[.E58]-[.G58]" office:value-type="float" office:value="48.5" calcext:value-type="float">
            <text:p>48.50</text:p>
          </table:table-cell>
          <table:table-cell table:formula="of:=[.G58]^3/[.S58]" office:value-type="float" office:value="32.1834226804124" calcext:value-type="float">
            <text:p>32.18</text:p>
          </table:table-cell>
          <table:table-cell office:value-type="float" office:value="3.14635687732744" calcext:value-type="float">
            <text:p>3.15</text:p>
          </table:table-cell>
          <table:table-cell office:value-type="float" office:value="0.0371896765412663" calcext:value-type="float">
            <text:p>0.04</text:p>
          </table:table-cell>
          <table:table-cell table:formula="of:=[.S58]/[.G58]" office:value-type="float" office:value="4.18103448275862" calcext:value-type="float">
            <text:p>4.18</text:p>
          </table:table-cell>
          <table:table-cell table:formula="of:=[.V58]/[.D58]" office:value-type="float" office:value="0.000929741913531658" calcext:value-type="float">
            <text:p>0.000929741913531658</text:p>
          </table:table-cell>
          <table:table-cell office:value-type="float" office:value="0.0354578115162677" calcext:value-type="float">
            <text:p>0.035457811516267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9]-[.G59])/[.G59]/[.G59]" office:value-type="float" office:value="0.335250942273358" calcext:value-type="float">
            <text:p>0.34</text:p>
          </table:table-cell>
          <table:table-cell table:formula="of:=[.E59]-[.G59]" office:value-type="float" office:value="16.9" calcext:value-type="float">
            <text:p>16.90</text:p>
          </table:table-cell>
          <table:table-cell table:formula="of:=[.G59]^3/[.S59]" office:value-type="float" office:value="21.1781656804734" calcext:value-type="float">
            <text:p>21.18</text:p>
          </table:table-cell>
          <table:table-cell office:value-type="float" office:value="5.82114886530437" calcext:value-type="float">
            <text:p>5.82</text:p>
          </table:table-cell>
          <table:table-cell office:value-type="float" office:value="0.0153296709877102" calcext:value-type="float">
            <text:p>0.02</text:p>
          </table:table-cell>
          <table:table-cell table:formula="of:=[.S59]/[.G59]" office:value-type="float" office:value="2.38028169014084" calcext:value-type="float">
            <text:p>2.38</text:p>
          </table:table-cell>
          <table:table-cell table:formula="of:=[.V59]/[.D59]" office:value-type="float" office:value="0.000383241774692755" calcext:value-type="float">
            <text:p>0.000383241774692755</text:p>
          </table:table-cell>
          <table:table-cell office:value-type="float" office:value="0.0414205788225166" calcext:value-type="float">
            <text:p>0.041420578822516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60]-[.G60])/[.G60]/[.G60]" office:value-type="float" office:value="0.38775837205576" calcext:value-type="float">
            <text:p>0.39</text:p>
          </table:table-cell>
          <table:table-cell table:formula="of:=[.E60]-[.G60]" office:value-type="float" office:value="24.2" calcext:value-type="float">
            <text:p>24.20</text:p>
          </table:table-cell>
          <table:table-cell table:formula="of:=[.G60]^3/[.S60]" office:value-type="float" office:value="20.3735123966942" calcext:value-type="float">
            <text:p>20.37</text:p>
          </table:table-cell>
          <table:table-cell office:value-type="float" office:value="4.43961038073677" calcext:value-type="float">
            <text:p>4.44</text:p>
          </table:table-cell>
          <table:table-cell office:value-type="float" office:value="0.0144666596635635" calcext:value-type="float">
            <text:p>0.01</text:p>
          </table:table-cell>
          <table:table-cell table:formula="of:=[.S60]/[.G60]" office:value-type="float" office:value="3.06329113924051" calcext:value-type="float">
            <text:p>3.06</text:p>
          </table:table-cell>
          <table:table-cell table:formula="of:=[.V60]/[.D60]" office:value-type="float" office:value="0.000361666491589088" calcext:value-type="float">
            <text:p>0.000361666491589088</text:p>
          </table:table-cell>
          <table:table-cell office:value-type="float" office:value="0.101734547178403" calcext:value-type="float">
            <text:p>0.10173454717840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/>
          <table:table-cell office:value-type="float" office:value="20.4" calcext:value-type="float">
            <text:p>20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61]-[.G61])/[.G61]/[.G61]" office:value-type="float" office:value="0.110534409842368" calcext:value-type="float">
            <text:p>0.11</text:p>
          </table:table-cell>
          <table:table-cell table:formula="of:=[.E61]-[.G61]" office:value-type="float" office:value="46" calcext:value-type="float">
            <text:p>46.00</text:p>
          </table:table-cell>
          <table:table-cell table:formula="of:=[.G61]^3/[.S61]" office:value-type="float" office:value="184.557913043478" calcext:value-type="float">
            <text:p>184.56</text:p>
          </table:table-cell>
          <table:table-cell office:value-type="float" office:value="1.3552812679941" calcext:value-type="float">
            <text:p>1.36</text:p>
          </table:table-cell>
          <table:table-cell office:value-type="float" office:value="0.0444818398536827" calcext:value-type="float">
            <text:p>0.04</text:p>
          </table:table-cell>
          <table:table-cell table:formula="of:=[.S61]/[.G61]" office:value-type="float" office:value="2.25490196078431" calcext:value-type="float">
            <text:p>2.25</text:p>
          </table:table-cell>
          <table:table-cell table:formula="of:=[.V61]/[.D61]" office:value-type="float" office:value="0.00111204599634207" calcext:value-type="float">
            <text:p>0.00111204599634207</text:p>
          </table:table-cell>
          <table:table-cell office:value-type="float" office:value="0.0642617281447113" calcext:value-type="float">
            <text:p>0.064261728144711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62]-[.G62])/[.G62]/[.G62]" office:value-type="float" office:value="0.54412321676556" calcext:value-type="float">
            <text:p>0.54</text:p>
          </table:table-cell>
          <table:table-cell table:formula="of:=[.E62]-[.G62]" office:value-type="float" office:value="43.1" calcext:value-type="float">
            <text:p>43.10</text:p>
          </table:table-cell>
          <table:table-cell table:formula="of:=[.G62]^3/[.S62]" office:value-type="float" office:value="16.3565893271462" calcext:value-type="float">
            <text:p>16.36</text:p>
          </table:table-cell>
          <table:table-cell office:value-type="float" office:value="8.78070185034138" calcext:value-type="float">
            <text:p>8.78</text:p>
          </table:table-cell>
          <table:table-cell office:value-type="float" office:value="0.0903672119509812" calcext:value-type="float">
            <text:p>0.09</text:p>
          </table:table-cell>
          <table:table-cell table:formula="of:=[.S62]/[.G62]" office:value-type="float" office:value="4.84269662921348" calcext:value-type="float">
            <text:p>4.84</text:p>
          </table:table-cell>
          <table:table-cell table:formula="of:=[.V62]/[.D62]" office:value-type="float" office:value="0.00225918029877453" calcext:value-type="float">
            <text:p>0.00225918029877453</text:p>
          </table:table-cell>
          <table:table-cell office:value-type="float" office:value="0.0310189296212792" calcext:value-type="float">
            <text:p>0.031018929621279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33.8" calcext:value-type="float">
            <text:p>33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E63]-[.G63])/[.G63]/[.G63]" office:value-type="float" office:value="0.0282728195791464" calcext:value-type="float">
            <text:p>0.03</text:p>
          </table:table-cell>
          <table:table-cell table:formula="of:=[.E63]-[.G63]" office:value-type="float" office:value="32.3" calcext:value-type="float">
            <text:p>32.30</text:p>
          </table:table-cell>
          <table:table-cell table:formula="of:=[.G63]^3/[.S63]" office:value-type="float" office:value="1195.49448916409" calcext:value-type="float">
            <text:p>1195.49</text:p>
          </table:table-cell>
          <table:table-cell office:value-type="float" office:value="5.85040488839222" calcext:value-type="float">
            <text:p>5.85</text:p>
          </table:table-cell>
          <table:table-cell office:value-type="float" office:value="0.00910251781239349" calcext:value-type="float">
            <text:p>0.01</text:p>
          </table:table-cell>
          <table:table-cell table:formula="of:=[.S63]/[.G63]" office:value-type="float" office:value="0.955621301775148" calcext:value-type="float">
            <text:p>0.96</text:p>
          </table:table-cell>
          <table:table-cell table:formula="of:=[.V63]/[.D63]" office:value-type="float" office:value="0.0000728201424991479" calcext:value-type="float">
            <text:p>7.28201424991479E-05</text:p>
          </table:table-cell>
          <table:table-cell office:value-type="float" office:value="0.119254138213299" calcext:value-type="float">
            <text:p>0.119254138213299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64]-[.G64])/[.G64]/[.G64]" office:value-type="float" office:value="0.374248162174204" calcext:value-type="float">
            <text:p>0.37</text:p>
          </table:table-cell>
          <table:table-cell table:formula="of:=[.E64]-[.G64]" office:value-type="float" office:value="16.8" calcext:value-type="float">
            <text:p>16.80</text:p>
          </table:table-cell>
          <table:table-cell table:formula="of:=[.G64]^3/[.S64]" office:value-type="float" office:value="17.9025595238095" calcext:value-type="float">
            <text:p>17.90</text:p>
          </table:table-cell>
          <table:table-cell office:value-type="float" office:value="2.01429412208289" calcext:value-type="float">
            <text:p>2.01</text:p>
          </table:table-cell>
          <table:table-cell office:value-type="float" office:value="0.0123686877674106" calcext:value-type="float">
            <text:p>0.01</text:p>
          </table:table-cell>
          <table:table-cell table:formula="of:=[.S64]/[.G64]" office:value-type="float" office:value="2.50746268656716" calcext:value-type="float">
            <text:p>2.51</text:p>
          </table:table-cell>
          <table:table-cell table:formula="of:=[.V64]/[.D64]" office:value-type="float" office:value="0.0000989495021392848" calcext:value-type="float">
            <text:p>9.89495021392848E-05</text:p>
          </table:table-cell>
          <table:table-cell office:value-type="float" office:value="0.0425663954799395" calcext:value-type="float">
            <text:p>0.0425663954799395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/>
          <table:table-cell office:value-type="float" office:value="15.9" calcext:value-type="float">
            <text:p>15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65]-[.G65])/[.G65]/[.G65]" office:value-type="float" office:value="0.16415489893596" calcext:value-type="float">
            <text:p>0.16</text:p>
          </table:table-cell>
          <table:table-cell table:formula="of:=[.E65]-[.G65]" office:value-type="float" office:value="41.5" calcext:value-type="float">
            <text:p>41.50</text:p>
          </table:table-cell>
          <table:table-cell table:formula="of:=[.G65]^3/[.S65]" office:value-type="float" office:value="96.859734939759" calcext:value-type="float">
            <text:p>96.86</text:p>
          </table:table-cell>
          <table:table-cell office:value-type="float" office:value="2.90098205686667" calcext:value-type="float">
            <text:p>2.90</text:p>
          </table:table-cell>
          <table:table-cell office:value-type="float" office:value="0.126949309331745" calcext:value-type="float">
            <text:p>0.13</text:p>
          </table:table-cell>
          <table:table-cell table:formula="of:=[.S65]/[.G65]" office:value-type="float" office:value="2.61006289308176" calcext:value-type="float">
            <text:p>2.61</text:p>
          </table:table-cell>
          <table:table-cell table:formula="of:=[.V65]/[.D65]" office:value-type="float" office:value="0.00181356156188207" calcext:value-type="float">
            <text:p>0.00181356156188207</text:p>
          </table:table-cell>
          <table:table-cell office:value-type="float" office:value="0.0567136641823695" calcext:value-type="float">
            <text:p>0.0567136641823695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5.4" calcext:value-type="float">
            <text:p>25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66]-[.G66])/[.G66]/[.G66]" office:value-type="float" office:value="0.0505301010602021" calcext:value-type="float">
            <text:p>0.05</text:p>
          </table:table-cell>
          <table:table-cell table:formula="of:=[.E66]-[.G66]" office:value-type="float" office:value="32.6" calcext:value-type="float">
            <text:p>32.60</text:p>
          </table:table-cell>
          <table:table-cell table:formula="of:=[.G66]^3/[.S66]" office:value-type="float" office:value="502.670674846626" calcext:value-type="float">
            <text:p>502.67</text:p>
          </table:table-cell>
          <table:table-cell office:value-type="float" office:value="1.69021744631955" calcext:value-type="float">
            <text:p>1.69</text:p>
          </table:table-cell>
          <table:table-cell office:value-type="float" office:value="0.00525076592422041" calcext:value-type="float">
            <text:p>0.01</text:p>
          </table:table-cell>
          <table:table-cell table:formula="of:=[.S66]/[.G66]" office:value-type="float" office:value="1.28346456692913" calcext:value-type="float">
            <text:p>1.28</text:p>
          </table:table-cell>
          <table:table-cell table:formula="of:=[.V66]/[.D66]" office:value-type="float" office:value="0.00013126914810551" calcext:value-type="float">
            <text:p>0.00013126914810551</text:p>
          </table:table-cell>
          <table:table-cell office:value-type="float" office:value="0.0856755292645246" calcext:value-type="float">
            <text:p>0.085675529264524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18.3" calcext:value-type="float">
            <text:p>18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67]-[.G67])/[.G67]/[.G67]" office:value-type="float" office:value="0.0770402221625011" calcext:value-type="float">
            <text:p>0.08</text:p>
          </table:table-cell>
          <table:table-cell table:formula="of:=[.E67]-[.G67]" office:value-type="float" office:value="25.8" calcext:value-type="float">
            <text:p>25.80</text:p>
          </table:table-cell>
          <table:table-cell table:formula="of:=[.G67]^3/[.S67]" office:value-type="float" office:value="237.538255813954" calcext:value-type="float">
            <text:p>237.54</text:p>
          </table:table-cell>
          <table:table-cell office:value-type="float" office:value="2.42323734873578" calcext:value-type="float">
            <text:p>2.42</text:p>
          </table:table-cell>
          <table:table-cell office:value-type="float" office:value="0.0110740151153605" calcext:value-type="float">
            <text:p>0.01</text:p>
          </table:table-cell>
          <table:table-cell table:formula="of:=[.S67]/[.G67]" office:value-type="float" office:value="1.40983606557377" calcext:value-type="float">
            <text:p>1.41</text:p>
          </table:table-cell>
          <table:table-cell table:formula="of:=[.V67]/[.D67]" office:value-type="float" office:value="0.000276850377884013" calcext:value-type="float">
            <text:p>0.000276850377884013</text:p>
          </table:table-cell>
          <table:table-cell office:value-type="float" office:value="0.0170455375167167" calcext:value-type="float">
            <text:p>0.017045537516716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17.5" calcext:value-type="float">
            <text:p>17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68]-[.G68])/[.G68]/[.G68]" office:value-type="float" office:value="0.0620408163265306" calcext:value-type="float">
            <text:p>0.06</text:p>
          </table:table-cell>
          <table:table-cell table:formula="of:=[.E68]-[.G68]" office:value-type="float" office:value="19" calcext:value-type="float">
            <text:p>19.00</text:p>
          </table:table-cell>
          <table:table-cell table:formula="of:=[.G68]^3/[.S68]" office:value-type="float" office:value="282.072368421053" calcext:value-type="float">
            <text:p>282.07</text:p>
          </table:table-cell>
          <table:table-cell office:value-type="float" office:value="2.30598169431232" calcext:value-type="float">
            <text:p>2.31</text:p>
          </table:table-cell>
          <table:table-cell office:value-type="float" office:value="0.00711821252938505" calcext:value-type="float">
            <text:p>0.01</text:p>
          </table:table-cell>
          <table:table-cell table:formula="of:=[.S68]/[.G68]" office:value-type="float" office:value="1.08571428571429" calcext:value-type="float">
            <text:p>1.09</text:p>
          </table:table-cell>
          <table:table-cell table:formula="of:=[.V68]/[.D68]" office:value-type="float" office:value="0.000177955313234626" calcext:value-type="float">
            <text:p>0.000177955313234626</text:p>
          </table:table-cell>
          <table:table-cell office:value-type="float" office:value="0.0370738234069052" calcext:value-type="float">
            <text:p>0.037073823406905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15.4" calcext:value-type="float">
            <text:p>15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69]-[.G69])/[.G69]/[.G69]" office:value-type="float" office:value="0.065356721200877" calcext:value-type="float">
            <text:p>0.07</text:p>
          </table:table-cell>
          <table:table-cell table:formula="of:=[.E69]-[.G69]" office:value-type="float" office:value="15.5" calcext:value-type="float">
            <text:p>15.50</text:p>
          </table:table-cell>
          <table:table-cell table:formula="of:=[.G69]^3/[.S69]" office:value-type="float" office:value="235.629935483871" calcext:value-type="float">
            <text:p>235.63</text:p>
          </table:table-cell>
          <table:table-cell office:value-type="float" office:value="3.54356735425445" calcext:value-type="float">
            <text:p>3.54</text:p>
          </table:table-cell>
          <table:table-cell office:value-type="float" office:value="0.0061463393805578" calcext:value-type="float">
            <text:p>0.01</text:p>
          </table:table-cell>
          <table:table-cell table:formula="of:=[.S69]/[.G69]" office:value-type="float" office:value="1.00649350649351" calcext:value-type="float">
            <text:p>1.01</text:p>
          </table:table-cell>
          <table:table-cell table:formula="of:=[.V69]/[.D69]" office:value-type="float" office:value="0.000153658484513945" calcext:value-type="float">
            <text:p>0.000153658484513945</text:p>
          </table:table-cell>
          <table:table-cell office:value-type="float" office:value="0.0388166113938027" calcext:value-type="float">
            <text:p>0.038816611393802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70]-[.G70])/[.G70]/[.G70]" office:value-type="float" office:value="0.445362718089991" calcext:value-type="float">
            <text:p>0.45</text:p>
          </table:table-cell>
          <table:table-cell table:formula="of:=[.E70]-[.G70]" office:value-type="float" office:value="19.4" calcext:value-type="float">
            <text:p>19.40</text:p>
          </table:table-cell>
          <table:table-cell table:formula="of:=[.G70]^3/[.S70]" office:value-type="float" office:value="14.819381443299" calcext:value-type="float">
            <text:p>14.82</text:p>
          </table:table-cell>
          <table:table-cell office:value-type="float" office:value="5.74277956235769" calcext:value-type="float">
            <text:p>5.74</text:p>
          </table:table-cell>
          <table:table-cell office:value-type="float" office:value="0.0100067313839297" calcext:value-type="float">
            <text:p>0.01</text:p>
          </table:table-cell>
          <table:table-cell table:formula="of:=[.S70]/[.G70]" office:value-type="float" office:value="2.93939393939394" calcext:value-type="float">
            <text:p>2.94</text:p>
          </table:table-cell>
          <table:table-cell table:formula="of:=[.V70]/[.D70]" office:value-type="float" office:value="0.000133423085119063" calcext:value-type="float">
            <text:p>0.000133423085119063</text:p>
          </table:table-cell>
          <table:table-cell office:value-type="float" office:value="0.0542340930457602" calcext:value-type="float">
            <text:p>0.054234093045760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71]-[.G71])/[.G71]/[.G71]" office:value-type="float" office:value="1.18655692729767" calcext:value-type="float">
            <text:p>1.19</text:p>
          </table:table-cell>
          <table:table-cell table:formula="of:=[.E71]-[.G71]" office:value-type="float" office:value="34.6" calcext:value-type="float">
            <text:p>34.60</text:p>
          </table:table-cell>
          <table:table-cell table:formula="of:=[.G71]^3/[.S71]" office:value-type="float" office:value="4.55098265895954" calcext:value-type="float">
            <text:p>4.55</text:p>
          </table:table-cell>
          <table:table-cell office:value-type="float" office:value="18.2365765309558" calcext:value-type="float">
            <text:p>18.24</text:p>
          </table:table-cell>
          <table:table-cell office:value-type="float" office:value="0.0208935369289389" calcext:value-type="float">
            <text:p>0.02</text:p>
          </table:table-cell>
          <table:table-cell table:formula="of:=[.S71]/[.G71]" office:value-type="float" office:value="6.40740740740741" calcext:value-type="float">
            <text:p>6.41</text:p>
          </table:table-cell>
          <table:table-cell table:formula="of:=[.V71]/[.D71]" office:value-type="float" office:value="0.000278580492385852" calcext:value-type="float">
            <text:p>0.000278580492385852</text:p>
          </table:table-cell>
          <table:table-cell office:value-type="float" office:value="0.0725899705645385" calcext:value-type="float">
            <text:p>0.0725899705645385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10.8" calcext:value-type="float">
            <text:p>10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72]-[.G72])/[.G72]/[.G72]" office:value-type="float" office:value="0.222050754458162" calcext:value-type="float">
            <text:p>0.22</text:p>
          </table:table-cell>
          <table:table-cell table:formula="of:=[.E72]-[.G72]" office:value-type="float" office:value="25.9" calcext:value-type="float">
            <text:p>25.90</text:p>
          </table:table-cell>
          <table:table-cell table:formula="of:=[.G72]^3/[.S72]" office:value-type="float" office:value="48.637528957529" calcext:value-type="float">
            <text:p>48.64</text:p>
          </table:table-cell>
          <table:table-cell office:value-type="float" office:value="7.32545422873314" calcext:value-type="float">
            <text:p>7.33</text:p>
          </table:table-cell>
          <table:table-cell office:value-type="float" office:value="0.00772465527611877" calcext:value-type="float">
            <text:p>0.01</text:p>
          </table:table-cell>
          <table:table-cell table:formula="of:=[.S72]/[.G72]" office:value-type="float" office:value="2.39814814814815" calcext:value-type="float">
            <text:p>2.40</text:p>
          </table:table-cell>
          <table:table-cell table:formula="of:=[.V72]/[.D72]" office:value-type="float" office:value="0.000102995403681584" calcext:value-type="float">
            <text:p>0.000102995403681584</text:p>
          </table:table-cell>
          <table:table-cell office:value-type="float" office:value="0.0979647901909661" calcext:value-type="float">
            <text:p>0.097964790190966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/>
          <table:table-cell office:value-type="float" office:value="20.5" calcext:value-type="float">
            <text:p>20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73]-[.G73])/[.G73]/[.G73]" office:value-type="float" office:value="0.115645449137418" calcext:value-type="float">
            <text:p>0.12</text:p>
          </table:table-cell>
          <table:table-cell table:formula="of:=[.E73]-[.G73]" office:value-type="float" office:value="48.6" calcext:value-type="float">
            <text:p>48.60</text:p>
          </table:table-cell>
          <table:table-cell table:formula="of:=[.G73]^3/[.S73]" office:value-type="float" office:value="177.265946502058" calcext:value-type="float">
            <text:p>177.27</text:p>
          </table:table-cell>
          <table:table-cell office:value-type="float" office:value="2.2054661440429" calcext:value-type="float">
            <text:p>2.21</text:p>
          </table:table-cell>
          <table:table-cell office:value-type="float" office:value="0.0158995247095944" calcext:value-type="float">
            <text:p>0.02</text:p>
          </table:table-cell>
          <table:table-cell table:formula="of:=[.S73]/[.G73]" office:value-type="float" office:value="2.37073170731707" calcext:value-type="float">
            <text:p>2.37</text:p>
          </table:table-cell>
          <table:table-cell table:formula="of:=[.V73]/[.D73]" office:value-type="float" office:value="0.00019874405886993" calcext:value-type="float">
            <text:p>0.00019874405886993</text:p>
          </table:table-cell>
          <table:table-cell office:value-type="float" office:value="0.0530685161927769" calcext:value-type="float">
            <text:p>0.0530685161927769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/>
          <table:table-cell office:value-type="float" office:value="24.3" calcext:value-type="float">
            <text:p>24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74]-[.G74])/[.G74]/[.G74]" office:value-type="float" office:value="0.0260800352249826" calcext:value-type="float">
            <text:p>0.03</text:p>
          </table:table-cell>
          <table:table-cell table:formula="of:=[.E74]-[.G74]" office:value-type="float" office:value="15.4" calcext:value-type="float">
            <text:p>15.40</text:p>
          </table:table-cell>
          <table:table-cell table:formula="of:=[.G74]^3/[.S74]" office:value-type="float" office:value="931.747207792208" calcext:value-type="float">
            <text:p>931.75</text:p>
          </table:table-cell>
          <table:table-cell office:value-type="float" office:value="2.33558186551029" calcext:value-type="float">
            <text:p>2.34</text:p>
          </table:table-cell>
          <table:table-cell office:value-type="float" office:value="0.00221317271991589" calcext:value-type="float">
            <text:p>0.00</text:p>
          </table:table-cell>
          <table:table-cell table:formula="of:=[.S74]/[.G74]" office:value-type="float" office:value="0.633744855967078" calcext:value-type="float">
            <text:p>0.63</text:p>
          </table:table-cell>
          <table:table-cell table:formula="of:=[.V74]/[.D74]" office:value-type="float" office:value="0.0000276646589989486" calcext:value-type="float">
            <text:p>2.76646589989486E-05</text:p>
          </table:table-cell>
          <table:table-cell office:value-type="float" office:value="0.0270373076675656" calcext:value-type="float">
            <text:p>0.027037307667565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75]-[.G75])/[.G75]/[.G75]" office:value-type="float" office:value="0.141049382716049" calcext:value-type="float">
            <text:p>0.14</text:p>
          </table:table-cell>
          <table:table-cell table:formula="of:=[.E75]-[.G75]" office:value-type="float" office:value="45.7" calcext:value-type="float">
            <text:p>45.70</text:p>
          </table:table-cell>
          <table:table-cell table:formula="of:=[.G75]^3/[.S75]" office:value-type="float" office:value="127.614879649891" calcext:value-type="float">
            <text:p>127.61</text:p>
          </table:table-cell>
          <table:table-cell office:value-type="float" office:value="3.51092468392989" calcext:value-type="float">
            <text:p>3.51</text:p>
          </table:table-cell>
          <table:table-cell office:value-type="float" office:value="0.0190450725527138" calcext:value-type="float">
            <text:p>0.02</text:p>
          </table:table-cell>
          <table:table-cell table:formula="of:=[.S75]/[.G75]" office:value-type="float" office:value="2.53888888888889" calcext:value-type="float">
            <text:p>2.54</text:p>
          </table:table-cell>
          <table:table-cell table:formula="of:=[.V75]/[.D75]" office:value-type="float" office:value="0.000238063406908923" calcext:value-type="float">
            <text:p>0.000238063406908923</text:p>
          </table:table-cell>
          <table:table-cell office:value-type="float" office:value="0.0269075922866681" calcext:value-type="float">
            <text:p>0.026907592286668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12.9" calcext:value-type="float">
            <text:p>12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76]-[.G76])/[.G76]/[.G76]" office:value-type="float" office:value="0.226548885283336" calcext:value-type="float">
            <text:p>0.23</text:p>
          </table:table-cell>
          <table:table-cell table:formula="of:=[.E76]-[.G76]" office:value-type="float" office:value="37.7" calcext:value-type="float">
            <text:p>37.70</text:p>
          </table:table-cell>
          <table:table-cell table:formula="of:=[.G76]^3/[.S76]" office:value-type="float" office:value="56.9413527851459" calcext:value-type="float">
            <text:p>56.94</text:p>
          </table:table-cell>
          <table:table-cell office:value-type="float" office:value="4.88855034619948" calcext:value-type="float">
            <text:p>4.89</text:p>
          </table:table-cell>
          <table:table-cell office:value-type="float" office:value="0.0350491822891582" calcext:value-type="float">
            <text:p>0.04</text:p>
          </table:table-cell>
          <table:table-cell table:formula="of:=[.S76]/[.G76]" office:value-type="float" office:value="2.92248062015504" calcext:value-type="float">
            <text:p>2.92</text:p>
          </table:table-cell>
          <table:table-cell table:formula="of:=[.V76]/[.D76]" office:value-type="float" office:value="0.000233661215261055" calcext:value-type="float">
            <text:p>0.000233661215261055</text:p>
          </table:table-cell>
          <table:table-cell office:value-type="float" office:value="0.0326174767382737" calcext:value-type="float">
            <text:p>0.032617476738273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/>
          <table:table-cell office:value-type="float" office:value="15.2" calcext:value-type="float">
            <text:p>15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77]-[.G77])/[.G77]/[.G77]" office:value-type="float" office:value="0.214248614958449" calcext:value-type="float">
            <text:p>0.21</text:p>
          </table:table-cell>
          <table:table-cell table:formula="of:=[.E77]-[.G77]" office:value-type="float" office:value="49.5" calcext:value-type="float">
            <text:p>49.50</text:p>
          </table:table-cell>
          <table:table-cell table:formula="of:=[.G77]^3/[.S77]" office:value-type="float" office:value="70.9456161616162" calcext:value-type="float">
            <text:p>70.95</text:p>
          </table:table-cell>
          <table:table-cell office:value-type="float" office:value="3.16655060422691" calcext:value-type="float">
            <text:p>3.17</text:p>
          </table:table-cell>
          <table:table-cell office:value-type="float" office:value="0.02514386409235" calcext:value-type="float">
            <text:p>0.03</text:p>
          </table:table-cell>
          <table:table-cell table:formula="of:=[.S77]/[.G77]" office:value-type="float" office:value="3.25657894736842" calcext:value-type="float">
            <text:p>3.26</text:p>
          </table:table-cell>
          <table:table-cell table:formula="of:=[.V77]/[.D77]" office:value-type="float" office:value="0.000167625760615667" calcext:value-type="float">
            <text:p>0.000167625760615667</text:p>
          </table:table-cell>
          <table:table-cell office:value-type="float" office:value="0.0626284890443663" calcext:value-type="float">
            <text:p>0.062628489044366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10.7" calcext:value-type="float">
            <text:p>10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78]-[.G78])/[.G78]/[.G78]" office:value-type="float" office:value="0.11966110577343" calcext:value-type="float">
            <text:p>0.12</text:p>
          </table:table-cell>
          <table:table-cell table:formula="of:=[.E78]-[.G78]" office:value-type="float" office:value="13.7" calcext:value-type="float">
            <text:p>13.70</text:p>
          </table:table-cell>
          <table:table-cell table:formula="of:=[.G78]^3/[.S78]" office:value-type="float" office:value="89.419197080292" calcext:value-type="float">
            <text:p>89.42</text:p>
          </table:table-cell>
          <table:table-cell office:value-type="float" office:value="3.73703757637417" calcext:value-type="float">
            <text:p>3.74</text:p>
          </table:table-cell>
          <table:table-cell office:value-type="float" office:value="0.0025192031976837" calcext:value-type="float">
            <text:p>0.00</text:p>
          </table:table-cell>
          <table:table-cell table:formula="of:=[.S78]/[.G78]" office:value-type="float" office:value="1.2803738317757" calcext:value-type="float">
            <text:p>1.28</text:p>
          </table:table-cell>
          <table:table-cell table:formula="of:=[.V78]/[.D78]" office:value-type="float" office:value="0.000016794687984558" calcext:value-type="float">
            <text:p>1.6794687984558E-05</text:p>
          </table:table-cell>
          <table:table-cell office:value-type="float" office:value="0.0324515145367639" calcext:value-type="float">
            <text:p>0.0324515145367639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/>
          <table:table-cell office:value-type="float" office:value="15.2" calcext:value-type="float">
            <text:p>15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79]-[.G79])/[.G79]/[.G79]" office:value-type="float" office:value="0.16101108033241" calcext:value-type="float">
            <text:p>0.16</text:p>
          </table:table-cell>
          <table:table-cell table:formula="of:=[.E79]-[.G79]" office:value-type="float" office:value="37.2" calcext:value-type="float">
            <text:p>37.20</text:p>
          </table:table-cell>
          <table:table-cell table:formula="of:=[.G79]^3/[.S79]" office:value-type="float" office:value="94.403440860215" calcext:value-type="float">
            <text:p>94.40</text:p>
          </table:table-cell>
          <table:table-cell office:value-type="float" office:value="2.22401783335676" calcext:value-type="float">
            <text:p>2.22</text:p>
          </table:table-cell>
          <table:table-cell office:value-type="float" office:value="0.00290806668191277" calcext:value-type="float">
            <text:p>0.00</text:p>
          </table:table-cell>
          <table:table-cell table:formula="of:=[.S79]/[.G79]" office:value-type="float" office:value="2.44736842105263" calcext:value-type="float">
            <text:p>2.45</text:p>
          </table:table-cell>
          <table:table-cell table:formula="of:=[.V79]/[.D79]" office:value-type="float" office:value="0.000290806668191277" calcext:value-type="float">
            <text:p>0.000290806668191277</text:p>
          </table:table-cell>
          <table:table-cell office:value-type="float" office:value="0.041537645876412" calcext:value-type="float">
            <text:p>0.04153764587641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/>
          <table:table-cell office:value-type="float" office:value="10.6" calcext:value-type="float">
            <text:p>10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80]-[.G80])/[.G80]/[.G80]" office:value-type="float" office:value="0.272338910644357" calcext:value-type="float">
            <text:p>0.27</text:p>
          </table:table-cell>
          <table:table-cell table:formula="of:=[.E80]-[.G80]" office:value-type="float" office:value="30.6" calcext:value-type="float">
            <text:p>30.60</text:p>
          </table:table-cell>
          <table:table-cell table:formula="of:=[.G80]^3/[.S80]" office:value-type="float" office:value="38.922091503268" calcext:value-type="float">
            <text:p>38.92</text:p>
          </table:table-cell>
          <table:table-cell office:value-type="float" office:value="6.3337348555834" calcext:value-type="float">
            <text:p>6.33</text:p>
          </table:table-cell>
          <table:table-cell office:value-type="float" office:value="0.00830562835466584" calcext:value-type="float">
            <text:p>0.01</text:p>
          </table:table-cell>
          <table:table-cell table:formula="of:=[.S80]/[.G80]" office:value-type="float" office:value="2.88679245283019" calcext:value-type="float">
            <text:p>2.89</text:p>
          </table:table-cell>
          <table:table-cell table:formula="of:=[.V80]/[.D80]" office:value-type="float" office:value="0.000346067848111077" calcext:value-type="float">
            <text:p>0.000346067848111077</text:p>
          </table:table-cell>
          <table:table-cell office:value-type="float" office:value="0.0128398269885182" calcext:value-type="float">
            <text:p>0.012839826988518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81]-[.G81])/[.G81]/[.G81]" office:value-type="float" office:value="0.632086167800453" calcext:value-type="float">
            <text:p>0.63</text:p>
          </table:table-cell>
          <table:table-cell table:formula="of:=[.E81]-[.G81]" office:value-type="float" office:value="44.6" calcext:value-type="float">
            <text:p>44.60</text:p>
          </table:table-cell>
          <table:table-cell table:formula="of:=[.G81]^3/[.S81]" office:value-type="float" office:value="13.2893273542601" calcext:value-type="float">
            <text:p>13.29</text:p>
          </table:table-cell>
          <table:table-cell office:value-type="float" office:value="15.1543887326629" calcext:value-type="float">
            <text:p>15.15</text:p>
          </table:table-cell>
          <table:table-cell office:value-type="float" office:value="0.0145485765985449" calcext:value-type="float">
            <text:p>0.01</text:p>
          </table:table-cell>
          <table:table-cell table:formula="of:=[.S81]/[.G81]" office:value-type="float" office:value="5.30952380952381" calcext:value-type="float">
            <text:p>5.31</text:p>
          </table:table-cell>
          <table:table-cell table:formula="of:=[.V81]/[.D81]" office:value-type="float" office:value="0.000606190691606038" calcext:value-type="float">
            <text:p>0.000606190691606038</text:p>
          </table:table-cell>
          <table:table-cell office:value-type="float" office:value="0.0428369712286116" calcext:value-type="float">
            <text:p>0.042836971228611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/>
          <table:table-cell office:value-type="float" office:value="7.3" calcext:value-type="float">
            <text:p>7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82]-[.G82])/[.G82]/[.G82]" office:value-type="float" office:value="0.564833927566147" calcext:value-type="float">
            <text:p>0.56</text:p>
          </table:table-cell>
          <table:table-cell table:formula="of:=[.E82]-[.G82]" office:value-type="float" office:value="30.1" calcext:value-type="float">
            <text:p>30.10</text:p>
          </table:table-cell>
          <table:table-cell table:formula="of:=[.G82]^3/[.S82]" office:value-type="float" office:value="12.9241528239203" calcext:value-type="float">
            <text:p>12.92</text:p>
          </table:table-cell>
          <table:table-cell office:value-type="float" office:value="9.40406192309452" calcext:value-type="float">
            <text:p>9.40</text:p>
          </table:table-cell>
          <table:table-cell office:value-type="float" office:value="0.0271961750321952" calcext:value-type="float">
            <text:p>0.03</text:p>
          </table:table-cell>
          <table:table-cell table:formula="of:=[.S82]/[.G82]" office:value-type="float" office:value="4.12328767123288" calcext:value-type="float">
            <text:p>4.12</text:p>
          </table:table-cell>
          <table:table-cell table:formula="of:=[.V82]/[.D82]" office:value-type="float" office:value="0.0011331739596748" calcext:value-type="float">
            <text:p>0.0011331739596748</text:p>
          </table:table-cell>
          <table:table-cell office:value-type="float" office:value="0.056806309366844" calcext:value-type="float">
            <text:p>0.05680630936684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29.7" calcext:value-type="float">
            <text:p>29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83]-[.G83])/[.G83]/[.G83]" office:value-type="float" office:value="0.029248716117403" calcext:value-type="float">
            <text:p>0.03</text:p>
          </table:table-cell>
          <table:table-cell table:formula="of:=[.E83]-[.G83]" office:value-type="float" office:value="25.8" calcext:value-type="float">
            <text:p>25.80</text:p>
          </table:table-cell>
          <table:table-cell table:formula="of:=[.G83]^3/[.S83]" office:value-type="float" office:value="1015.42918604651" calcext:value-type="float">
            <text:p>1015.43</text:p>
          </table:table-cell>
          <table:table-cell office:value-type="float" office:value="1.3908454718811" calcext:value-type="float">
            <text:p>1.39</text:p>
          </table:table-cell>
          <table:table-cell office:value-type="float" office:value="0.00207180406072137" calcext:value-type="float">
            <text:p>0.00</text:p>
          </table:table-cell>
          <table:table-cell table:formula="of:=[.S83]/[.G83]" office:value-type="float" office:value="0.868686868686869" calcext:value-type="float">
            <text:p>0.87</text:p>
          </table:table-cell>
          <table:table-cell table:formula="of:=[.V83]/[.D83]" office:value-type="float" office:value="0.0000863251691967237" calcext:value-type="float">
            <text:p>8.63251691967237E-05</text:p>
          </table:table-cell>
          <table:table-cell office:value-type="float" office:value="0.095399762666642" calcext:value-type="float">
            <text:p>0.09539976266664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/>
          <table:table-cell office:value-type="float" office:value="10.2" calcext:value-type="float">
            <text:p>10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84]-[.G84])/[.G84]/[.G84]" office:value-type="float" office:value="0.406574394463668" calcext:value-type="float">
            <text:p>0.41</text:p>
          </table:table-cell>
          <table:table-cell table:formula="of:=[.E84]-[.G84]" office:value-type="float" office:value="42.3" calcext:value-type="float">
            <text:p>42.30</text:p>
          </table:table-cell>
          <table:table-cell table:formula="of:=[.G84]^3/[.S84]" office:value-type="float" office:value="25.0876595744681" calcext:value-type="float">
            <text:p>25.09</text:p>
          </table:table-cell>
          <table:table-cell office:value-type="float" office:value="2.19604626871751" calcext:value-type="float">
            <text:p>2.20</text:p>
          </table:table-cell>
          <table:table-cell office:value-type="float" office:value="0.00982509313486717" calcext:value-type="float">
            <text:p>0.01</text:p>
          </table:table-cell>
          <table:table-cell table:formula="of:=[.S84]/[.G84]" office:value-type="float" office:value="4.14705882352941" calcext:value-type="float">
            <text:p>4.15</text:p>
          </table:table-cell>
          <table:table-cell table:formula="of:=[.V84]/[.D84]" office:value-type="float" office:value="0.000409378880619465" calcext:value-type="float">
            <text:p>0.000409378880619465</text:p>
          </table:table-cell>
          <table:table-cell office:value-type="float" office:value="0.0119860483190931" calcext:value-type="float">
            <text:p>0.011986048319093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.3" calcext:value-type="float">
            <text:p>32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85]-[.G85])/[.G85]/[.G85]" office:value-type="float" office:value="0.0117896270452127" calcext:value-type="float">
            <text:p>0.01</text:p>
          </table:table-cell>
          <table:table-cell table:formula="of:=[.E85]-[.G85]" office:value-type="float" office:value="12.3" calcext:value-type="float">
            <text:p>12.30</text:p>
          </table:table-cell>
          <table:table-cell table:formula="of:=[.G85]^3/[.S85]" office:value-type="float" office:value="2739.69650406504" calcext:value-type="float">
            <text:p>2739.70</text:p>
          </table:table-cell>
          <table:table-cell office:value-type="float" office:value="8.69662802070371" calcext:value-type="float">
            <text:p>8.70</text:p>
          </table:table-cell>
          <table:table-cell office:value-type="float" office:value="0.000164190522872348" calcext:value-type="float">
            <text:p>0.00</text:p>
          </table:table-cell>
          <table:table-cell table:formula="of:=[.S85]/[.G85]" office:value-type="float" office:value="0.380804953560372" calcext:value-type="float">
            <text:p>0.38</text:p>
          </table:table-cell>
          <table:table-cell table:formula="of:=[.V85]/[.D85]" office:value-type="float" office:value="0.00000684127178634783" calcext:value-type="float">
            <text:p>6.84127178634783E-06</text:p>
          </table:table-cell>
          <table:table-cell office:value-type="float" office:value="0.0204873758193426" calcext:value-type="float">
            <text:p>0.020487375819342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7.6" calcext:value-type="float">
            <text:p>7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86]-[.G86])/[.G86]/[.G86]" office:value-type="float" office:value="0.334141274238227" calcext:value-type="float">
            <text:p>0.33</text:p>
          </table:table-cell>
          <table:table-cell table:formula="of:=[.E86]-[.G86]" office:value-type="float" office:value="19.3" calcext:value-type="float">
            <text:p>19.30</text:p>
          </table:table-cell>
          <table:table-cell table:formula="of:=[.G86]^3/[.S86]" office:value-type="float" office:value="22.7448704663212" calcext:value-type="float">
            <text:p>22.74</text:p>
          </table:table-cell>
          <table:table-cell office:value-type="float" office:value="3.2343876078272" calcext:value-type="float">
            <text:p>3.23</text:p>
          </table:table-cell>
          <table:table-cell office:value-type="float" office:value="0.017451998668534" calcext:value-type="float">
            <text:p>0.02</text:p>
          </table:table-cell>
          <table:table-cell table:formula="of:=[.S86]/[.G86]" office:value-type="float" office:value="2.53947368421053" calcext:value-type="float">
            <text:p>2.54</text:p>
          </table:table-cell>
          <table:table-cell table:formula="of:=[.V86]/[.D86]" office:value-type="float" office:value="0.000581733288951133" calcext:value-type="float">
            <text:p>0.000581733288951133</text:p>
          </table:table-cell>
          <table:table-cell office:value-type="float" office:value="0.0179638203520501" calcext:value-type="float">
            <text:p>0.017963820352050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87]-[.G87])/[.G87]/[.G87]" office:value-type="float" office:value="0.4753282028067" calcext:value-type="float">
            <text:p>0.48</text:p>
          </table:table-cell>
          <table:table-cell table:formula="of:=[.E87]-[.G87]" office:value-type="float" office:value="10.5" calcext:value-type="float">
            <text:p>10.50</text:p>
          </table:table-cell>
          <table:table-cell table:formula="of:=[.G87]^3/[.S87]" office:value-type="float" office:value="9.88790476190476" calcext:value-type="float">
            <text:p>9.89</text:p>
          </table:table-cell>
          <table:table-cell office:value-type="float" office:value="4.08517678770437" calcext:value-type="float">
            <text:p>4.09</text:p>
          </table:table-cell>
          <table:table-cell office:value-type="float" office:value="0.00796228015219919" calcext:value-type="float">
            <text:p>0.01</text:p>
          </table:table-cell>
          <table:table-cell table:formula="of:=[.S87]/[.G87]" office:value-type="float" office:value="2.23404255319149" calcext:value-type="float">
            <text:p>2.23</text:p>
          </table:table-cell>
          <table:table-cell table:formula="of:=[.V87]/[.D87]" office:value-type="float" office:value="0.00026540933840664" calcext:value-type="float">
            <text:p>0.00026540933840664</text:p>
          </table:table-cell>
          <table:table-cell office:value-type="float" office:value="0.072284730144788" calcext:value-type="float">
            <text:p>0.072284730144788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.3" calcext:value-type="float">
            <text:p>16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E88]-[.G88])/[.G88]/[.G88]" office:value-type="float" office:value="0.0327449282998984" calcext:value-type="float">
            <text:p>0.03</text:p>
          </table:table-cell>
          <table:table-cell table:formula="of:=[.E88]-[.G88]" office:value-type="float" office:value="8.7" calcext:value-type="float">
            <text:p>8.70</text:p>
          </table:table-cell>
          <table:table-cell table:formula="of:=[.G88]^3/[.S88]" office:value-type="float" office:value="497.787011494253" calcext:value-type="float">
            <text:p>497.79</text:p>
          </table:table-cell>
          <table:table-cell office:value-type="float" office:value="1.75161115920924" calcext:value-type="float">
            <text:p>1.75</text:p>
          </table:table-cell>
          <table:table-cell office:value-type="float" office:value="0.000917561226490216" calcext:value-type="float">
            <text:p>0.00</text:p>
          </table:table-cell>
          <table:table-cell table:formula="of:=[.S88]/[.G88]" office:value-type="float" office:value="0.533742331288343" calcext:value-type="float">
            <text:p>0.53</text:p>
          </table:table-cell>
          <table:table-cell table:formula="of:=[.V88]/[.D88]" office:value-type="float" office:value="0.0000305853742163405" calcext:value-type="float">
            <text:p>3.05853742163405E-05</text:p>
          </table:table-cell>
          <table:table-cell office:value-type="float" office:value="0.0987459067925492" calcext:value-type="float">
            <text:p>0.098745906792549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/>
          <table:table-cell office:value-type="float" office:value="10.9" calcext:value-type="float">
            <text:p>10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89]-[.G89])/[.G89]/[.G89]" office:value-type="float" office:value="0.329938557360492" calcext:value-type="float">
            <text:p>0.33</text:p>
          </table:table-cell>
          <table:table-cell table:formula="of:=[.E89]-[.G89]" office:value-type="float" office:value="39.2" calcext:value-type="float">
            <text:p>39.20</text:p>
          </table:table-cell>
          <table:table-cell table:formula="of:=[.G89]^3/[.S89]" office:value-type="float" office:value="33.0364540816327" calcext:value-type="float">
            <text:p>33.04</text:p>
          </table:table-cell>
          <table:table-cell office:value-type="float" office:value="4.70369291531058" calcext:value-type="float">
            <text:p>4.70</text:p>
          </table:table-cell>
          <table:table-cell office:value-type="float" office:value="0.016024965937743" calcext:value-type="float">
            <text:p>0.02</text:p>
          </table:table-cell>
          <table:table-cell table:formula="of:=[.S89]/[.G89]" office:value-type="float" office:value="3.59633027522936" calcext:value-type="float">
            <text:p>3.60</text:p>
          </table:table-cell>
          <table:table-cell table:formula="of:=[.V89]/[.D89]" office:value-type="float" office:value="0.0005341655312581" calcext:value-type="float">
            <text:p>0.0005341655312581</text:p>
          </table:table-cell>
          <table:table-cell office:value-type="float" office:value="0.0276841260902502" calcext:value-type="float">
            <text:p>0.027684126090250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90]-[.G90])/[.G90]/[.G90]" office:value-type="float" office:value="0.403579254930606" calcext:value-type="float">
            <text:p>0.40</text:p>
          </table:table-cell>
          <table:table-cell table:formula="of:=[.E90]-[.G90]" office:value-type="float" office:value="22.1" calcext:value-type="float">
            <text:p>22.10</text:p>
          </table:table-cell>
          <table:table-cell table:formula="of:=[.G90]^3/[.S90]" office:value-type="float" office:value="18.33592760181" calcext:value-type="float">
            <text:p>18.34</text:p>
          </table:table-cell>
          <table:table-cell office:value-type="float" office:value="4.53151929730932" calcext:value-type="float">
            <text:p>4.53</text:p>
          </table:table-cell>
          <table:table-cell office:value-type="float" office:value="0.0157797788001331" calcext:value-type="float">
            <text:p>0.02</text:p>
          </table:table-cell>
          <table:table-cell table:formula="of:=[.S90]/[.G90]" office:value-type="float" office:value="2.98648648648649" calcext:value-type="float">
            <text:p>2.99</text:p>
          </table:table-cell>
          <table:table-cell table:formula="of:=[.V90]/[.D90]" office:value-type="float" office:value="0.000525992626671103" calcext:value-type="float">
            <text:p>0.000525992626671103</text:p>
          </table:table-cell>
          <table:table-cell office:value-type="float" office:value="0.0399615052507878" calcext:value-type="float">
            <text:p>0.0399615052507878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/>
          <table:table-cell office:value-type="float" office:value="17.7" calcext:value-type="float">
            <text:p>17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91]-[.G91])/[.G91]/[.G91]" office:value-type="float" office:value="0.227265472884548" calcext:value-type="float">
            <text:p>0.23</text:p>
          </table:table-cell>
          <table:table-cell table:formula="of:=[.E91]-[.G91]" office:value-type="float" office:value="71.2" calcext:value-type="float">
            <text:p>71.20</text:p>
          </table:table-cell>
          <table:table-cell table:formula="of:=[.G91]^3/[.S91]" office:value-type="float" office:value="77.8824859550562" calcext:value-type="float">
            <text:p>77.88</text:p>
          </table:table-cell>
          <table:table-cell office:value-type="float" office:value="4.61236307365444" calcext:value-type="float">
            <text:p>4.61</text:p>
          </table:table-cell>
          <table:table-cell office:value-type="float" office:value="0.0440232659604433" calcext:value-type="float">
            <text:p>0.04</text:p>
          </table:table-cell>
          <table:table-cell table:formula="of:=[.S91]/[.G91]" office:value-type="float" office:value="4.0225988700565" calcext:value-type="float">
            <text:p>4.02</text:p>
          </table:table-cell>
          <table:table-cell table:formula="of:=[.V91]/[.D91]" office:value-type="float" office:value="0.00146744219868144" calcext:value-type="float">
            <text:p>0.00146744219868144</text:p>
          </table:table-cell>
          <table:table-cell office:value-type="float" office:value="0.0715249991580318" calcext:value-type="float">
            <text:p>0.0715249991580318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92]-[.G92])/[.G92]/[.G92]" office:value-type="float" office:value="0.0412041603715866" calcext:value-type="float">
            <text:p>0.04</text:p>
          </table:table-cell>
          <table:table-cell table:formula="of:=[.E92]-[.G92]" office:value-type="float" office:value="33" calcext:value-type="float">
            <text:p>33.00</text:p>
          </table:table-cell>
          <table:table-cell table:formula="of:=[.G92]^3/[.S92]" office:value-type="float" office:value="686.823848484849" calcext:value-type="float">
            <text:p>686.82</text:p>
          </table:table-cell>
          <table:table-cell office:value-type="float" office:value="1.30263359551082" calcext:value-type="float">
            <text:p>1.30</text:p>
          </table:table-cell>
          <table:table-cell office:value-type="float" office:value="0.0273390756444145" calcext:value-type="float">
            <text:p>0.03</text:p>
          </table:table-cell>
          <table:table-cell table:formula="of:=[.S92]/[.G92]" office:value-type="float" office:value="1.1660777385159" calcext:value-type="float">
            <text:p>1.17</text:p>
          </table:table-cell>
          <table:table-cell table:formula="of:=[.V92]/[.D92]" office:value-type="float" office:value="0.000607535014320322" calcext:value-type="float">
            <text:p>0.000607535014320322</text:p>
          </table:table-cell>
          <table:table-cell office:value-type="float" office:value="0.0391211386629147" calcext:value-type="float">
            <text:p>0.039121138662914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9.7" calcext:value-type="float">
            <text:p>9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93]-[.G93])/[.G93]/[.G93]" office:value-type="float" office:value="0.160484642363694" calcext:value-type="float">
            <text:p>0.16</text:p>
          </table:table-cell>
          <table:table-cell table:formula="of:=[.E93]-[.G93]" office:value-type="float" office:value="15.1" calcext:value-type="float">
            <text:p>15.10</text:p>
          </table:table-cell>
          <table:table-cell table:formula="of:=[.G93]^3/[.S93]" office:value-type="float" office:value="60.4419205298013" calcext:value-type="float">
            <text:p>60.44</text:p>
          </table:table-cell>
          <table:table-cell office:value-type="float" office:value="2.65142920054616" calcext:value-type="float">
            <text:p>2.65</text:p>
          </table:table-cell>
          <table:table-cell office:value-type="float" office:value="0.025280915882038" calcext:value-type="float">
            <text:p>0.03</text:p>
          </table:table-cell>
          <table:table-cell table:formula="of:=[.S93]/[.G93]" office:value-type="float" office:value="1.55670103092784" calcext:value-type="float">
            <text:p>1.56</text:p>
          </table:table-cell>
          <table:table-cell table:formula="of:=[.V93]/[.D93]" office:value-type="float" office:value="0.000561798130711956" calcext:value-type="float">
            <text:p>0.000561798130711956</text:p>
          </table:table-cell>
          <table:table-cell office:value-type="float" office:value="0.0336093861976684" calcext:value-type="float">
            <text:p>0.033609386197668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94]-[.G94])/[.G94]/[.G94]" office:value-type="float" office:value="0.10501995379122" calcext:value-type="float">
            <text:p>0.11</text:p>
          </table:table-cell>
          <table:table-cell table:formula="of:=[.E94]-[.G94]" office:value-type="float" office:value="20" calcext:value-type="float">
            <text:p>20.00</text:p>
          </table:table-cell>
          <table:table-cell table:formula="of:=[.G94]^3/[.S94]" office:value-type="float" office:value="131.4036" calcext:value-type="float">
            <text:p>131.40</text:p>
          </table:table-cell>
          <table:table-cell office:value-type="float" office:value="3.848822149268" calcext:value-type="float">
            <text:p>3.85</text:p>
          </table:table-cell>
          <table:table-cell office:value-type="float" office:value="0.031051384180155" calcext:value-type="float">
            <text:p>0.03</text:p>
          </table:table-cell>
          <table:table-cell table:formula="of:=[.S94]/[.G94]" office:value-type="float" office:value="1.44927536231884" calcext:value-type="float">
            <text:p>1.45</text:p>
          </table:table-cell>
          <table:table-cell table:formula="of:=[.V94]/[.D94]" office:value-type="float" office:value="0.000690030759559" calcext:value-type="float">
            <text:p>0.000690030759559</text:p>
          </table:table-cell>
          <table:table-cell office:value-type="float" office:value="0.0989522574776436" calcext:value-type="float">
            <text:p>0.098952257477643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95]-[.G95])/[.G95]/[.G95]" office:value-type="float" office:value="0.189230103806228" calcext:value-type="float">
            <text:p>0.19</text:p>
          </table:table-cell>
          <table:table-cell table:formula="of:=[.E95]-[.G95]" office:value-type="float" office:value="35" calcext:value-type="float">
            <text:p>35.00</text:p>
          </table:table-cell>
          <table:table-cell table:formula="of:=[.G95]^3/[.S95]" office:value-type="float" office:value="71.8701714285714" calcext:value-type="float">
            <text:p>71.87</text:p>
          </table:table-cell>
          <table:table-cell office:value-type="float" office:value="2.34861204392326" calcext:value-type="float">
            <text:p>2.35</text:p>
          </table:table-cell>
          <table:table-cell office:value-type="float" office:value="0.116868444567122" calcext:value-type="float">
            <text:p>0.12</text:p>
          </table:table-cell>
          <table:table-cell table:formula="of:=[.S95]/[.G95]" office:value-type="float" office:value="2.57352941176471" calcext:value-type="float">
            <text:p>2.57</text:p>
          </table:table-cell>
          <table:table-cell table:formula="of:=[.V95]/[.D95]" office:value-type="float" office:value="0.00259707654593604" calcext:value-type="float">
            <text:p>0.00259707654593604</text:p>
          </table:table-cell>
          <table:table-cell office:value-type="float" office:value="0.105982031280146" calcext:value-type="float">
            <text:p>0.10598203128014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5.3" calcext:value-type="float">
            <text:p>45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96]-[.G96])/[.G96]/[.G96]" office:value-type="float" office:value="0.0134984333045822" calcext:value-type="float">
            <text:p>0.01</text:p>
          </table:table-cell>
          <table:table-cell table:formula="of:=[.E96]-[.G96]" office:value-type="float" office:value="27.7" calcext:value-type="float">
            <text:p>27.70</text:p>
          </table:table-cell>
          <table:table-cell table:formula="of:=[.G96]^3/[.S96]" office:value-type="float" office:value="3355.94501805054" calcext:value-type="float">
            <text:p>3355.95</text:p>
          </table:table-cell>
          <table:table-cell office:value-type="float" office:value="1.08305947069045" calcext:value-type="float">
            <text:p>1.08</text:p>
          </table:table-cell>
          <table:table-cell office:value-type="float" office:value="0.00543470008839412" calcext:value-type="float">
            <text:p>0.01</text:p>
          </table:table-cell>
          <table:table-cell table:formula="of:=[.S96]/[.G96]" office:value-type="float" office:value="0.611479028697572" calcext:value-type="float">
            <text:p>0.61</text:p>
          </table:table-cell>
          <table:table-cell table:formula="of:=[.V96]/[.D96]" office:value-type="float" office:value="0.000120771113075425" calcext:value-type="float">
            <text:p>0.000120771113075425</text:p>
          </table:table-cell>
          <table:table-cell office:value-type="float" office:value="0.0866993180175714" calcext:value-type="float">
            <text:p>0.086699318017571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/>
          <table:table-cell office:value-type="float" office:value="24.4" calcext:value-type="float">
            <text:p>24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97]-[.G97])/[.G97]/[.G97]" office:value-type="float" office:value="0.0792797635044343" calcext:value-type="float">
            <text:p>0.08</text:p>
          </table:table-cell>
          <table:table-cell table:formula="of:=[.E97]-[.G97]" office:value-type="float" office:value="47.2" calcext:value-type="float">
            <text:p>47.20</text:p>
          </table:table-cell>
          <table:table-cell table:formula="of:=[.G97]^3/[.S97]" office:value-type="float" office:value="307.770847457627" calcext:value-type="float">
            <text:p>307.77</text:p>
          </table:table-cell>
          <table:table-cell office:value-type="float" office:value="2.42848384210349" calcext:value-type="float">
            <text:p>2.43</text:p>
          </table:table-cell>
          <table:table-cell office:value-type="float" office:value="0.0970475708704793" calcext:value-type="float">
            <text:p>0.10</text:p>
          </table:table-cell>
          <table:table-cell table:formula="of:=[.S97]/[.G97]" office:value-type="float" office:value="1.9344262295082" calcext:value-type="float">
            <text:p>1.93</text:p>
          </table:table-cell>
          <table:table-cell table:formula="of:=[.V97]/[.D97]" office:value-type="float" office:value="0.00215661268601065" calcext:value-type="float">
            <text:p>0.00215661268601065</text:p>
          </table:table-cell>
          <table:table-cell office:value-type="float" office:value="0.0159196106108981" calcext:value-type="float">
            <text:p>0.015919610610898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/>
          <table:table-cell office:value-type="float" office:value="43.8" calcext:value-type="float">
            <text:p>43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  <table:table-cell table:formula="of:=([.E98]-[.G98])/[.G98]/[.G98]" office:value-type="float" office:value="0.0153770772085653" calcext:value-type="float">
            <text:p>0.02</text:p>
          </table:table-cell>
          <table:table-cell table:formula="of:=[.E98]-[.G98]" office:value-type="float" office:value="29.5" calcext:value-type="float">
            <text:p>29.50</text:p>
          </table:table-cell>
          <table:table-cell table:formula="of:=[.G98]^3/[.S98]" office:value-type="float" office:value="2848.39566101695" calcext:value-type="float">
            <text:p>2848.40</text:p>
          </table:table-cell>
          <table:table-cell office:value-type="float" office:value="0.933846020964401" calcext:value-type="float">
            <text:p>0.93</text:p>
          </table:table-cell>
          <table:table-cell office:value-type="float" office:value="0.0170784987299596" calcext:value-type="float">
            <text:p>0.02</text:p>
          </table:table-cell>
          <table:table-cell table:formula="of:=[.S98]/[.G98]" office:value-type="float" office:value="0.67351598173516" calcext:value-type="float">
            <text:p>0.67</text:p>
          </table:table-cell>
          <table:table-cell table:formula="of:=[.V98]/[.D98]" office:value-type="float" office:value="0.000379522193999102" calcext:value-type="float">
            <text:p>0.000379522193999102</text:p>
          </table:table-cell>
          <table:table-cell office:value-type="float" office:value="0.0595781691499682" calcext:value-type="float">
            <text:p>0.059578169149968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99]-[.G99])/[.G99]/[.G99]" office:value-type="float" office:value="0.0682397959183674" calcext:value-type="float">
            <text:p>0.07</text:p>
          </table:table-cell>
          <table:table-cell table:formula="of:=[.E99]-[.G99]" office:value-type="float" office:value="53.5" calcext:value-type="float">
            <text:p>53.50</text:p>
          </table:table-cell>
          <table:table-cell table:formula="of:=[.G99]^3/[.S99]" office:value-type="float" office:value="410.317757009346" calcext:value-type="float">
            <text:p>410.32</text:p>
          </table:table-cell>
          <table:table-cell office:value-type="float" office:value="2.31574223470676" calcext:value-type="float">
            <text:p>2.32</text:p>
          </table:table-cell>
          <table:table-cell office:value-type="float" office:value="0.0694722375323871" calcext:value-type="float">
            <text:p>0.07</text:p>
          </table:table-cell>
          <table:table-cell table:formula="of:=[.S99]/[.G99]" office:value-type="float" office:value="1.91071428571429" calcext:value-type="float">
            <text:p>1.91</text:p>
          </table:table-cell>
          <table:table-cell table:formula="of:=[.V99]/[.D99]" office:value-type="float" office:value="0.000463148250215914" calcext:value-type="float">
            <text:p>0.000463148250215914</text:p>
          </table:table-cell>
          <table:table-cell office:value-type="float" office:value="0.023977457262985" calcext:value-type="float">
            <text:p>0.023977457262985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20.7" calcext:value-type="float">
            <text:p>20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E100]-[.G100])/[.G100]/[.G100]" office:value-type="float" office:value="0.0275385656608089" calcext:value-type="float">
            <text:p>0.03</text:p>
          </table:table-cell>
          <table:table-cell table:formula="of:=[.E100]-[.G100]" office:value-type="float" office:value="11.8" calcext:value-type="float">
            <text:p>11.80</text:p>
          </table:table-cell>
          <table:table-cell table:formula="of:=[.G100]^3/[.S100]" office:value-type="float" office:value="751.67313559322" calcext:value-type="float">
            <text:p>751.67</text:p>
          </table:table-cell>
          <table:table-cell office:value-type="float" office:value="7.78055513793435" calcext:value-type="float">
            <text:p>7.78</text:p>
          </table:table-cell>
          <table:table-cell office:value-type="float" office:value="0.00281648244017914" calcext:value-type="float">
            <text:p>0.00</text:p>
          </table:table-cell>
          <table:table-cell table:formula="of:=[.S100]/[.G100]" office:value-type="float" office:value="0.570048309178744" calcext:value-type="float">
            <text:p>0.57</text:p>
          </table:table-cell>
          <table:table-cell table:formula="of:=[.V100]/[.D100]" office:value-type="float" office:value="0.0000187765496011943" calcext:value-type="float">
            <text:p>1.87765496011943E-05</text:p>
          </table:table-cell>
          <table:table-cell office:value-type="float" office:value="0.0421840721201417" calcext:value-type="float">
            <text:p>0.042184072120141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2.2" calcext:value-type="float">
            <text:p>32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01]-[.G101])/[.G101]/[.G101]" office:value-type="float" office:value="0.0268122371822075" calcext:value-type="float">
            <text:p>0.03</text:p>
          </table:table-cell>
          <table:table-cell table:formula="of:=[.E101]-[.G101]" office:value-type="float" office:value="27.8" calcext:value-type="float">
            <text:p>27.80</text:p>
          </table:table-cell>
          <table:table-cell table:formula="of:=[.G101]^3/[.S101]" office:value-type="float" office:value="1200.94417266187" calcext:value-type="float">
            <text:p>1200.94</text:p>
          </table:table-cell>
          <table:table-cell office:value-type="float" office:value="2.68095767987165" calcext:value-type="float">
            <text:p>2.68</text:p>
          </table:table-cell>
          <table:table-cell office:value-type="float" office:value="0.0176004909709982" calcext:value-type="float">
            <text:p>0.02</text:p>
          </table:table-cell>
          <table:table-cell table:formula="of:=[.S101]/[.G101]" office:value-type="float" office:value="0.863354037267081" calcext:value-type="float">
            <text:p>0.86</text:p>
          </table:table-cell>
          <table:table-cell table:formula="of:=[.V101]/[.D101]" office:value-type="float" office:value="0.000117336606473321" calcext:value-type="float">
            <text:p>0.000117336606473321</text:p>
          </table:table-cell>
          <table:table-cell office:value-type="float" office:value="0.0711439539773244" calcext:value-type="float">
            <text:p>0.071143953977324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E102]-[.G102])/[.G102]/[.G102]" office:value-type="float" office:value="0.00585864015049718" calcext:value-type="float">
            <text:p>0.01</text:p>
          </table:table-cell>
          <table:table-cell table:formula="of:=[.E102]-[.G102]" office:value-type="float" office:value="21.8" calcext:value-type="float">
            <text:p>21.80</text:p>
          </table:table-cell>
          <table:table-cell table:formula="of:=[.G102]^3/[.S102]" office:value-type="float" office:value="10411.9724770642" calcext:value-type="float">
            <text:p>10411.97</text:p>
          </table:table-cell>
          <table:table-cell office:value-type="float" office:value="1.57801358192897" calcext:value-type="float">
            <text:p>1.58</text:p>
          </table:table-cell>
          <table:table-cell office:value-type="float" office:value="0.00239625997190139" calcext:value-type="float">
            <text:p>0.00</text:p>
          </table:table-cell>
          <table:table-cell table:formula="of:=[.S102]/[.G102]" office:value-type="float" office:value="0.357377049180328" calcext:value-type="float">
            <text:p>0.36</text:p>
          </table:table-cell>
          <table:table-cell table:formula="of:=[.V102]/[.D102]" office:value-type="float" office:value="0.0000159750664793426" calcext:value-type="float">
            <text:p>1.59750664793426E-05</text:p>
          </table:table-cell>
          <table:table-cell office:value-type="float" office:value="0.0454727878818023" calcext:value-type="float">
            <text:p>0.045472787881802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34.7" calcext:value-type="float">
            <text:p>34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03]-[.G103])/[.G103]/[.G103]" office:value-type="float" office:value="0.0171914059580264" calcext:value-type="float">
            <text:p>0.02</text:p>
          </table:table-cell>
          <table:table-cell table:formula="of:=[.E103]-[.G103]" office:value-type="float" office:value="20.7" calcext:value-type="float">
            <text:p>20.70</text:p>
          </table:table-cell>
          <table:table-cell table:formula="of:=[.G103]^3/[.S103]" office:value-type="float" office:value="2018.45038647343" calcext:value-type="float">
            <text:p>2018.45</text:p>
          </table:table-cell>
          <table:table-cell office:value-type="float" office:value="7.60671772735668" calcext:value-type="float">
            <text:p>7.61</text:p>
          </table:table-cell>
          <table:table-cell office:value-type="float" office:value="0.00016395378132477" calcext:value-type="float">
            <text:p>0.00</text:p>
          </table:table-cell>
          <table:table-cell table:formula="of:=[.S103]/[.G103]" office:value-type="float" office:value="0.596541786743516" calcext:value-type="float">
            <text:p>0.60</text:p>
          </table:table-cell>
          <table:table-cell table:formula="of:=[.V103]/[.D103]" office:value-type="float" office:value="0.0000065581512529908" calcext:value-type="float">
            <text:p>6.5581512529908E-06</text:p>
          </table:table-cell>
          <table:table-cell office:value-type="float" office:value="0.015904835819619" calcext:value-type="float">
            <text:p>0.015904835819619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04]-[.G104])/[.G104]/[.G104]" office:value-type="float" office:value="1.01944444444444" calcext:value-type="float">
            <text:p>1.02</text:p>
          </table:table-cell>
          <table:table-cell table:formula="of:=[.E104]-[.G104]" office:value-type="float" office:value="36.7" calcext:value-type="float">
            <text:p>36.70</text:p>
          </table:table-cell>
          <table:table-cell table:formula="of:=[.G104]^3/[.S104]" office:value-type="float" office:value="5.88555858310627" calcext:value-type="float">
            <text:p>5.89</text:p>
          </table:table-cell>
          <table:table-cell office:value-type="float" office:value="12.2118644954108" calcext:value-type="float">
            <text:p>12.21</text:p>
          </table:table-cell>
          <table:table-cell office:value-type="float" office:value="0.0105073530646416" calcext:value-type="float">
            <text:p>0.01</text:p>
          </table:table-cell>
          <table:table-cell table:formula="of:=[.S104]/[.G104]" office:value-type="float" office:value="6.11666666666667" calcext:value-type="float">
            <text:p>6.12</text:p>
          </table:table-cell>
          <table:table-cell table:formula="of:=[.V104]/[.D104]" office:value-type="float" office:value="0.000420294122585664" calcext:value-type="float">
            <text:p>0.000420294122585664</text:p>
          </table:table-cell>
          <table:table-cell office:value-type="float" office:value="0.0152734500211594" calcext:value-type="float">
            <text:p>0.015273450021159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E105]-[.G105])/[.G105]/[.G105]" office:value-type="float" office:value="0.313846595805803" calcext:value-type="float">
            <text:p>0.31</text:p>
          </table:table-cell>
          <table:table-cell table:formula="of:=[.E105]-[.G105]" office:value-type="float" office:value="43.7" calcext:value-type="float">
            <text:p>43.70</text:p>
          </table:table-cell>
          <table:table-cell table:formula="of:=[.G105]^3/[.S105]" office:value-type="float" office:value="37.5979862700229" calcext:value-type="float">
            <text:p>37.60</text:p>
          </table:table-cell>
          <table:table-cell office:value-type="float" office:value="1.52467316329765" calcext:value-type="float">
            <text:p>1.52</text:p>
          </table:table-cell>
          <table:table-cell office:value-type="float" office:value="0.015259127899731" calcext:value-type="float">
            <text:p>0.02</text:p>
          </table:table-cell>
          <table:table-cell table:formula="of:=[.S105]/[.G105]" office:value-type="float" office:value="3.70338983050847" calcext:value-type="float">
            <text:p>3.70</text:p>
          </table:table-cell>
          <table:table-cell table:formula="of:=[.V105]/[.D105]" office:value-type="float" office:value="0.00061036511598924" calcext:value-type="float">
            <text:p>0.00061036511598924</text:p>
          </table:table-cell>
          <table:table-cell office:value-type="float" office:value="0.0547645507533186" calcext:value-type="float">
            <text:p>0.054764550753318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51.6" calcext:value-type="float">
            <text:p>51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06]-[.G106])/[.G106]/[.G106]" office:value-type="float" office:value="0.0108917733309296" calcext:value-type="float">
            <text:p>0.01</text:p>
          </table:table-cell>
          <table:table-cell table:formula="of:=[.E106]-[.G106]" office:value-type="float" office:value="29" calcext:value-type="float">
            <text:p>29.00</text:p>
          </table:table-cell>
          <table:table-cell table:formula="of:=[.G106]^3/[.S106]" office:value-type="float" office:value="4737.52055172414" calcext:value-type="float">
            <text:p>4737.52</text:p>
          </table:table-cell>
          <table:table-cell office:value-type="float" office:value="1.23075097163235" calcext:value-type="float">
            <text:p>1.23</text:p>
          </table:table-cell>
          <table:table-cell office:value-type="float" office:value="0.0202421002901334" calcext:value-type="float">
            <text:p>0.02</text:p>
          </table:table-cell>
          <table:table-cell table:formula="of:=[.S106]/[.G106]" office:value-type="float" office:value="0.562015503875969" calcext:value-type="float">
            <text:p>0.56</text:p>
          </table:table-cell>
          <table:table-cell table:formula="of:=[.V106]/[.D106]" office:value-type="float" office:value="0.000184019093546667" calcext:value-type="float">
            <text:p>0.000184019093546667</text:p>
          </table:table-cell>
          <table:table-cell office:value-type="float" office:value="0.0199313592585363" calcext:value-type="float">
            <text:p>0.019931359258536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4.1" calcext:value-type="float">
            <text:p>44.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07]-[.G107])/[.G107]/[.G107]" office:value-type="float" office:value="0.0272006005728066" calcext:value-type="float">
            <text:p>0.03</text:p>
          </table:table-cell>
          <table:table-cell table:formula="of:=[.E107]-[.G107]" office:value-type="float" office:value="52.9" calcext:value-type="float">
            <text:p>52.90</text:p>
          </table:table-cell>
          <table:table-cell table:formula="of:=[.G107]^3/[.S107]" office:value-type="float" office:value="1621.287731569" calcext:value-type="float">
            <text:p>1621.29</text:p>
          </table:table-cell>
          <table:table-cell office:value-type="float" office:value="0.721121419002593" calcext:value-type="float">
            <text:p>0.72</text:p>
          </table:table-cell>
          <table:table-cell office:value-type="float" office:value="0.165565334781199" calcext:value-type="float">
            <text:p>0.17</text:p>
          </table:table-cell>
          <table:table-cell table:formula="of:=[.S107]/[.G107]" office:value-type="float" office:value="1.19954648526077" calcext:value-type="float">
            <text:p>1.20</text:p>
          </table:table-cell>
          <table:table-cell table:formula="of:=[.V107]/[.D107]" office:value-type="float" office:value="0.00150513940710181" calcext:value-type="float">
            <text:p>0.00150513940710181</text:p>
          </table:table-cell>
          <table:table-cell office:value-type="float" office:value="0.030459252985614" calcext:value-type="float">
            <text:p>0.03045925298561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/>
          <table:table-cell office:value-type="float" office:value="43.4" calcext:value-type="float">
            <text:p>43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08]-[.G108])/[.G108]/[.G108]" office:value-type="float" office:value="0.0151309222960776" calcext:value-type="float">
            <text:p>0.02</text:p>
          </table:table-cell>
          <table:table-cell table:formula="of:=[.E108]-[.G108]" office:value-type="float" office:value="28.5" calcext:value-type="float">
            <text:p>28.50</text:p>
          </table:table-cell>
          <table:table-cell table:formula="of:=[.G108]^3/[.S108]" office:value-type="float" office:value="2868.29838596491" calcext:value-type="float">
            <text:p>2868.30</text:p>
          </table:table-cell>
          <table:table-cell office:value-type="float" office:value="1.31307213882453" calcext:value-type="float">
            <text:p>1.31</text:p>
          </table:table-cell>
          <table:table-cell office:value-type="float" office:value="0.0151736130222423" calcext:value-type="float">
            <text:p>0.02</text:p>
          </table:table-cell>
          <table:table-cell table:formula="of:=[.S108]/[.G108]" office:value-type="float" office:value="0.65668202764977" calcext:value-type="float">
            <text:p>0.66</text:p>
          </table:table-cell>
          <table:table-cell table:formula="of:=[.V108]/[.D108]" office:value-type="float" office:value="0.000137941936565839" calcext:value-type="float">
            <text:p>0.000137941936565839</text:p>
          </table:table-cell>
          <table:table-cell office:value-type="float" office:value="0.035801836712384" calcext:value-type="float">
            <text:p>0.03580183671238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float" office:value="33.5" calcext:value-type="float">
            <text:p>33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09]-[.G109])/[.G109]/[.G109]" office:value-type="float" office:value="0.0450879928714636" calcext:value-type="float">
            <text:p>0.05</text:p>
          </table:table-cell>
          <table:table-cell table:formula="of:=[.E109]-[.G109]" office:value-type="float" office:value="50.6" calcext:value-type="float">
            <text:p>50.60</text:p>
          </table:table-cell>
          <table:table-cell table:formula="of:=[.G109]^3/[.S109]" office:value-type="float" office:value="742.991600790514" calcext:value-type="float">
            <text:p>742.99</text:p>
          </table:table-cell>
          <table:table-cell office:value-type="float" office:value="1.44513535948597" calcext:value-type="float">
            <text:p>1.45</text:p>
          </table:table-cell>
          <table:table-cell office:value-type="float" office:value="0.23147357427856" calcext:value-type="float">
            <text:p>0.23</text:p>
          </table:table-cell>
          <table:table-cell table:formula="of:=[.S109]/[.G109]" office:value-type="float" office:value="1.51044776119403" calcext:value-type="float">
            <text:p>1.51</text:p>
          </table:table-cell>
          <table:table-cell table:formula="of:=[.V109]/[.D109]" office:value-type="float" office:value="0.00210430522071418" calcext:value-type="float">
            <text:p>0.00210430522071418</text:p>
          </table:table-cell>
          <table:table-cell office:value-type="float" office:value="0.0290292554217842" calcext:value-type="float">
            <text:p>0.029029255421784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10]-[.G110])/[.G110]/[.G110]" office:value-type="float" office:value="0.152442873374574" calcext:value-type="float">
            <text:p>0.15</text:p>
          </table:table-cell>
          <table:table-cell table:formula="of:=[.E110]-[.G110]" office:value-type="float" office:value="48.3" calcext:value-type="float">
            <text:p>48.30</text:p>
          </table:table-cell>
          <table:table-cell table:formula="of:=[.G110]^3/[.S110]" office:value-type="float" office:value="116.765051759834" calcext:value-type="float">
            <text:p>116.77</text:p>
          </table:table-cell>
          <table:table-cell office:value-type="float" office:value="1.63905621803458" calcext:value-type="float">
            <text:p>1.64</text:p>
          </table:table-cell>
          <table:table-cell office:value-type="float" office:value="0.245988499306856" calcext:value-type="float">
            <text:p>0.25</text:p>
          </table:table-cell>
          <table:table-cell table:formula="of:=[.S110]/[.G110]" office:value-type="float" office:value="2.71348314606742" calcext:value-type="float">
            <text:p>2.71</text:p>
          </table:table-cell>
          <table:table-cell table:formula="of:=[.V110]/[.D110]" office:value-type="float" office:value="0.00196790799445485" calcext:value-type="float">
            <text:p>0.00196790799445485</text:p>
          </table:table-cell>
          <table:table-cell office:value-type="float" office:value="0.0657369650869989" calcext:value-type="float">
            <text:p>0.0657369650869989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40.3" calcext:value-type="float">
            <text:p>40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11]-[.G111])/[.G111]/[.G111]" office:value-type="float" office:value="0.0162552567899562" calcext:value-type="float">
            <text:p>0.02</text:p>
          </table:table-cell>
          <table:table-cell table:formula="of:=[.E111]-[.G111]" office:value-type="float" office:value="26.4" calcext:value-type="float">
            <text:p>26.40</text:p>
          </table:table-cell>
          <table:table-cell table:formula="of:=[.G111]^3/[.S111]" office:value-type="float" office:value="2479.19799242424" calcext:value-type="float">
            <text:p>2479.20</text:p>
          </table:table-cell>
          <table:table-cell office:value-type="float" office:value="1.94662293604714" calcext:value-type="float">
            <text:p>1.95</text:p>
          </table:table-cell>
          <table:table-cell office:value-type="float" office:value="0.0138828215880818" calcext:value-type="float">
            <text:p>0.01</text:p>
          </table:table-cell>
          <table:table-cell table:formula="of:=[.S111]/[.G111]" office:value-type="float" office:value="0.655086848635236" calcext:value-type="float">
            <text:p>0.66</text:p>
          </table:table-cell>
          <table:table-cell table:formula="of:=[.V111]/[.D111]" office:value-type="float" office:value="0.000111062572704654" calcext:value-type="float">
            <text:p>0.000111062572704654</text:p>
          </table:table-cell>
          <table:table-cell office:value-type="float" office:value="0.0743748396603532" calcext:value-type="float">
            <text:p>0.074374839660353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32.4" calcext:value-type="float">
            <text:p>32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12]-[.G112])/[.G112]/[.G112]" office:value-type="float" office:value="0.0431527206218564" calcext:value-type="float">
            <text:p>0.04</text:p>
          </table:table-cell>
          <table:table-cell table:formula="of:=[.E112]-[.G112]" office:value-type="float" office:value="45.3" calcext:value-type="float">
            <text:p>45.30</text:p>
          </table:table-cell>
          <table:table-cell table:formula="of:=[.G112]^3/[.S112]" office:value-type="float" office:value="750.821721854304" calcext:value-type="float">
            <text:p>750.82</text:p>
          </table:table-cell>
          <table:table-cell office:value-type="float" office:value="1.57843126482964" calcext:value-type="float">
            <text:p>1.58</text:p>
          </table:table-cell>
          <table:table-cell office:value-type="float" office:value="0.177240135487294" calcext:value-type="float">
            <text:p>0.18</text:p>
          </table:table-cell>
          <table:table-cell table:formula="of:=[.S112]/[.G112]" office:value-type="float" office:value="1.39814814814815" calcext:value-type="float">
            <text:p>1.40</text:p>
          </table:table-cell>
          <table:table-cell table:formula="of:=[.V112]/[.D112]" office:value-type="float" office:value="0.00141792108389835" calcext:value-type="float">
            <text:p>0.00141792108389835</text:p>
          </table:table-cell>
          <table:table-cell office:value-type="float" office:value="0.0357665931761512" calcext:value-type="float">
            <text:p>0.035766593176151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42.6" calcext:value-type="float">
            <text:p>42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13]-[.G113])/[.G113]/[.G113]" office:value-type="float" office:value="0.0265599858934515" calcext:value-type="float">
            <text:p>0.03</text:p>
          </table:table-cell>
          <table:table-cell table:formula="of:=[.E113]-[.G113]" office:value-type="float" office:value="48.2" calcext:value-type="float">
            <text:p>48.20</text:p>
          </table:table-cell>
          <table:table-cell table:formula="of:=[.G113]^3/[.S113]" office:value-type="float" office:value="1603.91651452282" calcext:value-type="float">
            <text:p>1603.92</text:p>
          </table:table-cell>
          <table:table-cell office:value-type="float" office:value="1.48164080569651" calcext:value-type="float">
            <text:p>1.48</text:p>
          </table:table-cell>
          <table:table-cell office:value-type="float" office:value="0.0389766107181452" calcext:value-type="float">
            <text:p>0.04</text:p>
          </table:table-cell>
          <table:table-cell table:formula="of:=[.S113]/[.G113]" office:value-type="float" office:value="1.13145539906103" calcext:value-type="float">
            <text:p>1.13</text:p>
          </table:table-cell>
          <table:table-cell table:formula="of:=[.V113]/[.D113]" office:value-type="float" office:value="0.000311812885745162" calcext:value-type="float">
            <text:p>0.000311812885745162</text:p>
          </table:table-cell>
          <table:table-cell office:value-type="float" office:value="0.0658548848597982" calcext:value-type="float">
            <text:p>0.065854884859798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14]-[.G114])/[.G114]/[.G114]" office:value-type="float" office:value="0.150367565159278" calcext:value-type="float">
            <text:p>0.15</text:p>
          </table:table-cell>
          <table:table-cell table:formula="of:=[.E114]-[.G114]" office:value-type="float" office:value="27" calcext:value-type="float">
            <text:p>27.00</text:p>
          </table:table-cell>
          <table:table-cell table:formula="of:=[.G114]^3/[.S114]" office:value-type="float" office:value="89.114962962963" calcext:value-type="float">
            <text:p>89.11</text:p>
          </table:table-cell>
          <table:table-cell office:value-type="float" office:value="2.97065805398398" calcext:value-type="float">
            <text:p>2.97</text:p>
          </table:table-cell>
          <table:table-cell office:value-type="float" office:value="0.0182883107561382" calcext:value-type="float">
            <text:p>0.02</text:p>
          </table:table-cell>
          <table:table-cell table:formula="of:=[.S114]/[.G114]" office:value-type="float" office:value="2.01492537313433" calcext:value-type="float">
            <text:p>2.01</text:p>
          </table:table-cell>
          <table:table-cell table:formula="of:=[.V114]/[.D114]" office:value-type="float" office:value="0.00107578298565519" calcext:value-type="float">
            <text:p>0.00107578298565519</text:p>
          </table:table-cell>
          <table:table-cell office:value-type="float" office:value="0.0276662157258594" calcext:value-type="float">
            <text:p>0.027666215725859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12.1" calcext:value-type="float">
            <text:p>12.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15]-[.G115])/[.G115]/[.G115]" office:value-type="float" office:value="0.178949525305649" calcext:value-type="float">
            <text:p>0.18</text:p>
          </table:table-cell>
          <table:table-cell table:formula="of:=[.E115]-[.G115]" office:value-type="float" office:value="26.2" calcext:value-type="float">
            <text:p>26.20</text:p>
          </table:table-cell>
          <table:table-cell table:formula="of:=[.G115]^3/[.S115]" office:value-type="float" office:value="67.6168320610687" calcext:value-type="float">
            <text:p>67.62</text:p>
          </table:table-cell>
          <table:table-cell office:value-type="float" office:value="8.04842180971481" calcext:value-type="float">
            <text:p>8.05</text:p>
          </table:table-cell>
          <table:table-cell office:value-type="float" office:value="0.0154868844056865" calcext:value-type="float">
            <text:p>0.02</text:p>
          </table:table-cell>
          <table:table-cell table:formula="of:=[.S115]/[.G115]" office:value-type="float" office:value="2.16528925619835" calcext:value-type="float">
            <text:p>2.17</text:p>
          </table:table-cell>
          <table:table-cell table:formula="of:=[.V115]/[.D115]" office:value-type="float" office:value="0.000253883350912893" calcext:value-type="float">
            <text:p>0.000253883350912893</text:p>
          </table:table-cell>
          <table:table-cell office:value-type="float" office:value="0.0507796243138472" calcext:value-type="float">
            <text:p>0.050779624313847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16]-[.G116])/[.G116]/[.G116]" office:value-type="float" office:value="1.6595041322314" calcext:value-type="float">
            <text:p>1.66</text:p>
          </table:table-cell>
          <table:table-cell table:formula="of:=[.E116]-[.G116]" office:value-type="float" office:value="50.2" calcext:value-type="float">
            <text:p>50.20</text:p>
          </table:table-cell>
          <table:table-cell table:formula="of:=[.G116]^3/[.S116]" office:value-type="float" office:value="3.31424302788845" calcext:value-type="float">
            <text:p>3.31</text:p>
          </table:table-cell>
          <table:table-cell office:value-type="float" office:value="6.90716914347307" calcext:value-type="float">
            <text:p>6.91</text:p>
          </table:table-cell>
          <table:table-cell office:value-type="float" office:value="0.0931224506554309" calcext:value-type="float">
            <text:p>0.09</text:p>
          </table:table-cell>
          <table:table-cell table:formula="of:=[.S116]/[.G116]" office:value-type="float" office:value="9.12727272727273" calcext:value-type="float">
            <text:p>9.13</text:p>
          </table:table-cell>
          <table:table-cell table:formula="of:=[.V116]/[.D116]" office:value-type="float" office:value="0.00112195723681242" calcext:value-type="float">
            <text:p>0.00112195723681242</text:p>
          </table:table-cell>
          <table:table-cell office:value-type="float" office:value="0.0766376615314146" calcext:value-type="float">
            <text:p>0.076637661531414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17]-[.G117])/[.G117]/[.G117]" office:value-type="float" office:value="0.615286011857074" calcext:value-type="float">
            <text:p>0.62</text:p>
          </table:table-cell>
          <table:table-cell table:formula="of:=[.E117]-[.G117]" office:value-type="float" office:value="38.4" calcext:value-type="float">
            <text:p>38.40</text:p>
          </table:table-cell>
          <table:table-cell table:formula="of:=[.G117]^3/[.S117]" office:value-type="float" office:value="12.8395572916667" calcext:value-type="float">
            <text:p>12.84</text:p>
          </table:table-cell>
          <table:table-cell office:value-type="float" office:value="3.78805019540595" calcext:value-type="float">
            <text:p>3.79</text:p>
          </table:table-cell>
          <table:table-cell office:value-type="float" office:value="0.104862299358026" calcext:value-type="float">
            <text:p>0.10</text:p>
          </table:table-cell>
          <table:table-cell table:formula="of:=[.S117]/[.G117]" office:value-type="float" office:value="4.86075949367089" calcext:value-type="float">
            <text:p>4.86</text:p>
          </table:table-cell>
          <table:table-cell table:formula="of:=[.V117]/[.D117]" office:value-type="float" office:value="0.00126340119708465" calcext:value-type="float">
            <text:p>0.00126340119708465</text:p>
          </table:table-cell>
          <table:table-cell office:value-type="float" office:value="0.0905763015135982" calcext:value-type="float">
            <text:p>0.0905763015135982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61" calcext:value-type="float">
            <text:p>16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129.87" calcext:value-type="float">
            <text:p>129.87</text:p>
          </table:table-cell>
          <table:table-cell table:style-name="ce45" office:value-type="float" office:value="1.14" calcext:value-type="float">
            <text:p>1.14</text:p>
          </table:table-cell>
          <table:table-cell table:style-name="ce45" office:value-type="float" office:value="82.59" calcext:value-type="float">
            <text:p>82.59</text:p>
          </table:table-cell>
          <table:table-cell table:style-name="ce45" office:value-type="float" office:value="1.1" calcext:value-type="float">
            <text:p>1.1</text:p>
          </table:table-cell>
          <table:table-cell table:style-name="ce45"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formula="of:=([.E118]-[.G118])/[.G118]/[.G118]" office:value-type="float" office:value="0.00693142511551752" calcext:value-type="float">
            <text:p>0.01</text:p>
          </table:table-cell>
          <table:table-cell table:formula="of:=[.E118]-[.G118]" office:value-type="float" office:value="47.28" calcext:value-type="float">
            <text:p>47.28</text:p>
          </table:table-cell>
          <table:table-cell table:formula="of:=[.G118]^3/[.S118]" office:value-type="float" office:value="11915.2986036168" calcext:value-type="float">
            <text:p>11915.30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.86" calcext:value-type="float">
            <text:p>0.86</text:p>
          </table:table-cell>
          <table:table-cell table:formula="of:=[.S118]/[.G118]" office:value-type="float" office:value="0.572466400290592" calcext:value-type="float">
            <text:p>0.57</text:p>
          </table:table-cell>
          <table:table-cell table:formula="of:=[.V118]/[.D118]" office:value-type="float" office:value="0.0226315789473684" calcext:value-type="float">
            <text:p>0.0226315789473684</text:p>
          </table:table-cell>
          <table:table-cell office:value-type="float" office:value="0.0953121312079605" calcext:value-type="float">
            <text:p>0.0953121312079605</text:p>
          </table:table-cell>
          <table:table-cell office:value-type="float" office:value="5.25" calcext:value-type="float">
            <text:p>5.25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62" calcext:value-type="float">
            <text:p>162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60.08" calcext:value-type="float">
            <text:p>60.08</text:p>
          </table:table-cell>
          <table:table-cell table:style-name="ce45" office:value-type="float" office:value="0.64" calcext:value-type="float">
            <text:p>0.64</text:p>
          </table:table-cell>
          <table:table-cell table:style-name="ce45" office:value-type="float" office:value="15.26" calcext:value-type="float">
            <text:p>15.26</text:p>
          </table:table-cell>
          <table:table-cell table:style-name="ce45" office:value-type="float" office:value="0.38" calcext:value-type="float">
            <text:p>0.38</text:p>
          </table:table-cell>
          <table:table-cell table:style-name="ce45"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E119]-[.G119])/[.G119]/[.G119]" office:value-type="float" office:value="0.192469884174527" calcext:value-type="float">
            <text:p>0.19</text:p>
          </table:table-cell>
          <table:table-cell table:formula="of:=[.E119]-[.G119]" office:value-type="float" office:value="44.82" calcext:value-type="float">
            <text:p>44.82</text:p>
          </table:table-cell>
          <table:table-cell table:formula="of:=[.G119]^3/[.S119]" office:value-type="float" office:value="79.2851311021865" calcext:value-type="float">
            <text:p>79.29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2.9" calcext:value-type="float">
            <text:p>2.9</text:p>
          </table:table-cell>
          <table:table-cell table:formula="of:=[.S119]/[.G119]" office:value-type="float" office:value="2.93709043250328" calcext:value-type="float">
            <text:p>2.94</text:p>
          </table:table-cell>
          <table:table-cell table:formula="of:=[.V119]/[.D119]" office:value-type="float" office:value="0.0763157894736842" calcext:value-type="float">
            <text:p>0.0763157894736842</text:p>
          </table:table-cell>
          <table:table-cell office:value-type="float" office:value="0.0502570104078004" calcext:value-type="float">
            <text:p>0.0502570104078004</text:p>
          </table:table-cell>
          <table:table-cell office:value-type="float" office:value="2.76" calcext:value-type="float">
            <text:p>2.76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66" calcext:value-type="float">
            <text:p>166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66.32" calcext:value-type="float">
            <text:p>66.32</text:p>
          </table:table-cell>
          <table:table-cell table:style-name="ce45" office:value-type="float" office:value="0.49" calcext:value-type="float">
            <text:p>0.49</text:p>
          </table:table-cell>
          <table:table-cell table:style-name="ce45" office:value-type="float" office:value="11.99" calcext:value-type="float">
            <text:p>11.99</text:p>
          </table:table-cell>
          <table:table-cell table:style-name="ce45" office:value-type="float" office:value="0.38" calcext:value-type="float">
            <text:p>0.38</text:p>
          </table:table-cell>
          <table:table-cell table:style-name="ce45"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E120]-[.G120])/[.G120]/[.G120]" office:value-type="float" office:value="0.377921273009688" calcext:value-type="float">
            <text:p>0.38</text:p>
          </table:table-cell>
          <table:table-cell table:formula="of:=[.E120]-[.G120]" office:value-type="float" office:value="54.33" calcext:value-type="float">
            <text:p>54.33</text:p>
          </table:table-cell>
          <table:table-cell table:formula="of:=[.G120]^3/[.S120]" office:value-type="float" office:value="31.7261844100865" calcext:value-type="float">
            <text:p>31.73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9" calcext:value-type="float">
            <text:p>1.9</text:p>
          </table:table-cell>
          <table:table-cell table:formula="of:=[.S120]/[.G120]" office:value-type="float" office:value="4.53127606338615" calcext:value-type="float">
            <text:p>4.53</text:p>
          </table:table-cell>
          <table:table-cell table:formula="of:=[.V120]/[.D120]" office:value-type="float" office:value="0.0475" calcext:value-type="float">
            <text:p>0.0475</text:p>
          </table:table-cell>
          <table:table-cell office:value-type="float" office:value="0.474625396169553" calcext:value-type="float">
            <text:p>0.474625396169553</text:p>
          </table:table-cell>
          <table:table-cell office:value-type="float" office:value="3.83" calcext:value-type="float">
            <text:p>3.83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68" calcext:value-type="float">
            <text:p>168</text:p>
          </table:table-cell>
          <table:table-cell table:style-name="ce45" office:value-type="float" office:value="40" calcext:value-type="float">
            <text:p>40</text:p>
          </table:table-cell>
          <table:table-cell table:style-name="ce41" office:value-type="float" office:value="77.15" calcext:value-type="float">
            <text:p>77.15</text:p>
          </table:table-cell>
          <table:table-cell table:style-name="ce41" office:value-type="float" office:value="0.59" calcext:value-type="float">
            <text:p>0.59</text:p>
          </table:table-cell>
          <table:table-cell table:style-name="ce41" office:value-type="float" office:value="28.99" calcext:value-type="float">
            <text:p>28.99</text:p>
          </table:table-cell>
          <table:table-cell table:style-name="ce41" office:value-type="float" office:value="0.41" calcext:value-type="float">
            <text:p>0.41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E121]-[.G121])/[.G121]/[.G121]" office:value-type="float" office:value="0.0573046741742612" calcext:value-type="float">
            <text:p>0.06</text:p>
          </table:table-cell>
          <table:table-cell table:formula="of:=[.E121]-[.G121]" office:value-type="float" office:value="48.16" calcext:value-type="float">
            <text:p>48.16</text:p>
          </table:table-cell>
          <table:table-cell table:formula="of:=[.G121]^3/[.S121]" office:value-type="float" office:value="505.892414846345" calcext:value-type="float">
            <text:p>505.89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office:value-type="float" office:value="1" calcext:value-type="float">
            <text:p>1</text:p>
          </table:table-cell>
          <table:table-cell table:formula="of:=[.S121]/[.G121]" office:value-type="float" office:value="1.66126250431183" calcext:value-type="float">
            <text:p>1.66</text:p>
          </table:table-cell>
          <table:table-cell table:formula="of:=[.V121]/[.D121]" office:value-type="float" office:value="0.025" calcext:value-type="float">
            <text:p>0.025</text:p>
          </table:table-cell>
          <table:table-cell office:value-type="float" office:value="0.498871828720476" calcext:value-type="float">
            <text:p>0.498871828720476</text:p>
          </table:table-cell>
          <table:table-cell office:value-type="float" office:value="4.9" calcext:value-type="float">
            <text:p>4.9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office:value-type="float" office:value="10" calcext:value-type="float">
            <text:p>10</text:p>
          </table:table-cell>
          <table:table-cell table:style-name="ce45" office:value-type="float" office:value="171" calcext:value-type="float">
            <text:p>17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84.76" calcext:value-type="float">
            <text:p>184.76</text:p>
          </table:table-cell>
          <table:table-cell table:style-name="ce41" office:value-type="float" office:value="0.79" calcext:value-type="float">
            <text:p>0.79</text:p>
          </table:table-cell>
          <table:table-cell table:style-name="ce41" office:value-type="float" office:value="37.01" calcext:value-type="float">
            <text:p>37.01</text:p>
          </table:table-cell>
          <table:table-cell table:style-name="ce41" office:value-type="float" office:value="0.82" calcext:value-type="float">
            <text:p>0.82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([.E122]-[.G122])/[.G122]/[.G122]" office:value-type="float" office:value="0.107867178598334" calcext:value-type="float">
            <text:p>0.11</text:p>
          </table:table-cell>
          <table:table-cell table:formula="of:=[.E122]-[.G122]" office:value-type="float" office:value="147.75" calcext:value-type="float">
            <text:p>147.75</text:p>
          </table:table-cell>
          <table:table-cell table:formula="of:=[.G122]^3/[.S122]" office:value-type="float" office:value="343.107147891709" calcext:value-type="float">
            <text:p>343.11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4.4" calcext:value-type="float">
            <text:p>4.4</text:p>
          </table:table-cell>
          <table:table-cell table:formula="of:=[.S122]/[.G122]" office:value-type="float" office:value="3.99216427992434" calcext:value-type="float">
            <text:p>3.99</text:p>
          </table:table-cell>
          <table:table-cell table:formula="of:=[.V122]/[.D122]" office:value-type="float" office:value="0.11" calcext:value-type="float">
            <text:p>0.11</text:p>
          </table:table-cell>
          <table:table-cell office:value-type="float" office:value="0.113972636785959" calcext:value-type="float">
            <text:p>0.113972636785959</text:p>
          </table:table-cell>
          <table:table-cell office:value-type="float" office:value="7.73" calcext:value-type="float">
            <text:p>7.73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172" calcext:value-type="float">
            <text:p>17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72.61023" calcext:value-type="float">
            <text:p>72.61023</text:p>
          </table:table-cell>
          <table:table-cell table:style-name="ce41"/>
          <table:table-cell table:style-name="ce41" office:value-type="float" office:value="36.29373" calcext:value-type="float">
            <text:p>36.29373</text:p>
          </table:table-cell>
          <table:table-cell table:style-name="ce41"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([.E123]-[.G123])/[.G123]/[.G123]" office:value-type="float" office:value="0.0275702547270038" calcext:value-type="float">
            <text:p>0.03</text:p>
          </table:table-cell>
          <table:table-cell table:formula="of:=[.E123]-[.G123]" office:value-type="float" office:value="36.3165" calcext:value-type="float">
            <text:p>36.32</text:p>
          </table:table-cell>
          <table:table-cell table:formula="of:=[.G123]^3/[.S123]" office:value-type="float" office:value="1316.40894722862" calcext:value-type="float">
            <text:p>1316.41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0.24" calcext:value-type="float">
            <text:p>0.24</text:p>
          </table:table-cell>
          <table:table-cell table:formula="of:=[.S123]/[.G123]" office:value-type="float" office:value="1.0006273810931" calcext:value-type="float">
            <text:p>1.00</text:p>
          </table:table-cell>
          <table:table-cell table:formula="of:=[.V123]/[.D123]" office:value-type="float" office:value="0.00666666666666667" calcext:value-type="float">
            <text:p>0.00666666666666667</text:p>
          </table:table-cell>
          <table:table-cell office:value-type="float" office:value="0.0920478875882561" calcext:value-type="float">
            <text:p>0.0920478875882561</text:p>
          </table:table-cell>
          <table:table-cell office:value-type="float" office:value="1.92" calcext:value-type="float">
            <text:p>1.92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173" calcext:value-type="float">
            <text:p>17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63.68307" calcext:value-type="float">
            <text:p>63.68307</text:p>
          </table:table-cell>
          <table:table-cell table:style-name="ce41"/>
          <table:table-cell table:style-name="ce41" office:value-type="float" office:value="13.9128" calcext:value-type="float">
            <text:p>13.9128</text:p>
          </table:table-cell>
          <table:table-cell table:style-name="ce41"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E124]-[.G124])/[.G124]/[.G124]" office:value-type="float" office:value="0.257122991706434" calcext:value-type="float">
            <text:p>0.26</text:p>
          </table:table-cell>
          <table:table-cell table:formula="of:=[.E124]-[.G124]" office:value-type="float" office:value="49.77027" calcext:value-type="float">
            <text:p>49.77</text:p>
          </table:table-cell>
          <table:table-cell table:formula="of:=[.G124]^3/[.S124]" office:value-type="float" office:value="54.1095135353928" calcext:value-type="float">
            <text:p>54.11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0.55" calcext:value-type="float">
            <text:p>0.55</text:p>
          </table:table-cell>
          <table:table-cell table:formula="of:=[.S124]/[.G124]" office:value-type="float" office:value="3.57730075901328" calcext:value-type="float">
            <text:p>3.58</text:p>
          </table:table-cell>
          <table:table-cell table:formula="of:=[.V124]/[.D124]" office:value-type="float" office:value="0.0152777777777778" calcext:value-type="float">
            <text:p>0.0152777777777778</text:p>
          </table:table-cell>
          <table:table-cell office:value-type="float" office:value="0.0377683003812421" calcext:value-type="float">
            <text:p>0.0377683003812421</text:p>
          </table:table-cell>
          <table:table-cell office:value-type="float" office:value="2.55" calcext:value-type="float">
            <text:p>2.55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74" calcext:value-type="float">
            <text:p>17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3.24089" calcext:value-type="float">
            <text:p>43.24089</text:p>
          </table:table-cell>
          <table:table-cell table:style-name="ce41"/>
          <table:table-cell table:style-name="ce41" office:value-type="float" office:value="12.4839" calcext:value-type="float">
            <text:p>12.4839</text:p>
          </table:table-cell>
          <table:table-cell table:style-name="ce41"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E125]-[.G125])/[.G125]/[.G125]" office:value-type="float" office:value="0.197352789388238" calcext:value-type="float">
            <text:p>0.20</text:p>
          </table:table-cell>
          <table:table-cell table:formula="of:=[.E125]-[.G125]" office:value-type="float" office:value="30.75699" calcext:value-type="float">
            <text:p>30.76</text:p>
          </table:table-cell>
          <table:table-cell table:formula="of:=[.G125]^3/[.S125]" office:value-type="float" office:value="63.2567699635666" calcext:value-type="float">
            <text:p>63.26</text:p>
          </table:table-cell>
          <table:table-cell office:value-type="float" office:value="3.25505517673204" calcext:value-type="float">
            <text:p>3.26</text:p>
          </table:table-cell>
          <table:table-cell office:value-type="float" office:value="0.62" calcext:value-type="float">
            <text:p>0.62</text:p>
          </table:table-cell>
          <table:table-cell table:formula="of:=[.S125]/[.G125]" office:value-type="float" office:value="2.46373248744383" calcext:value-type="float">
            <text:p>2.46</text:p>
          </table:table-cell>
          <table:table-cell table:formula="of:=[.V125]/[.D125]" office:value-type="float" office:value="0.0187878787878788" calcext:value-type="float">
            <text:p>0.0187878787878788</text:p>
          </table:table-cell>
          <table:table-cell office:value-type="float" office:value="0.227431940211419" calcext:value-type="float">
            <text:p>0.227431940211419</text:p>
          </table:table-cell>
          <table:table-cell office:value-type="float" office:value="2.49" calcext:value-type="float">
            <text:p>2.49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75" calcext:value-type="float">
            <text:p>175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3.57155" calcext:value-type="float">
            <text:p>43.57155</text:p>
          </table:table-cell>
          <table:table-cell table:style-name="ce41"/>
          <table:table-cell table:style-name="ce41" office:value-type="float" office:value="12.26544" calcext:value-type="float">
            <text:p>12.26544</text:p>
          </table:table-cell>
          <table:table-cell table:style-name="ce41"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E126]-[.G126])/[.G126]/[.G126]" office:value-type="float" office:value="0.208095573496409" calcext:value-type="float">
            <text:p>0.21</text:p>
          </table:table-cell>
          <table:table-cell table:formula="of:=[.E126]-[.G126]" office:value-type="float" office:value="31.30611" calcext:value-type="float">
            <text:p>31.31</text:p>
          </table:table-cell>
          <table:table-cell table:formula="of:=[.G126]^3/[.S126]" office:value-type="float" office:value="58.9413786844037" calcext:value-type="float">
            <text:p>58.94</text:p>
          </table:table-cell>
          <table:table-cell table:style-name="Default" office:value-type="float" office:value="4.6" calcext:value-type="float">
            <text:p>4.6</text:p>
          </table:table-cell>
          <table:table-cell table:style-name="Default" office:value-type="float" office:value="0.56" calcext:value-type="float">
            <text:p>0.56</text:p>
          </table:table-cell>
          <table:table-cell table:formula="of:=[.S126]/[.G126]" office:value-type="float" office:value="2.55238377098579" calcext:value-type="float">
            <text:p>2.55</text:p>
          </table:table-cell>
          <table:table-cell table:formula="of:=[.V126]/[.D126]" office:value-type="float" office:value="0.016969696969697" calcext:value-type="float">
            <text:p>0.016969696969697</text:p>
          </table:table-cell>
          <table:table-cell office:value-type="float" office:value="0.402059275879014" calcext:value-type="float">
            <text:p>0.402059275879014</text:p>
          </table:table-cell>
          <table:table-cell office:value-type="float" office:value="1.05" calcext:value-type="float">
            <text:p>1.05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4" calcext:value-type="float">
            <text:p>4</text:p>
          </table:table-cell>
          <table:table-cell table:style-name="ce45" office:value-type="float" office:value="176" calcext:value-type="float">
            <text:p>17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60.70868" calcext:value-type="float">
            <text:p>160.70868</text:p>
          </table:table-cell>
          <table:table-cell table:style-name="ce41"/>
          <table:table-cell table:style-name="ce41" office:value-type="float" office:value="22.46574" calcext:value-type="float">
            <text:p>22.46574</text:p>
          </table:table-cell>
          <table:table-cell table:style-name="ce41"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2"/>
          <table:table-cell table:formula="of:=([.E127]-[.G127])/[.G127]/[.G127]" office:value-type="float" office:value="0.273905974012158" calcext:value-type="float">
            <text:p>0.27</text:p>
          </table:table-cell>
          <table:table-cell table:formula="of:=[.E127]-[.G127]" office:value-type="float" office:value="138.24294" calcext:value-type="float">
            <text:p>138.24</text:p>
          </table:table-cell>
          <table:table-cell table:formula="of:=[.G127]^3/[.S127]" office:value-type="float" office:value="82.0198978172079" calcext:value-type="float">
            <text:p>82.02</text:p>
          </table:table-cell>
          <table:table-cell office:value-type="float" office:value="4.75684846528845" calcext:value-type="float">
            <text:p>4.76</text:p>
          </table:table-cell>
          <table:table-cell office:value-type="float" office:value="2.0551529386728" calcext:value-type="float">
            <text:p>2.06</text:p>
          </table:table-cell>
          <table:table-cell table:formula="of:=[.S127]/[.G127]" office:value-type="float" office:value="6.1535003966039" calcext:value-type="float">
            <text:p>6.15</text:p>
          </table:table-cell>
          <table:table-cell table:formula="of:=[.V127]/[.D127]" office:value-type="float" office:value="0.0622773617779636" calcext:value-type="float">
            <text:p>0.0622773617779636</text:p>
          </table:table-cell>
          <table:table-cell office:value-type="float" office:value="0.258954735622816" calcext:value-type="float">
            <text:p>0.258954735622816</text:p>
          </table:table-cell>
          <table:table-cell office:value-type="float" office:value="3.14" calcext:value-type="float">
            <text:p>3.14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table:style-name="ce45" office:value-type="float" office:value="177" calcext:value-type="float">
            <text:p>17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39.28442" calcext:value-type="float">
            <text:p>139.28442</text:p>
          </table:table-cell>
          <table:table-cell table:style-name="ce41"/>
          <table:table-cell table:style-name="ce41" office:value-type="float" office:value="16.55247" calcext:value-type="float">
            <text:p>16.55247</text:p>
          </table:table-cell>
          <table:table-cell table:style-name="ce41"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E128]-[.G128])/[.G128]/[.G128]" office:value-type="float" office:value="0.447952552496789" calcext:value-type="float">
            <text:p>0.45</text:p>
          </table:table-cell>
          <table:table-cell table:formula="of:=[.E128]-[.G128]" office:value-type="float" office:value="122.73195" calcext:value-type="float">
            <text:p>122.73</text:p>
          </table:table-cell>
          <table:table-cell table:formula="of:=[.G128]^3/[.S128]" office:value-type="float" office:value="36.9513911858302" calcext:value-type="float">
            <text:p>36.95</text:p>
          </table:table-cell>
          <table:table-cell table:style-name="Default" office:value-type="float" office:value="4.8" calcext:value-type="float">
            <text:p>4.8</text:p>
          </table:table-cell>
          <table:table-cell table:style-name="Default" office:value-type="float" office:value="3.8" calcext:value-type="float">
            <text:p>3.8</text:p>
          </table:table-cell>
          <table:table-cell table:formula="of:=[.S128]/[.G128]" office:value-type="float" office:value="7.41472118662653" calcext:value-type="float">
            <text:p>7.41</text:p>
          </table:table-cell>
          <table:table-cell table:formula="of:=[.V128]/[.D128]" office:value-type="float" office:value="0.115151515151515" calcext:value-type="float">
            <text:p>0.115151515151515</text:p>
          </table:table-cell>
          <table:table-cell office:value-type="float" office:value="0.130742855757985" calcext:value-type="float">
            <text:p>0.130742855757985</text:p>
          </table:table-cell>
          <table:table-cell office:value-type="float" office:value="4.78" calcext:value-type="float">
            <text:p>4.78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table:style-name="ce45" office:value-type="float" office:value="178" calcext:value-type="float">
            <text:p>178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/>
          <table:table-cell office:value-type="float" office:value="13.49271" calcext:value-type="float">
            <text:p>13.49271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table:style-name="ce45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E129]-[.G129])/[.G129]/[.G129]" office:value-type="float" office:value="0.232206764977399" calcext:value-type="float">
            <text:p>0.23</text:p>
          </table:table-cell>
          <table:table-cell table:formula="of:=[.E129]-[.G129]" office:value-type="float" office:value="42.27399" calcext:value-type="float">
            <text:p>42.27</text:p>
          </table:table-cell>
          <table:table-cell table:formula="of:=[.G129]^3/[.S129]" office:value-type="float" office:value="58.1064466460022" calcext:value-type="float">
            <text:p>58.11</text:p>
          </table:table-cell>
          <table:table-cell table:style-name="Default" office:value-type="float" office:value="5.8" calcext:value-type="float">
            <text:p>5.8</text:p>
          </table:table-cell>
          <table:table-cell table:style-name="Default" office:value-type="float" office:value="0.61" calcext:value-type="float">
            <text:p>0.61</text:p>
          </table:table-cell>
          <table:table-cell table:formula="of:=[.S129]/[.G129]" office:value-type="float" office:value="3.1330985398782" calcext:value-type="float">
            <text:p>3.13</text:p>
          </table:table-cell>
          <table:table-cell table:formula="of:=[.V129]/[.D129]" office:value-type="float" office:value="0.0184848484848485" calcext:value-type="float">
            <text:p>0.0184848484848485</text:p>
          </table:table-cell>
          <table:table-cell office:value-type="float" office:value="0.209472363285647" calcext:value-type="float">
            <text:p>0.209472363285647</text:p>
          </table:table-cell>
          <table:table-cell office:value-type="float" office:value="2.95" calcext:value-type="float">
            <text:p>2.95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7" calcext:value-type="float">
            <text:p>7</text:p>
          </table:table-cell>
          <table:table-cell table:style-name="ce45" office:value-type="float" office:value="179" calcext:value-type="float">
            <text:p>179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117.14373" calcext:value-type="float">
            <text:p>117.14373</text:p>
          </table:table-cell>
          <table:table-cell/>
          <table:table-cell office:value-type="float" office:value="8.23416" calcext:value-type="float">
            <text:p>8.23416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table:style-name="ce45" office:value-type="string" calcext:value-type="string">
            <text:p>XZ</text:p>
          </table:table-cell>
          <table:table-cell/>
          <table:table-cell office:value-type="float" office:value="299.5" calcext:value-type="float">
            <text:p>299.5</text:p>
          </table:table-cell>
          <table:table-cell office:value-type="float" office:value="236.5" calcext:value-type="float">
            <text:p>236.5</text:p>
          </table:table-cell>
          <table:table-cell table:number-columns-repeated="2"/>
          <table:table-cell table:formula="of:=([.E130]-[.G130])/[.G130]/[.G130]" office:value-type="float" office:value="1.60630288767431" calcext:value-type="float">
            <text:p>1.61</text:p>
          </table:table-cell>
          <table:table-cell table:formula="of:=[.E130]-[.G130]" office:value-type="float" office:value="108.90957" calcext:value-type="float">
            <text:p>108.91</text:p>
          </table:table-cell>
          <table:table-cell table:formula="of:=[.G130]^3/[.S130]" office:value-type="float" office:value="5.12615650708432" calcext:value-type="float">
            <text:p>5.13</text:p>
          </table:table-cell>
          <table:table-cell table:number-columns-repeated="2"/>
          <table:table-cell table:formula="of:=[.S130]/[.G130]" office:value-type="float" office:value="13.2265549855723" calcext:value-type="float">
            <text:p>13.23</text:p>
          </table:table-cell>
          <table:table-cell/>
          <table:table-cell office:value-type="float" office:value="0.288401993904733" calcext:value-type="float">
            <text:p>0.288401993904733</text:p>
          </table:table-cell>
          <table:table-cell office:value-type="float" office:value="5.14" calcext:value-type="float">
            <text:p>5.14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table:style-name="ce45" office:value-type="float" office:value="181" calcext:value-type="float">
            <text:p>181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/>
          <table:table-cell office:value-type="float" office:value="11.61501" calcext:value-type="float">
            <text:p>11.61501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E131]-[.G131])/[.G131]/[.G131]" office:value-type="float" office:value="0.2100639987081" calcext:value-type="float">
            <text:p>0.21</text:p>
          </table:table-cell>
          <table:table-cell table:formula="of:=[.E131]-[.G131]" office:value-type="float" office:value="28.33941" calcext:value-type="float">
            <text:p>28.34</text:p>
          </table:table-cell>
          <table:table-cell table:formula="of:=[.G131]^3/[.S131]" office:value-type="float" office:value="55.292720653861" calcext:value-type="float">
            <text:p>55.29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0.28" calcext:value-type="float">
            <text:p>0.28</text:p>
          </table:table-cell>
          <table:table-cell table:formula="of:=[.S131]/[.G131]" office:value-type="float" office:value="2.43989544563457" calcext:value-type="float">
            <text:p>2.44</text:p>
          </table:table-cell>
          <table:table-cell table:formula="of:=[.V131]/[.D131]" office:value-type="float" office:value="0.00848484848484849" calcext:value-type="float">
            <text:p>0.00848484848484849</text:p>
          </table:table-cell>
          <table:table-cell office:value-type="float" office:value="0.705723310455789" calcext:value-type="float">
            <text:p>0.705723310455789</text:p>
          </table:table-cell>
          <table:table-cell office:value-type="float" office:value="1.95" calcext:value-type="float">
            <text:p>1.95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0" calcext:value-type="float">
            <text:p>0</text:p>
          </table:table-cell>
          <table:table-cell table:style-name="ce45"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/>
          <table:table-cell office:value-type="float" office:value="34.97076" calcext:value-type="float">
            <text:p>34.97076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2"/>
          <table:table-cell table:formula="of:=([.E132]-[.G132])/[.G132]/[.G132]" office:value-type="float" office:value="0.0952696951498591" calcext:value-type="float">
            <text:p>0.10</text:p>
          </table:table-cell>
          <table:table-cell table:formula="of:=[.E132]-[.G132]" office:value-type="float" office:value="116.51046" calcext:value-type="float">
            <text:p>116.51</text:p>
          </table:table-cell>
          <table:table-cell table:formula="of:=[.G132]^3/[.S132]" office:value-type="float" office:value="367.071186120529" calcext:value-type="float">
            <text:p>367.07</text:p>
          </table:table-cell>
          <table:table-cell office:value-type="float" office:value="1.05040054509334" calcext:value-type="float">
            <text:p>1.05</text:p>
          </table:table-cell>
          <table:table-cell office:value-type="float" office:value="2.40468957092015" calcext:value-type="float">
            <text:p>2.40</text:p>
          </table:table-cell>
          <table:table-cell table:formula="of:=[.S132]/[.G132]" office:value-type="float" office:value="3.33165364435889" calcext:value-type="float">
            <text:p>3.33</text:p>
          </table:table-cell>
          <table:table-cell table:formula="of:=[.V132]/[.D132]" office:value-type="float" office:value="0.0924880604200058" calcext:value-type="float">
            <text:p>0.0924880604200058</text:p>
          </table:table-cell>
          <table:table-cell office:value-type="float" office:value="0.249287050703638" calcext:value-type="float">
            <text:p>0.249287050703638</text:p>
          </table:table-cell>
          <table:table-cell office:value-type="float" office:value="6.17" calcext:value-type="float">
            <text:p>6.17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1" calcext:value-type="float">
            <text:p>1</text:p>
          </table:table-cell>
          <table:table-cell table:style-name="ce45"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/>
          <table:table-cell office:value-type="float" office:value="13.9128" calcext:value-type="float">
            <text:p>13.9128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([.E133]-[.G133])/[.G133]/[.G133]" office:value-type="float" office:value="0.214570064867027" calcext:value-type="float">
            <text:p>0.21</text:p>
          </table:table-cell>
          <table:table-cell table:formula="of:=[.E133]-[.G133]" office:value-type="float" office:value="41.53347" calcext:value-type="float">
            <text:p>41.53</text:p>
          </table:table-cell>
          <table:table-cell table:formula="of:=[.G133]^3/[.S133]" office:value-type="float" office:value="64.8403588292804" calcext:value-type="float">
            <text:p>64.84</text:p>
          </table:table-cell>
          <table:table-cell office:value-type="float" office:value="3.68772069939128" calcext:value-type="float">
            <text:p>3.69</text:p>
          </table:table-cell>
          <table:table-cell office:value-type="float" office:value="1.4148621224612" calcext:value-type="float">
            <text:p>1.41</text:p>
          </table:table-cell>
          <table:table-cell table:formula="of:=[.S133]/[.G133]" office:value-type="float" office:value="2.98527039848197" calcext:value-type="float">
            <text:p>2.99</text:p>
          </table:table-cell>
          <table:table-cell table:formula="of:=[.V133]/[.D133]" office:value-type="float" office:value="0.0544177739408154" calcext:value-type="float">
            <text:p>0.0544177739408154</text:p>
          </table:table-cell>
          <table:table-cell office:value-type="float" office:value="0.0769191304639518" calcext:value-type="float">
            <text:p>0.0769191304639518</text:p>
          </table:table-cell>
          <table:table-cell office:value-type="float" office:value="2.59" calcext:value-type="float">
            <text:p>2.59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2" calcext:value-type="float">
            <text:p>2</text:p>
          </table:table-cell>
          <table:table-cell table:style-name="ce45"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/>
          <table:table-cell office:value-type="float" office:value="21.43284" calcext:value-type="float">
            <text:p>21.43284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([.E134]-[.G134])/[.G134]/[.G134]" office:value-type="float" office:value="0.0783544724690127" calcext:value-type="float">
            <text:p>0.08</text:p>
          </table:table-cell>
          <table:table-cell table:formula="of:=[.E134]-[.G134]" office:value-type="float" office:value="35.99343" calcext:value-type="float">
            <text:p>35.99</text:p>
          </table:table-cell>
          <table:table-cell table:formula="of:=[.G134]^3/[.S134]" office:value-type="float" office:value="273.536906377312" calcext:value-type="float">
            <text:p>273.54</text:p>
          </table:table-cell>
          <table:table-cell office:value-type="float" office:value="1.11" calcext:value-type="float">
            <text:p>1.11</text:p>
          </table:table-cell>
          <table:table-cell office:value-type="float" office:value="1.94" calcext:value-type="float">
            <text:p>1.94</text:p>
          </table:table-cell>
          <table:table-cell table:formula="of:=[.S134]/[.G134]" office:value-type="float" office:value="1.67935887171276" calcext:value-type="float">
            <text:p>1.68</text:p>
          </table:table-cell>
          <table:table-cell table:formula="of:=[.V134]/[.D134]" office:value-type="float" office:value="0.0746153846153846" calcext:value-type="float">
            <text:p>0.0746153846153846</text:p>
          </table:table-cell>
          <table:table-cell office:value-type="float" office:value="0.319037360347755" calcext:value-type="float">
            <text:p>0.319037360347755</text:p>
          </table:table-cell>
          <table:table-cell office:value-type="float" office:value="3.51" calcext:value-type="float">
            <text:p>3.51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3" calcext:value-type="float">
            <text:p>3</text:p>
          </table:table-cell>
          <table:table-cell table:style-name="ce45"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78.85449" calcext:value-type="float">
            <text:p>78.85449</text:p>
          </table:table-cell>
          <table:table-cell/>
          <table:table-cell office:value-type="float" office:value="66.66495" calcext:value-type="float">
            <text:p>66.66495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6.5" calcext:value-type="float">
            <text:p>176.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  <table:table-cell table:formula="of:=([.E135]-[.G135])/[.G135]/[.G135]" office:value-type="float" office:value="0.00274278775175057" calcext:value-type="float">
            <text:p>0.00</text:p>
          </table:table-cell>
          <table:table-cell table:formula="of:=[.E135]-[.G135]" office:value-type="float" office:value="12.18954" calcext:value-type="float">
            <text:p>12.19</text:p>
          </table:table-cell>
          <table:table-cell table:formula="of:=[.G135]^3/[.S135]" office:value-type="float" office:value="24305.5445896065" calcext:value-type="float">
            <text:p>24305.54</text:p>
          </table:table-cell>
          <table:table-cell office:value-type="float" office:value="1.17843583259346" calcext:value-type="float">
            <text:p>1.18</text:p>
          </table:table-cell>
          <table:table-cell office:value-type="float" office:value="0.222690391108961" calcext:value-type="float">
            <text:p>0.22</text:p>
          </table:table-cell>
          <table:table-cell table:formula="of:=[.S135]/[.G135]" office:value-type="float" office:value="0.182847808331064" calcext:value-type="float">
            <text:p>0.18</text:p>
          </table:table-cell>
          <table:table-cell table:formula="of:=[.V135]/[.D135]" office:value-type="float" office:value="0.00856501504265235" calcext:value-type="float">
            <text:p>0.00856501504265235</text:p>
          </table:table-cell>
          <table:table-cell office:value-type="float" office:value="0.233609073092289" calcext:value-type="float">
            <text:p>0.233609073092289</text:p>
          </table:table-cell>
          <table:table-cell office:value-type="float" office:value="6.08" calcext:value-type="float">
            <text:p>6.08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4" calcext:value-type="float">
            <text:p>4</text:p>
          </table:table-cell>
          <table:table-cell table:style-name="ce45"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/>
          <table:table-cell office:value-type="float" office:value="9.60234" calcext:value-type="float">
            <text:p>9.60234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([.E136]-[.G136])/[.G136]/[.G136]" office:value-type="float" office:value="0.668711723720473" calcext:value-type="float">
            <text:p>0.67</text:p>
          </table:table-cell>
          <table:table-cell table:formula="of:=[.E136]-[.G136]" office:value-type="float" office:value="61.65852" calcext:value-type="float">
            <text:p>61.66</text:p>
          </table:table-cell>
          <table:table-cell table:formula="of:=[.G136]^3/[.S136]" office:value-type="float" office:value="14.3594611241089" calcext:value-type="float">
            <text:p>14.36</text:p>
          </table:table-cell>
          <table:table-cell office:value-type="float" office:value="12.3785857611808" calcext:value-type="float">
            <text:p>12.38</text:p>
          </table:table-cell>
          <table:table-cell office:value-type="float" office:value="3.30712698900468" calcext:value-type="float">
            <text:p>3.31</text:p>
          </table:table-cell>
          <table:table-cell table:formula="of:=[.S136]/[.G136]" office:value-type="float" office:value="6.42119733315005" calcext:value-type="float">
            <text:p>6.42</text:p>
          </table:table-cell>
          <table:table-cell table:formula="of:=[.V136]/[.D136]" office:value-type="float" office:value="0.0972684408530788" calcext:value-type="float">
            <text:p>0.0972684408530788</text:p>
          </table:table-cell>
          <table:table-cell office:value-type="float" office:value="0.231198540834628" calcext:value-type="float">
            <text:p>0.231198540834628</text:p>
          </table:table-cell>
          <table:table-cell office:value-type="float" office:value="4.18" calcext:value-type="float">
            <text:p>4.18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5" calcext:value-type="float">
            <text:p>5</text:p>
          </table:table-cell>
          <table:table-cell table:style-name="ce45"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79.20429" calcext:value-type="float">
            <text:p>79.20429</text:p>
          </table:table-cell>
          <table:table-cell/>
          <table:table-cell office:value-type="float" office:value="9.24198" calcext:value-type="float">
            <text:p>9.24198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([.E137]-[.G137])/[.G137]/[.G137]" office:value-type="float" office:value="0.819094654660818" calcext:value-type="float">
            <text:p>0.82</text:p>
          </table:table-cell>
          <table:table-cell table:formula="of:=[.E137]-[.G137]" office:value-type="float" office:value="69.96231" calcext:value-type="float">
            <text:p>69.96</text:p>
          </table:table-cell>
          <table:table-cell table:formula="of:=[.G137]^3/[.S137]" office:value-type="float" office:value="11.28316483011" calcext:value-type="float">
            <text:p>11.28</text:p>
          </table:table-cell>
          <table:table-cell office:value-type="float" office:value="9.52256127781545" calcext:value-type="float">
            <text:p>9.52</text:p>
          </table:table-cell>
          <table:table-cell office:value-type="float" office:value="8.54567635144719" calcext:value-type="float">
            <text:p>8.55</text:p>
          </table:table-cell>
          <table:table-cell table:formula="of:=[.S137]/[.G137]" office:value-type="float" office:value="7.57005641648218" calcext:value-type="float">
            <text:p>7.57</text:p>
          </table:table-cell>
          <table:table-cell table:formula="of:=[.V137]/[.D137]" office:value-type="float" office:value="0.251343422101388" calcext:value-type="float">
            <text:p>0.251343422101388</text:p>
          </table:table-cell>
          <table:table-cell office:value-type="float" office:value="0.595506946611812" calcext:value-type="float">
            <text:p>0.595506946611812</text:p>
          </table:table-cell>
          <table:table-cell office:value-type="float" office:value="4.59" calcext:value-type="float">
            <text:p>4.59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6" calcext:value-type="float">
            <text:p>6</text:p>
          </table:table-cell>
          <table:table-cell table:style-name="ce45"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17.48825" calcext:value-type="float">
            <text:p>117.48825</text:p>
          </table:table-cell>
          <table:table-cell/>
          <table:table-cell office:value-type="float" office:value="5.58558" calcext:value-type="float">
            <text:p>5.58558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table:formula="of:=([.E138]-[.G138])/[.G138]/[.G138]" office:value-type="float" office:value="3.58677303480679" calcext:value-type="float">
            <text:p>3.59</text:p>
          </table:table-cell>
          <table:table-cell table:formula="of:=[.E138]-[.G138]" office:value-type="float" office:value="111.90267" calcext:value-type="float">
            <text:p>111.90</text:p>
          </table:table-cell>
          <table:table-cell table:formula="of:=[.G138]^3/[.S138]" office:value-type="float" office:value="1.55727166056965" calcext:value-type="float">
            <text:p>1.56</text:p>
          </table:table-cell>
          <table:table-cell table:number-columns-repeated="2"/>
          <table:table-cell table:formula="of:=[.S138]/[.G138]" office:value-type="float" office:value="20.0342077277561" calcext:value-type="float">
            <text:p>20.03</text:p>
          </table:table-cell>
          <table:table-cell/>
          <table:table-cell office:value-type="float" office:value="0.706367034730731" calcext:value-type="float">
            <text:p>0.706367034730731</text:p>
          </table:table-cell>
          <table:table-cell office:value-type="float" office:value="5.9" calcext:value-type="float">
            <text:p>5.9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7" calcext:value-type="float">
            <text:p>7</text:p>
          </table:table-cell>
          <table:table-cell table:style-name="ce45" office:value-type="float" office:value="189" calcext:value-type="float">
            <text:p>189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/>
          <table:table-cell office:value-type="float" office:value="14.21343" calcext:value-type="float">
            <text:p>14.21343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([.E139]-[.G139])/[.G139]/[.G139]" office:value-type="float" office:value="0.187797302040233" calcext:value-type="float">
            <text:p>0.19</text:p>
          </table:table-cell>
          <table:table-cell table:formula="of:=[.E139]-[.G139]" office:value-type="float" office:value="37.93911" calcext:value-type="float">
            <text:p>37.94</text:p>
          </table:table-cell>
          <table:table-cell table:formula="of:=[.G139]^3/[.S139]" office:value-type="float" office:value="75.6849531147948" calcext:value-type="float">
            <text:p>75.68</text:p>
          </table:table-cell>
          <table:table-cell office:value-type="float" office:value="6.28142763597451" calcext:value-type="float">
            <text:p>6.28</text:p>
          </table:table-cell>
          <table:table-cell office:value-type="float" office:value="0.565549625643024" calcext:value-type="float">
            <text:p>0.57</text:p>
          </table:table-cell>
          <table:table-cell table:formula="of:=[.S139]/[.G139]" office:value-type="float" office:value="2.66924380673771" calcext:value-type="float">
            <text:p>2.67</text:p>
          </table:table-cell>
          <table:table-cell table:formula="of:=[.V139]/[.D139]" office:value-type="float" office:value="0.0166338125189125" calcext:value-type="float">
            <text:p>0.0166338125189125</text:p>
          </table:table-cell>
          <table:table-cell office:value-type="float" office:value="0.743472680158678" calcext:value-type="float">
            <text:p>0.743472680158678</text:p>
          </table:table-cell>
          <table:table-cell office:value-type="float" office:value="2.63" calcext:value-type="float">
            <text:p>2.63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8" calcext:value-type="float">
            <text:p>8</text:p>
          </table:table-cell>
          <table:table-cell table:style-name="ce45"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/>
          <table:table-cell office:value-type="float" office:value="13.9128" calcext:value-type="float">
            <text:p>13.9128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2"/>
          <table:table-cell table:formula="of:=([.E140]-[.G140])/[.G140]/[.G140]" office:value-type="float" office:value="0.31511499328373" calcext:value-type="float">
            <text:p>0.32</text:p>
          </table:table-cell>
          <table:table-cell table:formula="of:=[.E140]-[.G140]" office:value-type="float" office:value="60.99555" calcext:value-type="float">
            <text:p>61.00</text:p>
          </table:table-cell>
          <table:table-cell table:formula="of:=[.G140]^3/[.S140]" office:value-type="float" office:value="44.1515011869744" calcext:value-type="float">
            <text:p>44.15</text:p>
          </table:table-cell>
          <table:table-cell office:value-type="float" office:value="5.02122661249705" calcext:value-type="float">
            <text:p>5.02</text:p>
          </table:table-cell>
          <table:table-cell office:value-type="float" office:value="2.62106885050631" calcext:value-type="float">
            <text:p>2.62</text:p>
          </table:table-cell>
          <table:table-cell table:formula="of:=[.S140]/[.G140]" office:value-type="float" office:value="4.38413187855787" calcext:value-type="float">
            <text:p>4.38</text:p>
          </table:table-cell>
          <table:table-cell table:formula="of:=[.V140]/[.D140]" office:value-type="float" office:value="0.0770902603090091" calcext:value-type="float">
            <text:p>0.0770902603090091</text:p>
          </table:table-cell>
          <table:table-cell office:value-type="float" office:value="0.284992475372139" calcext:value-type="float">
            <text:p>0.284992475372139</text:p>
          </table:table-cell>
          <table:table-cell office:value-type="float" office:value="4.29" calcext:value-type="float">
            <text:p>4.29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6-03" calcext:value-type="date">
            <text:p>06/03/22</text:p>
          </table:table-cell>
          <table:table-cell table:style-name="Default" office:value-type="float" office:value="0" calcext:value-type="float">
            <text:p>0</text:p>
          </table:table-cell>
          <table:table-cell table:style-name="ce45"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/>
          <table:table-cell office:value-type="float" office:value="10.61082" calcext:value-type="float">
            <text:p>10.61082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([.E141]-[.G141])/[.G141]/[.G141]" office:value-type="float" office:value="0.451128031621157" calcext:value-type="float">
            <text:p>0.45</text:p>
          </table:table-cell>
          <table:table-cell table:formula="of:=[.E141]-[.G141]" office:value-type="float" office:value="50.79228" calcext:value-type="float">
            <text:p>50.79</text:p>
          </table:table-cell>
          <table:table-cell table:formula="of:=[.G141]^3/[.S141]" office:value-type="float" office:value="23.5206399430985" calcext:value-type="float">
            <text:p>23.52</text:p>
          </table:table-cell>
          <table:table-cell office:value-type="float" office:value="12.6128473405381" calcext:value-type="float">
            <text:p>12.61</text:p>
          </table:table-cell>
          <table:table-cell office:value-type="float" office:value="0.661408458072585" calcext:value-type="float">
            <text:p>0.66</text:p>
          </table:table-cell>
          <table:table-cell table:formula="of:=[.S141]/[.G141]" office:value-type="float" office:value="4.78683834048641" calcext:value-type="float">
            <text:p>4.79</text:p>
          </table:table-cell>
          <table:table-cell table:formula="of:=[.V141]/[.D141]" office:value-type="float" office:value="0.0254387868489456" calcext:value-type="float">
            <text:p>0.0254387868489456</text:p>
          </table:table-cell>
          <table:table-cell office:value-type="float" office:value="0.351071744106106" calcext:value-type="float">
            <text:p>0.351071744106106</text:p>
          </table:table-cell>
          <table:table-cell office:value-type="float" office:value="2.97" calcext:value-type="float">
            <text:p>2.97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6-03" calcext:value-type="date">
            <text:p>06/03/22</text:p>
          </table:table-cell>
          <table:table-cell table:style-name="Default" office:value-type="float" office:value="1" calcext:value-type="float">
            <text:p>1</text:p>
          </table:table-cell>
          <table:table-cell table:style-name="ce45"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65.68518" calcext:value-type="float">
            <text:p>65.68518</text:p>
          </table:table-cell>
          <table:table-cell/>
          <table:table-cell office:value-type="float" office:value="42.88515" calcext:value-type="float">
            <text:p>42.88515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19.5" calcext:value-type="float">
            <text:p>119.5</text:p>
          </table:table-cell>
          <table:table-cell table:number-columns-repeated="2"/>
          <table:table-cell table:formula="of:=([.E142]-[.G142])/[.G142]/[.G142]" office:value-type="float" office:value="0.0123971413086252" calcext:value-type="float">
            <text:p>0.01</text:p>
          </table:table-cell>
          <table:table-cell table:formula="of:=[.E142]-[.G142]" office:value-type="float" office:value="22.80003" calcext:value-type="float">
            <text:p>22.80</text:p>
          </table:table-cell>
          <table:table-cell table:formula="of:=[.G142]^3/[.S142]" office:value-type="float" office:value="3459.27733921714" calcext:value-type="float">
            <text:p>3459.28</text:p>
          </table:table-cell>
          <table:table-cell table:number-columns-repeated="2"/>
          <table:table-cell table:formula="of:=[.S142]/[.G142]" office:value-type="float" office:value="0.531653264591589" calcext:value-type="float">
            <text:p>0.53</text:p>
          </table:table-cell>
          <table:table-cell/>
          <table:table-cell office:value-type="float" office:value="0.326164514049097" calcext:value-type="float">
            <text:p>0.326164514049097</text:p>
          </table:table-cell>
          <table:table-cell office:value-type="float" office:value="1.69" calcext:value-type="float">
            <text:p>1.69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6-03" calcext:value-type="date">
            <text:p>06/03/22</text:p>
          </table:table-cell>
          <table:table-cell table:style-name="Default" office:value-type="float" office:value="2" calcext:value-type="float">
            <text:p>2</text:p>
          </table:table-cell>
          <table:table-cell table:style-name="ce45"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/>
          <table:table-cell office:value-type="float" office:value="10.61082" calcext:value-type="float">
            <text:p>10.61082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2"/>
          <table:table-cell table:formula="of:=([.E143]-[.G143])/[.G143]/[.G143]" office:value-type="float" office:value="0.395333486480039" calcext:value-type="float">
            <text:p>0.40</text:p>
          </table:table-cell>
          <table:table-cell table:formula="of:=[.E143]-[.G143]" office:value-type="float" office:value="44.5104" calcext:value-type="float">
            <text:p>44.51</text:p>
          </table:table-cell>
          <table:table-cell table:formula="of:=[.G143]^3/[.S143]" office:value-type="float" office:value="26.8401750999551" calcext:value-type="float">
            <text:p>26.84</text:p>
          </table:table-cell>
          <table:table-cell office:value-type="float" office:value="7.22236149425952" calcext:value-type="float">
            <text:p>7.22</text:p>
          </table:table-cell>
          <table:table-cell office:value-type="float" office:value="0.530322476159228" calcext:value-type="float">
            <text:p>0.53</text:p>
          </table:table-cell>
          <table:table-cell table:formula="of:=[.S143]/[.G143]" office:value-type="float" office:value="4.19481246501213" calcext:value-type="float">
            <text:p>4.19</text:p>
          </table:table-cell>
          <table:table-cell table:formula="of:=[.V143]/[.D143]" office:value-type="float" office:value="0.0203970183138165" calcext:value-type="float">
            <text:p>0.0203970183138165</text:p>
          </table:table-cell>
          <table:table-cell office:value-type="float" office:value="0.203264457487947" calcext:value-type="float">
            <text:p>0.203264457487947</text:p>
          </table:table-cell>
          <table:table-cell office:value-type="float" office:value="1.32" calcext:value-type="float">
            <text:p>1.32</text:p>
          </table:table-cell>
          <table:table-cell table:number-columns-repeated="998"/>
        </table:table-row>
        <table:table-row table:style-name="ro1">
          <table:table-cell table:style-name="ce6" office:value-type="date" office:date-value="2022-06-03" calcext:value-type="date">
            <text:p>06/03/22</text:p>
          </table:table-cell>
          <table:table-cell table:style-name="Default" office:value-type="float" office:value="3" calcext:value-type="float">
            <text:p>3</text:p>
          </table:table-cell>
          <table:table-cell table:style-name="ce45"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23.08835" calcext:value-type="float">
            <text:p>123.08835</text:p>
          </table:table-cell>
          <table:table-cell/>
          <table:table-cell office:value-type="float" office:value="44.57343" calcext:value-type="float">
            <text:p>44.57343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3.5" calcext:value-type="float">
            <text:p>263.5</text:p>
          </table:table-cell>
          <table:table-cell office:value-type="float" office:value="268.5" calcext:value-type="float">
            <text:p>268.5</text:p>
          </table:table-cell>
          <table:table-cell table:number-columns-repeated="2"/>
          <table:table-cell table:formula="of:=([.E144]-[.G144])/[.G144]/[.G144]" office:value-type="float" office:value="0.039518466390591" calcext:value-type="float">
            <text:p>0.04</text:p>
          </table:table-cell>
          <table:table-cell table:formula="of:=[.E144]-[.G144]" office:value-type="float" office:value="78.51492" calcext:value-type="float">
            <text:p>78.51</text:p>
          </table:table-cell>
          <table:table-cell table:formula="of:=[.G144]^3/[.S144]" office:value-type="float" office:value="1127.91396203099" calcext:value-type="float">
            <text:p>1127.91</text:p>
          </table:table-cell>
          <table:table-cell office:value-type="float" office:value="1.70836850437093" calcext:value-type="float">
            <text:p>1.71</text:p>
          </table:table-cell>
          <table:table-cell office:value-type="float" office:value="0.0510629542794085" calcext:value-type="float">
            <text:p>0.05</text:p>
          </table:table-cell>
          <table:table-cell table:formula="of:=[.S144]/[.G144]" office:value-type="float" office:value="1.76147359536836" calcext:value-type="float">
            <text:p>1.76</text:p>
          </table:table-cell>
          <table:table-cell table:formula="of:=[.V144]/[.D144]" office:value-type="float" office:value="0.00196395977997725" calcext:value-type="float">
            <text:p>0.00196395977997725</text:p>
          </table:table-cell>
          <table:table-cell office:value-type="float" office:value="0.256960089098191" calcext:value-type="float">
            <text:p>0.256960089098191</text:p>
          </table:table-cell>
          <table:table-cell office:value-type="float" office:value="2.88" calcext:value-type="float">
            <text:p>2.88</text:p>
          </table:table-cell>
          <table:table-cell table:number-columns-repeated="998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ain.Y1:main.Y1048576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05312022-" table:style-name="ta1">
        <table:table-column table:style-name="co8" table:default-cell-style-name="ce6"/>
        <table:table-column table:style-name="co8" table:default-cell-style-name="Default"/>
        <table:table-column table:style-name="co8" table:default-cell-style-name="ce45"/>
        <table:table-column table:style-name="co8" table:number-columns-repeated="3" table:default-cell-style-name="Default"/>
        <table:table-column table:style-name="co8" table:default-cell-style-name="ce45"/>
        <table:table-column table:style-name="co8" table:default-cell-style-name="ce41"/>
        <table:table-column table:style-name="co8" table:number-columns-repeated="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41"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135.29736" calcext:value-type="float">
            <text:p>135.29736</text:p>
          </table:table-cell>
          <table:table-cell table:style-name="ce45" office:value-type="float" office:value="81.85254" calcext:value-type="float">
            <text:p>81.85254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63.68307" calcext:value-type="float">
            <text:p>63.68307</text:p>
          </table:table-cell>
          <table:table-cell table:style-name="ce45" office:value-type="float" office:value="15.53706" calcext:value-type="float">
            <text:p>15.53706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83.84079" calcext:value-type="float">
            <text:p>83.84079</text:p>
          </table:table-cell>
          <table:table-cell table:style-name="ce45"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66.66495" calcext:value-type="float">
            <text:p>66.66495</text:p>
          </table:table-cell>
          <table:table-cell table:style-name="ce45" office:value-type="float" office:value="22.09548" calcext:value-type="float">
            <text:p>22.09548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96.04782" calcext:value-type="float">
            <text:p>96.04782</text:p>
          </table:table-cell>
          <table:table-cell table:style-name="ce45" office:value-type="float" office:value="10.19073" calcext:value-type="float">
            <text:p>10.19073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71.62683" calcext:value-type="float">
            <text:p>71.62683</text:p>
          </table:table-cell>
          <table:table-cell table:style-name="ce45" office:value-type="float" office:value="11.24508" calcext:value-type="float">
            <text:p>11.24508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table:style-name="ce45" office:value-type="float" office:value="40" calcext:value-type="float">
            <text:p>40</text:p>
          </table:table-cell>
          <table:table-cell table:style-name="ce41" office:value-type="float" office:value="93.71769" calcext:value-type="float">
            <text:p>93.71769</text:p>
          </table:table-cell>
          <table:table-cell table:style-name="ce41"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45" office:value-type="float" office:value="40" calcext:value-type="float">
            <text:p>40</text:p>
          </table:table-cell>
          <table:table-cell table:style-name="ce41" office:value-type="float" office:value="81.85254" calcext:value-type="float">
            <text:p>81.85254</text:p>
          </table:table-cell>
          <table:table-cell table:style-name="ce41" office:value-type="float" office:value="28.7397" calcext:value-type="float">
            <text:p>28.739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style-name="ce45" office:value-type="float" office:value="40" calcext:value-type="float">
            <text:p>40</text:p>
          </table:table-cell>
          <table:table-cell table:style-name="ce41" office:value-type="float" office:value="65.68518" calcext:value-type="float">
            <text:p>65.68518</text:p>
          </table:table-cell>
          <table:table-cell table:style-name="ce41" office:value-type="float" office:value="36.96759" calcext:value-type="float">
            <text:p>36.9675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70.5" calcext:value-type="float">
            <text:p>170.5</text:p>
          </table:table-cell>
          <table:table-cell office:value-type="float" office:value="143.5" calcext:value-type="float">
            <text:p>14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table:style-name="ce45" office:value-type="float" office:value="40" calcext:value-type="float">
            <text:p>40</text:p>
          </table:table-cell>
          <table:table-cell table:style-name="ce41" office:value-type="float" office:value="112.55112" calcext:value-type="float">
            <text:p>112.55112</text:p>
          </table:table-cell>
          <table:table-cell table:style-name="ce41" office:value-type="float" office:value="81.54102" calcext:value-type="float">
            <text:p>81.5410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/>
          <table:table-cell office:value-type="float" office:value="247.5" calcext:value-type="float">
            <text:p>247.5</text:p>
          </table:table-cell>
          <table:table-cell office:value-type="float" office:value="233.5" calcext:value-type="float">
            <text:p>23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1"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86.79221" calcext:value-type="float">
            <text:p>186.79221</text:p>
          </table:table-cell>
          <table:table-cell table:style-name="ce41" office:value-type="float" office:value="38.59152" calcext:value-type="float">
            <text:p>38.5915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72.61023" calcext:value-type="float">
            <text:p>72.61023</text:p>
          </table:table-cell>
          <table:table-cell table:style-name="ce41" office:value-type="float" office:value="36.29373" calcext:value-type="float">
            <text:p>36.2937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63.68307" calcext:value-type="float">
            <text:p>63.68307</text:p>
          </table:table-cell>
          <table:table-cell table:style-name="ce41"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3.24089" calcext:value-type="float">
            <text:p>43.24089</text:p>
          </table:table-cell>
          <table:table-cell table:style-name="ce41" office:value-type="float" office:value="12.4839" calcext:value-type="float">
            <text:p>12.483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3.57155" calcext:value-type="float">
            <text:p>43.57155</text:p>
          </table:table-cell>
          <table:table-cell table:style-name="ce41" office:value-type="float" office:value="12.26544" calcext:value-type="float">
            <text:p>12.2654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60.70868" calcext:value-type="float">
            <text:p>160.70868</text:p>
          </table:table-cell>
          <table:table-cell table:style-name="ce41" office:value-type="float" office:value="22.46574" calcext:value-type="float">
            <text:p>22.4657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39.28442" calcext:value-type="float">
            <text:p>139.28442</text:p>
          </table:table-cell>
          <table:table-cell table:style-name="ce41" office:value-type="float" office:value="16.55247" calcext:value-type="float">
            <text:p>16.5524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 office:value-type="float" office:value="13.49271" calcext:value-type="float">
            <text:p>13.4927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45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117.14373" calcext:value-type="float">
            <text:p>117.14373</text:p>
          </table:table-cell>
          <table:table-cell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45" office:value-type="string" calcext:value-type="string">
            <text:p>XZ</text:p>
          </table:table-cell>
          <table:table-cell/>
          <table:table-cell office:value-type="float" office:value="299.5" calcext:value-type="float">
            <text:p>299.5</text:p>
          </table:table-cell>
          <table:table-cell office:value-type="float" office:value="236.5" calcext:value-type="float">
            <text:p>236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203.94726" calcext:value-type="float">
            <text:p>203.94726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45" office:value-type="string" calcext:value-type="string">
            <text:p>XZ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38" calcext:value-type="float">
            <text:p>338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 office:value-type="float" office:value="11.61501" calcext:value-type="float">
            <text:p>11.6150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 office:value-type="float" office:value="34.97076" calcext:value-type="float">
            <text:p>34.9707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 office:value-type="float" office:value="21.43284" calcext:value-type="float">
            <text:p>21.4328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78.85449" calcext:value-type="float">
            <text:p>78.85449</text:p>
          </table:table-cell>
          <table:table-cell office:value-type="float" office:value="66.66495" calcext:value-type="float">
            <text:p>66.6649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6.5" calcext:value-type="float">
            <text:p>176.5</text:p>
          </table:table-cell>
          <table:table-cell office:value-type="float" office:value="149.5" calcext:value-type="float">
            <text:p>14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79.20429" calcext:value-type="float">
            <text:p>79.20429</text:p>
          </table:table-cell>
          <table:table-cell office:value-type="float" office:value="9.24198" calcext:value-type="float">
            <text:p>9.2419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17.48825" calcext:value-type="float">
            <text:p>117.48825</text:p>
          </table:table-cell>
          <table:table-cell office:value-type="float" office:value="5.58558" calcext:value-type="float">
            <text:p>5.5855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 office:value-type="float" office:value="14.21343" calcext:value-type="float">
            <text:p>14.21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65.68518" calcext:value-type="float">
            <text:p>65.68518</text:p>
          </table:table-cell>
          <table:table-cell office:value-type="float" office:value="42.88515" calcext:value-type="float">
            <text:p>42.8851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19.5" calcext:value-type="float">
            <text:p>119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23.08835" calcext:value-type="float">
            <text:p>123.08835</text:p>
          </table:table-cell>
          <table:table-cell office:value-type="float" office:value="44.57343" calcext:value-type="float">
            <text:p>44.57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3.5" calcext:value-type="float">
            <text:p>263.5</text:p>
          </table:table-cell>
          <table:table-cell office:value-type="float" office:value="268.5" calcext:value-type="float">
            <text:p>268.5</text:p>
          </table:table-cell>
          <table:table-cell table:number-columns-repeated="8"/>
        </table:table-row>
        <table:table-row table:style-name="ro1" table:number-rows-repeated="8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</table:table>
      <table:table table:name="10262021-02092022" table:style-name="ta2">
        <office:forms form:automatic-focus="false" form:apply-design-mode="false"/>
        <table:table-column table:style-name="co1" table:default-cell-style-name="ce41"/>
        <table:table-column table:style-name="co9" table:default-cell-style-name="ce41"/>
        <table:table-column table:style-name="co10" table:default-cell-style-name="ce41"/>
        <table:table-column table:style-name="co4" table:number-columns-repeated="3" table:default-cell-style-name="Default"/>
        <table:table-column table:style-name="co5" table:default-cell-style-name="ce41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8.9" calcext:value-type="float">
            <text:p>48.9</text:p>
          </table:table-cell>
          <table:table-cell table:style-name="ce41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3.4" calcext:value-type="float">
            <text:p>63.4</text:p>
          </table:table-cell>
          <table:table-cell table:style-name="ce41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/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0.7" calcext:value-type="float">
            <text:p>120.7</text:p>
          </table:table-cell>
          <table:table-cell table:style-name="ce41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7.5" calcext:value-type="float">
            <text:p>127.5</text:p>
          </table:table-cell>
          <table:table-cell table:style-name="ce4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75" calcext:value-type="float">
            <text:p>7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30" calcext:value-type="float">
            <text:p>3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75" calcext:value-type="float">
            <text:p>75</text:p>
          </table:table-cell>
          <table:table-cell table:style-name="ce41"/>
          <table:table-cell/>
          <table:table-cell office:value-type="float" office:value="0.16" calcext:value-type="float">
            <text:p>0.16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150" calcext:value-type="float">
            <text:p>15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49.7" calcext:value-type="float">
            <text:p>49.7</text:p>
          </table:table-cell>
          <table:table-cell table:style-name="ce41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40" calcext:value-type="float">
            <text:p>4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4.9" calcext:value-type="float">
            <text:p>44.9</text:p>
          </table:table-cell>
          <table:table-cell table:style-name="ce41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7.2" calcext:value-type="float">
            <text:p>47.2</text:p>
          </table:table-cell>
          <table:table-cell table:style-name="ce41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80.2" calcext:value-type="float">
            <text:p>80.2</text:p>
          </table:table-cell>
          <table:table-cell table:style-name="ce41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58.3" calcext:value-type="float">
            <text:p>58.3</text:p>
          </table:table-cell>
          <table:table-cell table:style-name="ce41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42" calcext:value-type="float">
            <text:p>42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86.1" calcext:value-type="float">
            <text:p>86.1</text:p>
          </table:table-cell>
          <table:table-cell table:style-name="ce41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93.6" calcext:value-type="float">
            <text:p>93.6</text:p>
          </table:table-cell>
          <table:table-cell table:style-name="ce41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51" calcext:value-type="float">
            <text:p>5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41" calcext:value-type="float">
            <text:p>4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41" calcext:value-type="float">
            <text:p>41</text:p>
          </table:table-cell>
          <table:table-cell table:style-name="ce41"/>
          <table:table-cell/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9.4" calcext:value-type="float">
            <text:p>109.4</text:p>
          </table:table-cell>
          <table:table-cell table:style-name="ce41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47.8" calcext:value-type="float">
            <text:p>47.8</text:p>
          </table:table-cell>
          <table:table-cell table:style-name="ce41"/>
          <table:table-cell table:style-name="ce41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10" calcext:value-type="float">
            <text:p>1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/>
          <table:table-cell/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number-columns-repeated="55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01.2" calcext:value-type="float">
            <text:p>201.2</text:p>
          </table:table-cell>
          <table:table-cell table:style-name="ce41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37.5" calcext:value-type="float">
            <text:p>137.5</text:p>
          </table:table-cell>
          <table:table-cell table:style-name="ce41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79.1" calcext:value-type="float">
            <text:p>179.1</text:p>
          </table:table-cell>
          <table:table-cell table:style-name="ce41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7.7" calcext:value-type="float">
            <text:p>257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39.8" calcext:value-type="float">
            <text:p>239.8</text:p>
          </table:table-cell>
          <table:table-cell table:style-name="ce41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28.7" calcext:value-type="float">
            <text:p>128.7</text:p>
          </table:table-cell>
          <table:table-cell table:style-name="ce41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97.3" calcext:value-type="float">
            <text:p>197.3</text:p>
          </table:table-cell>
          <table:table-cell table:style-name="ce41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111" calcext:value-type="float">
            <text:p>11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55.7" calcext:value-type="float">
            <text:p>155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66" calcext:value-type="float">
            <text:p>66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66" calcext:value-type="float">
            <text:p>66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95.1" calcext:value-type="float">
            <text:p>195.1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72.5" calcext:value-type="float">
            <text:p>72.5</text:p>
          </table:table-cell>
          <table:table-cell table:style-name="ce41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59.1" calcext:value-type="float">
            <text:p>159.1</text:p>
          </table:table-cell>
          <table:table-cell table:style-name="ce41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60.2" calcext:value-type="float">
            <text:p>160.2</text:p>
          </table:table-cell>
          <table:table-cell table:style-name="ce41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05.8" calcext:value-type="float">
            <text:p>205.8</text:p>
          </table:table-cell>
          <table:table-cell table:style-name="ce4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41" office:value-type="float" office:value="89" calcext:value-type="float">
            <text:p>89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34.9" calcext:value-type="float">
            <text:p>134.9</text:p>
          </table:table-cell>
          <table:table-cell table:style-name="ce41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4.6" calcext:value-type="float">
            <text:p>194.6</text:p>
          </table:table-cell>
          <table:table-cell table:style-name="ce41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20" calcext:value-type="float">
            <text:p>2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20" calcext:value-type="float">
            <text:p>20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 table:formula="of:=244.1*0.33" office:value-type="float" office:value="80.553" calcext:value-type="float">
            <text:p>80.553</text:p>
          </table:table-cell>
          <table:table-cell table:style-name="ce41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 table:formula="of:=377*0.33" office:value-type="float" office:value="124.41" calcext:value-type="float">
            <text:p>124.41</text:p>
          </table:table-cell>
          <table:table-cell table:style-name="ce41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 table:formula="of:=205*0.33" office:value-type="float" office:value="67.65" calcext:value-type="float">
            <text:p>67.65</text:p>
          </table:table-cell>
          <table:table-cell table:style-name="ce41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15" calcext:value-type="float">
            <text:p>1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15" calcext:value-type="float">
            <text:p>15</text:p>
          </table:table-cell>
          <table:table-cell table:style-name="ce41" table:formula="of:=270*0.33" office:value-type="float" office:value="89.1" calcext:value-type="float">
            <text:p>89.1</text:p>
          </table:table-cell>
          <table:table-cell table:style-name="ce41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15" calcext:value-type="float">
            <text:p>15</text:p>
          </table:table-cell>
          <table:table-cell table:style-name="ce41" table:formula="of:=411*0.33" office:value-type="float" office:value="135.63" calcext:value-type="float">
            <text:p>135.63</text:p>
          </table:table-cell>
          <table:table-cell table:style-name="ce41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41" office:value-type="float" office:value="15" calcext:value-type="float">
            <text:p>15</text:p>
          </table:table-cell>
          <table:table-cell table:style-name="ce41" table:formula="of:=549*0.33" office:value-type="float" office:value="181.17" calcext:value-type="float">
            <text:p>181.17</text:p>
          </table:table-cell>
          <table:table-cell table:style-name="ce41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8" calcext:value-type="float">
            <text:p>8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7.3" calcext:value-type="float">
            <text:p>157.3</text:p>
          </table:table-cell>
          <table:table-cell table:style-name="ce41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8" calcext:value-type="float">
            <text:p>8</text:p>
          </table:table-cell>
          <table:table-cell table:style-name="ce41" office:value-type="float" office:value="143.3" calcext:value-type="float">
            <text:p>143.3</text:p>
          </table:table-cell>
          <table:table-cell table:style-name="ce41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10.5" calcext:value-type="float">
            <text:p>110.5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47.4" calcext:value-type="float">
            <text:p>147.4</text:p>
          </table:table-cell>
          <table:table-cell table:style-name="ce41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76.8" calcext:value-type="float">
            <text:p>176.8</text:p>
          </table:table-cell>
          <table:table-cell table:style-name="ce4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/>
          <table:table-cell table:style-name="ce41" office:value-type="float" office:value="48.4" calcext:value-type="float">
            <text:p>48.4</text:p>
          </table:table-cell>
          <table:table-cell table:style-name="ce41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/>
          <table:table-cell/>
          <table:table-cell table:style-name="Default"/>
          <table:table-cell/>
          <table:table-cell table:style-name="ce41"/>
          <table:table-cell/>
          <table:table-cell table:style-name="ce41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6.1" calcext:value-type="float">
            <text:p>136.1</text:p>
          </table:table-cell>
          <table:table-cell table:style-name="ce41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100" calcext:value-type="float">
            <text:p>100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82.3" calcext:value-type="float">
            <text:p>182.3</text:p>
          </table:table-cell>
          <table:table-cell table:style-name="ce41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78.1" calcext:value-type="float">
            <text:p>178.1</text:p>
          </table:table-cell>
          <table:table-cell table:style-name="ce41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350*0.16" office:value-type="float" office:value="56" calcext:value-type="float">
            <text:p>56</text:p>
          </table:table-cell>
          <table:table-cell table:formula="of:=71*0.16" office:value-type="float" office:value="11.36" calcext:value-type="float">
            <text:p>11.3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table:number-columns-repeated="51"/>
        </table:table-row>
        <table:table-row table:style-name="ro1">
          <table:table-cell table:style-name="ce39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389*0.16" office:value-type="float" office:value="62.24" calcext:value-type="float">
            <text:p>62.24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73.5" calcext:value-type="float">
            <text:p>273.5</text:p>
          </table:table-cell>
          <table:table-cell table:number-columns-repeated="51"/>
        </table:table-row>
        <table:table-row table:style-name="ro1">
          <table:table-cell table:style-name="ce39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839*0.16" office:value-type="float" office:value="134.24" calcext:value-type="float">
            <text:p>134.24</text:p>
          </table:table-cell>
          <table:table-cell table:formula="of:=175*0.16" office:value-type="float" office:value="28" calcext:value-type="float">
            <text:p>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table:number-columns-repeated="51"/>
        </table:table-row>
        <table:table-row table:style-name="ro1">
          <table:table-cell table:style-name="ce38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082022_percoll" table:style-name="ta1">
        <table:table-column table:style-name="co8" table:default-cell-style-name="ce38"/>
        <table:table-column table:style-name="co8" table:number-columns-repeated="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41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611*0.16" office:value-type="float" office:value="97.76" calcext:value-type="float">
            <text:p>97.76</text:p>
          </table:table-cell>
          <table:table-cell table:formula="of:=162*0.16" office:value-type="float" office:value="25.92" calcext:value-type="float">
            <text:p>2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2]-[.F2])/[.F2]^2" office:value-type="float" office:value="0.106929202865417" calcext:value-type="float">
            <text:p>0.10692920286541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296*0.16" office:value-type="float" office:value="47.36" calcext:value-type="float">
            <text:p>47.36</text:p>
          </table:table-cell>
          <table:table-cell table:formula="of:=155*0.16" office:value-type="float" office:value="24.8" calcext:value-type="float">
            <text:p>24.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3]-[.F3])/[.F3]^2" office:value-type="float" office:value="0.0366805411030177" calcext:value-type="float">
            <text:p>0.036680541103017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465*0.16" office:value-type="float" office:value="74.4" calcext:value-type="float">
            <text:p>74.4</text:p>
          </table:table-cell>
          <table:table-cell table:formula="of:=359*0.16" office:value-type="float" office:value="57.44" calcext:value-type="float">
            <text:p>57.4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4]-[.F4])/[.F4]^2" office:value-type="float" office:value="0.00514040083487869" calcext:value-type="float">
            <text:p>0.0051404008348786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56*0.16" office:value-type="float" office:value="56.96" calcext:value-type="float">
            <text:p>56.96</text:p>
          </table:table-cell>
          <table:table-cell table:formula="of:=41*0.16" office:value-type="float" office:value="6.56" calcext:value-type="float">
            <text:p>6.5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5]-[.F5])/[.F5]^2" office:value-type="float" office:value="1.17117787031529" calcext:value-type="float">
            <text:p>1.1711778703152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78*0.16" office:value-type="float" office:value="28.48" calcext:value-type="float">
            <text:p>28.48</text:p>
          </table:table-cell>
          <table:table-cell table:formula="of:=37*0.16" office:value-type="float" office:value="5.92" calcext:value-type="float">
            <text:p>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6]-[.F6])/[.F6]^2" office:value-type="float" office:value="0.643718042366691" calcext:value-type="float">
            <text:p>0.643718042366691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208*0.16" office:value-type="float" office:value="193.28" calcext:value-type="float">
            <text:p>193.28</text:p>
          </table:table-cell>
          <table:table-cell table:formula="of:=97*0.16" office:value-type="float" office:value="15.52" calcext:value-type="float">
            <text:p>15.5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7]-[.F7])/[.F7]^2" office:value-type="float" office:value="0.73799022212775" calcext:value-type="float">
            <text:p>0.73799022212775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552*0.16" office:value-type="float" office:value="88.32" calcext:value-type="float">
            <text:p>88.32</text:p>
          </table:table-cell>
          <table:table-cell table:formula="of:=83*0.16" office:value-type="float" office:value="13.28" calcext:value-type="float">
            <text:p>13.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8]-[.F8])/[.F8]^2" office:value-type="float" office:value="0.425497169400494" calcext:value-type="float">
            <text:p>0.425497169400494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16*0.16" office:value-type="float" office:value="50.56" calcext:value-type="float">
            <text:p>50.56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9]-[.F9])/[.F9]^2" office:value-type="float" office:value="0.518176020408163" calcext:value-type="float">
            <text:p>0.51817602040816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058*0.16" office:value-type="float" office:value="169.28" calcext:value-type="float">
            <text:p>169.28</text:p>
          </table:table-cell>
          <table:table-cell table:formula="of:=179*0.16" office:value-type="float" office:value="28.64" calcext:value-type="float">
            <text:p>28.6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0]-[.F10])/[.F10]^2" office:value-type="float" office:value="0.171460004369402" calcext:value-type="float">
            <text:p>0.171460004369402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299*0.16" office:value-type="float" office:value="47.84" calcext:value-type="float">
            <text:p>47.84</text:p>
          </table:table-cell>
          <table:table-cell table:formula="of:=198*0.16" office:value-type="float" office:value="31.68" calcext:value-type="float">
            <text:p>31.6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1]-[.F11])/[.F11]^2" office:value-type="float" office:value="0.016101673298643" calcext:value-type="float">
            <text:p>0.01610167329864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.9" calcext:value-type="float">
            <text:p>49.9</text:p>
          </table:table-cell>
          <table:table-cell office:value-type="float" office:value="4.5" calcext:value-type="float">
            <text:p>4.5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2]-[.F12])/[.F12]^2" office:value-type="float" office:value="2.24197530864198" calcext:value-type="float">
            <text:p>2.24197530864198</text:p>
          </table:table-cell>
        </table:table-row>
      </table:table>
      <table:table table:name="before10262021" table:style-name="ta1">
        <table:table-column table:style-name="co8" table:default-cell-style-name="ce38"/>
        <table:table-column table:style-name="co11" table:default-cell-style-name="Default"/>
        <table:table-column table:style-name="co8" table:number-columns-repeated="8" table:default-cell-style-name="Default"/>
        <table:table-column table:style-name="co12" table:default-cell-style-name="Default"/>
        <table:table-column table:style-name="co8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41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37" office:value-type="date" office:date-value="2021-08-12" calcext:value-type="date">
            <text:p>08/12/21</text:p>
          </table:table-cell>
          <table:table-cell table:style-name="ce42" office:value-type="string" calcext:value-type="string">
            <text:p>2021-08-12_16h44m01s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0.2" calcext:value-type="float">
            <text:p>90.2</text:p>
          </table:table-cell>
          <table:table-cell table:style-name="ce42" office:value-type="float" office:value="35.5" calcext:value-type="float">
            <text:p>35.5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7" calcext:value-type="float">
            <text:p>507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5h56m31s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36.8" calcext:value-type="float">
            <text:p>36.8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0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6h02m57s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30.3" calcext:value-type="float">
            <text:p>30.3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559" calcext:value-type="float">
            <text:p>559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10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6h05m45s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.5" calcext:value-type="float">
            <text:p>80.5</text:p>
          </table:table-cell>
          <table:table-cell table:style-name="ce42" office:value-type="float" office:value="25.7" calcext:value-type="float">
            <text:p>25.7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3" calcext:value-type="float">
            <text:p>503</text:p>
          </table:table-cell>
          <table:table-cell table:style-name="ce42" office:value-type="float" office:value="509" calcext:value-type="float">
            <text:p>509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6h20m05s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1.1" calcext:value-type="float">
            <text:p>91.1</text:p>
          </table:table-cell>
          <table:table-cell table:style-name="ce42" office:value-type="float" office:value="30.5" calcext:value-type="float">
            <text:p>30.5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534" calcext:value-type="float">
            <text:p>53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10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6h22m52s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3.5" calcext:value-type="float">
            <text:p>93.5</text:p>
          </table:table-cell>
          <table:table-cell table:style-name="ce42" office:value-type="float" office:value="28.2" calcext:value-type="float">
            <text:p>28.2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544" calcext:value-type="float">
            <text:p>544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8" table:default-cell-style-name="Default"/>
        <table:table-column table:style-name="co13" table:default-cell-style-name="Default"/>
        <table:table-column table:style-name="co8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41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1" table:default-cell-style-name="ce41"/>
        <table:table-column table:style-name="co14" table:default-cell-style-name="ce41"/>
        <table:table-column table:style-name="co10" table:default-cell-style-name="ce41"/>
        <table:table-column table:style-name="co4" table:number-columns-repeated="3" table:default-cell-style-name="Default"/>
        <table:table-column table:style-name="co5" table:default-cell-style-name="ce41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2" calcext:value-type="date">
            <text:p>08/12/2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0.2" calcext:value-type="float">
            <text:p>90.2</text:p>
          </table:table-cell>
          <table:table-cell table:style-name="ce42" office:value-type="float" office:value="35.5" calcext:value-type="float">
            <text:p>35.5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7" calcext:value-type="float">
            <text:p>507</text:p>
          </table:table-cell>
          <table:table-cell table:style-name="ce4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36.8" calcext:value-type="float">
            <text:p>36.8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30.3" calcext:value-type="float">
            <text:p>30.3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.5" calcext:value-type="float">
            <text:p>80.5</text:p>
          </table:table-cell>
          <table:table-cell table:style-name="ce42" office:value-type="float" office:value="25.7" calcext:value-type="float">
            <text:p>25.7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3" calcext:value-type="float">
            <text:p>503</text:p>
          </table:table-cell>
          <table:table-cell table:style-name="ce4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1.1" calcext:value-type="float">
            <text:p>91.1</text:p>
          </table:table-cell>
          <table:table-cell table:style-name="ce42" office:value-type="float" office:value="30.5" calcext:value-type="float">
            <text:p>30.5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3.5" calcext:value-type="float">
            <text:p>93.5</text:p>
          </table:table-cell>
          <table:table-cell table:style-name="ce42" office:value-type="float" office:value="28.2" calcext:value-type="float">
            <text:p>28.2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8.9" calcext:value-type="float">
            <text:p>48.9</text:p>
          </table:table-cell>
          <table:table-cell table:style-name="ce41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38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3.4" calcext:value-type="float">
            <text:p>63.4</text:p>
          </table:table-cell>
          <table:table-cell table:style-name="ce41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0.7" calcext:value-type="float">
            <text:p>120.7</text:p>
          </table:table-cell>
          <table:table-cell table:style-name="ce41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7.5" calcext:value-type="float">
            <text:p>127.5</text:p>
          </table:table-cell>
          <table:table-cell table:style-name="ce4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49.7" calcext:value-type="float">
            <text:p>49.7</text:p>
          </table:table-cell>
          <table:table-cell table:style-name="ce41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4.9" calcext:value-type="float">
            <text:p>44.9</text:p>
          </table:table-cell>
          <table:table-cell table:style-name="ce41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7.2" calcext:value-type="float">
            <text:p>47.2</text:p>
          </table:table-cell>
          <table:table-cell table:style-name="ce41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80.2" calcext:value-type="float">
            <text:p>80.2</text:p>
          </table:table-cell>
          <table:table-cell table:style-name="ce41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58.3" calcext:value-type="float">
            <text:p>58.3</text:p>
          </table:table-cell>
          <table:table-cell table:style-name="ce41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40" office:value-type="date" office:date-value="2021-11-02" calcext:value-type="date">
            <text:p>11/02/21</text:p>
          </table:table-cell>
          <table:table-cell table:style-name="ce43" office:value-type="float" office:value="2" calcext:value-type="float">
            <text:p>2</text:p>
          </table:table-cell>
          <table:table-cell table:style-name="ce42" office:value-type="float" office:value="36" calcext:value-type="float">
            <text:p>36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86.1" calcext:value-type="float">
            <text:p>86.1</text:p>
          </table:table-cell>
          <table:table-cell table:style-name="ce43" office:value-type="float" office:value="13.7" calcext:value-type="float">
            <text:p>13.7</text:p>
          </table:table-cell>
          <table:table-cell table:style-name="ce43" office:value-type="float" office:value="0.11" calcext:value-type="float">
            <text:p>0.11</text:p>
          </table:table-cell>
          <table:table-cell table:style-name="ce43" office:value-type="float" office:value="50" calcext:value-type="float">
            <text:p>50</text:p>
          </table:table-cell>
          <table:table-cell table:style-name="ce43"/>
          <table:table-cell table:style-name="ce43" office:value-type="string" calcext:value-type="string">
            <text:p>XZ</text:p>
          </table:table-cell>
          <table:table-cell table:style-name="ce42" office:value-type="string" calcext:value-type="string">
            <text:p>inner droplet pops out</text:p>
          </table:table-cell>
          <table:table-cell table:style-name="ce42" table:number-columns-repeated="4"/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42"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93.6" calcext:value-type="float">
            <text:p>93.6</text:p>
          </table:table-cell>
          <table:table-cell table:style-name="ce41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9.4" calcext:value-type="float">
            <text:p>109.4</text:p>
          </table:table-cell>
          <table:table-cell table:style-name="ce41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47.8" calcext:value-type="float">
            <text:p>47.8</text:p>
          </table:table-cell>
          <table:table-cell table:style-name="ce41"/>
          <table:table-cell table:style-name="ce41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01.2" calcext:value-type="float">
            <text:p>201.2</text:p>
          </table:table-cell>
          <table:table-cell table:style-name="ce41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37.5" calcext:value-type="float">
            <text:p>137.5</text:p>
          </table:table-cell>
          <table:table-cell table:style-name="ce41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79.1" calcext:value-type="float">
            <text:p>179.1</text:p>
          </table:table-cell>
          <table:table-cell table:style-name="ce41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7.7" calcext:value-type="float">
            <text:p>257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39.8" calcext:value-type="float">
            <text:p>239.8</text:p>
          </table:table-cell>
          <table:table-cell table:style-name="ce41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97.3" calcext:value-type="float">
            <text:p>197.3</text:p>
          </table:table-cell>
          <table:table-cell table:style-name="ce41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55.7" calcext:value-type="float">
            <text:p>155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95.1" calcext:value-type="float">
            <text:p>195.1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72.5" calcext:value-type="float">
            <text:p>72.5</text:p>
          </table:table-cell>
          <table:table-cell table:style-name="ce41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60.2" calcext:value-type="float">
            <text:p>160.2</text:p>
          </table:table-cell>
          <table:table-cell table:style-name="ce41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05.8" calcext:value-type="float">
            <text:p>205.8</text:p>
          </table:table-cell>
          <table:table-cell table:style-name="ce4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34.9" calcext:value-type="float">
            <text:p>134.9</text:p>
          </table:table-cell>
          <table:table-cell table:style-name="ce41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4.6" calcext:value-type="float">
            <text:p>194.6</text:p>
          </table:table-cell>
          <table:table-cell table:style-name="ce41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40" office:value-type="date" office:date-value="2021-11-10" calcext:value-type="date">
            <text:p>11/10/21</text:p>
          </table:table-cell>
          <table:table-cell table:style-name="ce43" office:value-type="float" office:value="4" calcext:value-type="float">
            <text:p>4</text:p>
          </table:table-cell>
          <table:table-cell table:style-name="ce42" office:value-type="float" office:value="61" calcext:value-type="float">
            <text:p>61</text:p>
          </table:table-cell>
          <table:table-cell table:style-name="ce43" office:value-type="float" office:value="25" calcext:value-type="float">
            <text:p>25</text:p>
          </table:table-cell>
          <table:table-cell table:style-name="ce43" table:formula="of:=244.1*0.33" office:value-type="float" office:value="80.553" calcext:value-type="float">
            <text:p>80.553</text:p>
          </table:table-cell>
          <table:table-cell table:style-name="ce43" table:formula="of:=79*0.33" office:value-type="float" office:value="26.07" calcext:value-type="float">
            <text:p>26.07</text:p>
          </table:table-cell>
          <table:table-cell table:style-name="ce43" office:value-type="float" office:value="0.33" calcext:value-type="float">
            <text:p>0.33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string" calcext:value-type="string">
            <text:p>XZ</text:p>
          </table:table-cell>
          <table:table-cell table:style-name="ce42" office:value-type="string" calcext:value-type="string">
            <text:p>coalescence, not good</text:p>
          </table:table-cell>
          <table:table-cell table:style-name="ce42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42" table:number-columns-repeated="1006"/>
        </table:table-row>
        <table:table-row table:style-name="ro1">
          <table:table-cell table:style-name="ce40" office:value-type="date" office:date-value="2021-11-10" calcext:value-type="date">
            <text:p>11/10/21</text:p>
          </table:table-cell>
          <table:table-cell table:style-name="ce43" office:value-type="float" office:value="5" calcext:value-type="float">
            <text:p>5</text:p>
          </table:table-cell>
          <table:table-cell table:style-name="ce42" office:value-type="float" office:value="62" calcext:value-type="float">
            <text:p>62</text:p>
          </table:table-cell>
          <table:table-cell table:style-name="ce43" office:value-type="float" office:value="25" calcext:value-type="float">
            <text:p>25</text:p>
          </table:table-cell>
          <table:table-cell table:style-name="ce43" table:formula="of:=377*0.33" office:value-type="float" office:value="124.41" calcext:value-type="float">
            <text:p>124.41</text:p>
          </table:table-cell>
          <table:table-cell table:style-name="ce43" table:formula="of:=43*0.33" office:value-type="float" office:value="14.19" calcext:value-type="float">
            <text:p>14.19</text:p>
          </table:table-cell>
          <table:table-cell table:style-name="ce43" office:value-type="float" office:value="0.33" calcext:value-type="float">
            <text:p>0.33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string" calcext:value-type="string">
            <text:p>XZ</text:p>
          </table:table-cell>
          <table:table-cell table:style-name="ce42" office:value-type="string" calcext:value-type="string">
            <text:p>coalescence, not good</text:p>
          </table:table-cell>
          <table:table-cell table:style-name="ce42" table:number-columns-repeated="4"/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42"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41" office:value-type="float" office:value="25" calcext:value-type="float">
            <text:p>25</text:p>
          </table:table-cell>
          <table:table-cell table:style-name="ce41" table:formula="of:=205*0.33" office:value-type="float" office:value="67.65" calcext:value-type="float">
            <text:p>67.65</text:p>
          </table:table-cell>
          <table:table-cell table:style-name="ce41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270*0.33" office:value-type="float" office:value="89.1" calcext:value-type="float">
            <text:p>89.1</text:p>
          </table:table-cell>
          <table:table-cell table:style-name="ce41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411*0.33" office:value-type="float" office:value="135.63" calcext:value-type="float">
            <text:p>135.63</text:p>
          </table:table-cell>
          <table:table-cell table:style-name="ce41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549*0.33" office:value-type="float" office:value="181.17" calcext:value-type="float">
            <text:p>181.17</text:p>
          </table:table-cell>
          <table:table-cell table:style-name="ce41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7.3" calcext:value-type="float">
            <text:p>157.3</text:p>
          </table:table-cell>
          <table:table-cell table:style-name="ce41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43.3" calcext:value-type="float">
            <text:p>143.3</text:p>
          </table:table-cell>
          <table:table-cell table:style-name="ce41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10.5" calcext:value-type="float">
            <text:p>110.5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76.8" calcext:value-type="float">
            <text:p>176.8</text:p>
          </table:table-cell>
          <table:table-cell table:style-name="ce4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41"/>
          <table:table-cell table:style-name="ce41" office:value-type="float" office:value="48.4" calcext:value-type="float">
            <text:p>48.4</text:p>
          </table:table-cell>
          <table:table-cell table:style-name="ce41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6.1" calcext:value-type="float">
            <text:p>136.1</text:p>
          </table:table-cell>
          <table:table-cell table:style-name="ce41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82.3" calcext:value-type="float">
            <text:p>182.3</text:p>
          </table:table-cell>
          <table:table-cell table:style-name="ce41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40" office:value-type="date" office:date-value="2021-11-22" calcext:value-type="date">
            <text:p>11/22/21</text:p>
          </table:table-cell>
          <table:table-cell table:style-name="ce43" office:value-type="float" office:value="9" calcext:value-type="float">
            <text:p>9</text:p>
          </table:table-cell>
          <table:table-cell table:style-name="ce42" office:value-type="float" office:value="79" calcext:value-type="float">
            <text:p>79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178.1" calcext:value-type="float">
            <text:p>178.1</text:p>
          </table:table-cell>
          <table:table-cell table:style-name="ce43" office:value-type="float" office:value="27.9" calcext:value-type="float">
            <text:p>27.9</text:p>
          </table:table-cell>
          <table:table-cell table:style-name="ce43" office:value-type="float" office:value="0.33" calcext:value-type="float">
            <text:p>0.33</text:p>
          </table:table-cell>
          <table:table-cell table:style-name="ce43" office:value-type="float" office:value="50" calcext:value-type="float">
            <text:p>50</text:p>
          </table:table-cell>
          <table:table-cell table:style-name="ce43"/>
          <table:table-cell table:style-name="ce43" office:value-type="string" calcext:value-type="string">
            <text:p>XZ</text:p>
          </table:table-cell>
          <table:table-cell table:style-name="ce42" office:value-type="string" calcext:value-type="string">
            <text:p>Outer drop moves, current tracking does not account for it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42"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40-80_Paris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number-columns-repeated="3" table:default-cell-style-name="Default"/>
        <table:table-column table:style-name="co5" table:default-cell-style-name="ce41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15" table:default-cell-style-name="Default"/>
        <table:table-column table:style-name="co4" table:number-columns-repeated="1005" table:default-cell-style-name="Default"/>
        <table:table-column table:style-name="co8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Max displacement</text:p>
          </table:table-cell>
          <table:table-cell office:value-type="string" calcext:value-type="string">
            <text:p>Leave surface</text:p>
          </table:table-cell>
          <table:table-cell office:value-type="string" calcext:value-type="string">
            <text:p>Comment2</text:p>
          </table:table-cell>
          <table:table-cell office:value-type="string" calcext:value-type="string">
            <text:p>Remove</text:p>
          </table:table-cell>
          <table:table-cell table:number-columns-repeated="1004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8.9" calcext:value-type="float">
            <text:p>48.9</text:p>
          </table:table-cell>
          <table:table-cell table:style-name="ce41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F2])/[.F2]/[.F2]" office:value-type="float" office:value="0.11038062283737" calcext:value-type="float">
            <text:p>0.11038062283737</text:p>
          </table:table-cell>
          <table:table-cell table:style-name="ce53" office:value-type="float" office:value="0.317386264850768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6" office:value-type="date" office:date-value="2021-10-26" calcext:value-type="date">
            <text:p>10/26/21</text:p>
          </table:table-cell>
          <table:table-cell table:style-name="ce49" office:value-type="float" office:value="12" calcext:value-type="float">
            <text:p>12</text:p>
          </table:table-cell>
          <table:table-cell table:style-name="ce51" office:value-type="float" office:value="24" calcext:value-type="float">
            <text:p>2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15.4" calcext:value-type="float">
            <text:p>15.4</text:p>
          </table:table-cell>
          <table:table-cell table:style-name="ce49" office:value-type="float" office:value="0.11" calcext:value-type="float">
            <text:p>0.11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Yes</text:p>
          </table:table-cell>
          <table:table-cell table:style-name="ce49" office:value-type="string" calcext:value-type="string">
            <text:p>XZ</text:p>
          </table:table-cell>
          <table:table-cell table:style-name="ce49" office:value-type="string" calcext:value-type="string">
            <text:p>small inner drop</text:p>
          </table:table-cell>
          <table:table-cell table:style-name="ce51" table:number-columns-repeated="2"/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6.3" calcext:value-type="float">
            <text:p>6.3</text:p>
          </table:table-cell>
          <table:table-cell table:style-name="ce51" table:formula="of:=([.E3]-[.F3])/[.F3]/[.F3]" office:value-type="float" office:value="0.247090571765896" calcext:value-type="float">
            <text:p>0.247090571765896</text:p>
          </table:table-cell>
          <table:table-cell table:style-name="ce54" office:value-type="float" office:value="0.722324663071206" calcext:value-type="float">
            <text:p>0.72</text:p>
          </table:table-cell>
          <table:table-cell table:style-name="ce51" office:value-type="string" calcext:value-type="string">
            <text:p>Yes</text:p>
          </table:table-cell>
          <table:table-cell table:style-name="ce51" table:number-columns-repeated="1006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3.4" calcext:value-type="float">
            <text:p>63.4</text:p>
          </table:table-cell>
          <table:table-cell table:style-name="ce41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F4])/[.F4]/[.F4]" office:value-type="float" office:value="0.0340381856076078" calcext:value-type="float">
            <text:p>0.0340381856076078</text:p>
          </table:table-cell>
          <table:table-cell table:style-name="ce53" office:value-type="float" office:value="0.258435890780783" calcext:value-type="float">
            <text:p>0.2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6" office:value-type="date" office:date-value="2021-10-27" calcext:value-type="date">
            <text:p>10/27/21</text:p>
          </table:table-cell>
          <table:table-cell table:style-name="ce49" office:value-type="float" office:value="3" calcext:value-type="float">
            <text:p>3</text:p>
          </table:table-cell>
          <table:table-cell table:style-name="ce51" office:value-type="float" office:value="28" calcext:value-type="float">
            <text:p>2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127.5" calcext:value-type="float">
            <text:p>127.5</text:p>
          </table:table-cell>
          <table:table-cell table:style-name="ce49" office:value-type="float" office:value="12.3" calcext:value-type="float">
            <text:p>12.3</text:p>
          </table:table-cell>
          <table:table-cell table:style-name="ce49" office:value-type="float" office:value="0.33" calcext:value-type="float">
            <text:p>0.3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XZ</text:p>
          </table:table-cell>
          <table:table-cell table:style-name="ce51" table:number-columns-repeated="3"/>
          <table:table-cell table:style-name="ce51" office:value-type="float" office:value="1000" calcext:value-type="float">
            <text:p>1000</text:p>
          </table:table-cell>
          <table:table-cell table:style-name="ce51" office:value-type="float" office:value="16" calcext:value-type="float">
            <text:p>16</text:p>
          </table:table-cell>
          <table:table-cell table:style-name="ce51" table:formula="of:=([.E5]-[.F5])/[.F5]/[.F5]" office:value-type="float" office:value="0.761451516954194" calcext:value-type="float">
            <text:p>0.761451516954194</text:p>
          </table:table-cell>
          <table:table-cell table:style-name="ce54" office:value-type="float" office:value="0.90578125" calcext:value-type="float">
            <text:p>0.91</text:p>
          </table:table-cell>
          <table:table-cell table:style-name="ce51" office:value-type="string" calcext:value-type="string">
            <text:p>Yes</text:p>
          </table:table-cell>
          <table:table-cell table:style-name="ce51"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6]-[.F6])/[.F6]/[.F6]" office:value-type="float" office:value="0.225" calcext:value-type="float">
            <text:p>0.225</text:p>
          </table:table-cell>
          <table:table-cell table:style-name="ce53" office:value-type="float" office:value="0.417915846994536" calcext:value-type="float">
            <text:p>0.4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9.4" calcext:value-type="float">
            <text:p>109.4</text:p>
          </table:table-cell>
          <table:table-cell table:style-name="ce41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47.8" calcext:value-type="float">
            <text:p>47.8</text:p>
          </table:table-cell>
          <table:table-cell table:style-name="ce41"/>
          <table:table-cell table:style-name="ce41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7]-[.F7])/[.F7]/[.F7]" office:value-type="float" office:value="0.160151605231867" calcext:value-type="float">
            <text:p>0.160151605231867</text:p>
          </table:table-cell>
          <table:table-cell table:style-name="ce53" office:value-type="float" office:value="0.326367823711611" calcext:value-type="float">
            <text:p>0.3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7" office:value-type="date" office:date-value="2021-11-02" calcext:value-type="date">
            <text:p>11/02/21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float" office:value="35" calcext:value-type="float">
            <text:p>35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9.5" calcext:value-type="float">
            <text:p>9.5</text:p>
          </table:table-cell>
          <table:table-cell table:style-name="ce49" office:value-type="float" office:value="0.11" calcext:value-type="float">
            <text:p>0.11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49" office:value-type="string" calcext:value-type="string">
            <text:p>XZ</text:p>
          </table:table-cell>
          <table:table-cell table:style-name="ce49" office:value-type="string" calcext:value-type="string">
            <text:p>droplet does not fall to bottom, but suspend in the middle of nowhere, good video with entire outer droplet visible</text:p>
          </table:table-cell>
          <table:table-cell table:style-name="ce51" table:number-columns-repeated="2"/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11" calcext:value-type="float">
            <text:p>11</text:p>
          </table:table-cell>
          <table:table-cell table:style-name="ce51" table:formula="of:=([.E8]-[.F8])/[.F8]/[.F8]" office:value-type="float" office:value="0.415512465373961" calcext:value-type="float">
            <text:p>0.415512465373961</text:p>
          </table:table-cell>
          <table:table-cell table:style-name="ce54" office:value-type="float" office:value="0.535982513661202" calcext:value-type="float">
            <text:p>0.54</text:p>
          </table:table-cell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1004"/>
        </table:table-row>
        <table:table-row table:style-name="ro1">
          <table:table-cell table:style-name="ce48" office:value-type="date" office:date-value="2021-11-02" calcext:value-type="date">
            <text:p>11/02/21</text:p>
          </table:table-cell>
          <table:table-cell table:style-name="ce50" office:value-type="float" office:value="2" calcext:value-type="float">
            <text:p>2</text:p>
          </table:table-cell>
          <table:table-cell table:style-name="ce45" office:value-type="float" office:value="36" calcext:value-type="float">
            <text:p>36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86.1" calcext:value-type="float">
            <text:p>86.1</text:p>
          </table:table-cell>
          <table:table-cell table:style-name="ce50" office:value-type="float" office:value="13.7" calcext:value-type="float">
            <text:p>13.7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50" calcext:value-type="float">
            <text:p>50</text:p>
          </table:table-cell>
          <table:table-cell table:style-name="ce50"/>
          <table:table-cell table:style-name="ce50" office:value-type="string" calcext:value-type="string">
            <text:p>XZ</text:p>
          </table:table-cell>
          <table:table-cell table:style-name="ce45" office:value-type="string" calcext:value-type="string">
            <text:p>inner droplet pops out</text:p>
          </table:table-cell>
          <table:table-cell table:style-name="ce45" table:number-columns-repeated="2"/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11" calcext:value-type="float">
            <text:p>11</text:p>
          </table:table-cell>
          <table:table-cell table:formula="of:=([.E9]-[.F9])/[.F9]/[.F9]" office:value-type="float" office:value="0.385742447653045" calcext:value-type="float">
            <text:p>0.385742447653045</text:p>
          </table:table-cell>
          <table:table-cell table:style-name="ce53" office:value-type="float" office:value="0.337116662663144" calcext:value-type="float">
            <text:p>0.3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93.6" calcext:value-type="float">
            <text:p>93.6</text:p>
          </table:table-cell>
          <table:table-cell table:style-name="ce41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0]-[.F10])/[.F10]/[.F10]" office:value-type="float" office:value="0.0921767250314396" calcext:value-type="float">
            <text:p>0.0921767250314396</text:p>
          </table:table-cell>
          <table:table-cell table:style-name="ce53" office:value-type="float" office:value="0.191947796593507" calcext:value-type="float">
            <text:p>0.1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1]-[.F11])/[.F11]/[.F11]" office:value-type="float" office:value="0.3" calcext:value-type="float">
            <text:p>0.3</text:p>
          </table:table-cell>
          <table:table-cell table:style-name="ce53" office:value-type="float" office:value="0.226816393442623" calcext:value-type="float">
            <text:p>0.2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01.2" calcext:value-type="float">
            <text:p>201.2</text:p>
          </table:table-cell>
          <table:table-cell table:style-name="ce41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F12])/[.F12]/[.F12]" office:value-type="float" office:value="0.0567003285439598" calcext:value-type="float">
            <text:p>0.0567003285439598</text:p>
          </table:table-cell>
          <table:table-cell table:style-name="ce53" office:value-type="float" office:value="0.127136181575434" calcext:value-type="float">
            <text:p>0.1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37.5" calcext:value-type="float">
            <text:p>137.5</text:p>
          </table:table-cell>
          <table:table-cell table:style-name="ce41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triple emulsion</text:p>
          </table:table-cell>
          <table:table-cell table:number-columns-repeated="4"/>
          <table:table-cell table:formula="of:=([.E13]-[.F13])/[.F13]/[.F13]" office:value-type="float" office:value="0.151577503429355" calcext:value-type="float">
            <text:p>0.151577503429355</text:p>
          </table:table-cell>
          <table:table-cell table:style-name="ce53" office:value-type="float" office:value="0.235927601809955" calcext:value-type="float">
            <text:p>0.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conc as 13, but the motility is much better (could be because different lenses were used)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F14])/[.F14]/[.F14]" office:value-type="float" office:value="0.0777777777777778" calcext:value-type="float">
            <text:p>0.0777777777777778</text:p>
          </table:table-cell>
          <table:table-cell table:style-name="ce53" office:value-type="float" office:value="0.479527868852459" calcext:value-type="float">
            <text:p>0.4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79.1" calcext:value-type="float">
            <text:p>179.1</text:p>
          </table:table-cell>
          <table:table-cell table:style-name="ce41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F15])/[.F15]/[.F15]" office:value-type="float" office:value="0.192729591836735" calcext:value-type="float">
            <text:p>0.192729591836735</text:p>
          </table:table-cell>
          <table:table-cell table:style-name="ce53" office:value-type="float" office:value="0.20908477615764" calcext:value-type="float">
            <text:p>0.21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7.7" calcext:value-type="float">
            <text:p>257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F16])/[.F16]/[.F16]" office:value-type="float" office:value="0.154788959325683" calcext:value-type="float">
            <text:p>0.154788959325683</text:p>
          </table:table-cell>
          <table:table-cell table:style-name="ce53" office:value-type="float" office:value="0.166625806451613" calcext:value-type="float">
            <text:p>0.17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39.8" calcext:value-type="float">
            <text:p>239.8</text:p>
          </table:table-cell>
          <table:table-cell table:style-name="ce41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F17])/[.F17]/[.F17]" office:value-type="float" office:value="0.156306351240399" calcext:value-type="float">
            <text:p>0.156306351240399</text:p>
          </table:table-cell>
          <table:table-cell table:style-name="ce53" office:value-type="float" office:value="0.155836381775856" calcext:value-type="float">
            <text:p>0.1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97.3" calcext:value-type="float">
            <text:p>197.3</text:p>
          </table:table-cell>
          <table:table-cell table:style-name="ce41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F18])/[.F18]/[.F18]" office:value-type="float" office:value="0.282909078988346" calcext:value-type="float">
            <text:p>0.282909078988346</text:p>
          </table:table-cell>
          <table:table-cell table:style-name="ce53" office:value-type="float" office:value="0.331147161066049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7" office:value-type="date" office:date-value="2021-11-03" calcext:value-type="date">
            <text:p>11/03/21</text:p>
          </table:table-cell>
          <table:table-cell table:style-name="ce49" office:value-type="float" office:value="8" calcext:value-type="float">
            <text:p>8</text:p>
          </table:table-cell>
          <table:table-cell table:style-name="ce51" office:value-type="float" office:value="53" calcext:value-type="float">
            <text:p>53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72.5" calcext:value-type="float">
            <text:p>72.5</text:p>
          </table:table-cell>
          <table:table-cell table:style-name="ce49" office:value-type="float" office:value="21.1" calcext:value-type="float">
            <text:p>21.1</text:p>
          </table:table-cell>
          <table:table-cell table:style-name="ce49" office:value-type="float" office:value="0.33" calcext:value-type="float">
            <text:p>0.3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Yes</text:p>
          </table:table-cell>
          <table:table-cell table:style-name="ce49" office:value-type="string" calcext:value-type="string">
            <text:p>XZ</text:p>
          </table:table-cell>
          <table:table-cell table:style-name="ce52" office:value-type="string" calcext:value-type="string">
            <text:p>Inner droplet pops out</text:p>
          </table:table-cell>
          <table:table-cell table:style-name="ce51" table:number-columns-repeated="2"/>
          <table:table-cell table:style-name="ce51" office:value-type="float" office:value="77" calcext:value-type="float">
            <text:p>77</text:p>
          </table:table-cell>
          <table:table-cell table:style-name="ce51" office:value-type="float" office:value="5" calcext:value-type="float">
            <text:p>5</text:p>
          </table:table-cell>
          <table:table-cell table:style-name="ce51" table:formula="of:=([.E19]-[.F19])/[.F19]/[.F19]" office:value-type="float" office:value="0.11545113541924" calcext:value-type="float">
            <text:p>0.11545113541924</text:p>
          </table:table-cell>
          <table:table-cell table:style-name="ce54" office:value-type="float" office:value="0.589224112898542" calcext:value-type="float">
            <text:p>0.59</text:p>
          </table:table-cell>
          <table:table-cell table:style-name="ce51" office:value-type="string" calcext:value-type="string">
            <text:p>Yes</text:p>
          </table:table-cell>
          <table:table-cell table:style-name="ce51"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60.2" calcext:value-type="float">
            <text:p>160.2</text:p>
          </table:table-cell>
          <table:table-cell table:style-name="ce41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0]-[.F20])/[.F20]/[.F20]" office:value-type="float" office:value="0.120899408284024" calcext:value-type="float">
            <text:p>0.120899408284024</text:p>
          </table:table-cell>
          <table:table-cell table:style-name="ce53" office:value-type="float" office:value="0.19178319722564" calcext:value-type="float">
            <text:p>0.19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05.8" calcext:value-type="float">
            <text:p>205.8</text:p>
          </table:table-cell>
          <table:table-cell table:style-name="ce4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1]-[.F21])/[.F21]/[.F21]" office:value-type="float" office:value="0.251230905188739" calcext:value-type="float">
            <text:p>0.251230905188739</text:p>
          </table:table-cell>
          <table:table-cell table:style-name="ce53" office:value-type="float" office:value="0.360232858280473" calcext:value-type="float">
            <text:p>0.3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7" office:value-type="date" office:date-value="2021-11-03" calcext:value-type="date">
            <text:p>11/03/21</text:p>
          </table:table-cell>
          <table:table-cell table:style-name="ce49" office:value-type="float" office:value="4" calcext:value-type="float">
            <text:p>4</text:p>
          </table:table-cell>
          <table:table-cell table:style-name="ce51" office:value-type="float" office:value="51" calcext:value-type="float">
            <text:p>51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132.6" calcext:value-type="float">
            <text:p>132.6</text:p>
          </table:table-cell>
          <table:table-cell table:style-name="ce49" office:value-type="float" office:value="15.6" calcext:value-type="float">
            <text:p>15.6</text:p>
          </table:table-cell>
          <table:table-cell table:style-name="ce49" office:value-type="float" office:value="0.33" calcext:value-type="float">
            <text:p>0.3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XZ</text:p>
          </table:table-cell>
          <table:table-cell table:style-name="ce51" table:number-columns-repeated="3"/>
          <table:table-cell table:style-name="ce51" office:value-type="float" office:value="850" calcext:value-type="float">
            <text:p>850</text:p>
          </table:table-cell>
          <table:table-cell table:style-name="ce51" office:value-type="float" office:value="15" calcext:value-type="float">
            <text:p>15</text:p>
          </table:table-cell>
          <table:table-cell table:style-name="ce51" table:formula="of:=([.E22]-[.F22])/[.F22]/[.F22]" office:value-type="float" office:value="0.480769230769231" calcext:value-type="float">
            <text:p>0.480769230769231</text:p>
          </table:table-cell>
          <table:table-cell table:style-name="ce54" office:value-type="float" office:value="0.765542664985288" calcext:value-type="float">
            <text:p>0.77</text:p>
          </table:table-cell>
          <table:table-cell table:style-name="ce51" office:value-type="string" calcext:value-type="string">
            <text:p>Yes</text:p>
          </table:table-cell>
          <table:table-cell table:style-name="ce51"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95.1" calcext:value-type="float">
            <text:p>195.1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3]-[.F23])/[.F23]/[.F23]" office:value-type="float" office:value="0.477159288194444" calcext:value-type="float">
            <text:p>0.477159288194444</text:p>
          </table:table-cell>
          <table:table-cell table:style-name="ce53" office:value-type="float" office:value="0.579667471271866" calcext:value-type="float">
            <text:p>0.5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10.5" calcext:value-type="float">
            <text:p>110.5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24]-[.F24])/[.F24]/[.F24]" office:value-type="float" office:value="0.389957264957265" calcext:value-type="float">
            <text:p>0.389957264957265</text:p>
          </table:table-cell>
          <table:table-cell table:style-name="ce53" office:value-type="float" office:value="0.317954706420909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7" office:value-type="date" office:date-value="2021-11-11" calcext:value-type="date">
            <text:p>11/11/21</text:p>
          </table:table-cell>
          <table:table-cell table:style-name="ce49" office:value-type="float" office:value="7" calcext:value-type="float">
            <text:p>7</text:p>
          </table:table-cell>
          <table:table-cell table:style-name="ce51" office:value-type="float" office:value="72" calcext:value-type="float">
            <text:p>72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176.8" calcext:value-type="float">
            <text:p>176.8</text:p>
          </table:table-cell>
          <table:table-cell table:style-name="ce49" office:value-type="float" office:value="12.3" calcext:value-type="float">
            <text:p>12.3</text:p>
          </table:table-cell>
          <table:table-cell table:style-name="ce49" office:value-type="float" office:value="0.33" calcext:value-type="float">
            <text:p>0.3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Yes</text:p>
          </table:table-cell>
          <table:table-cell table:style-name="ce49" office:value-type="string" calcext:value-type="string">
            <text:p>XZ</text:p>
          </table:table-cell>
          <table:table-cell table:style-name="ce52" office:value-type="string" calcext:value-type="string">
            <text:p>inner pop out</text:p>
          </table:table-cell>
          <table:table-cell table:style-name="ce51" table:number-columns-repeated="2"/>
          <table:table-cell table:style-name="ce51" office:value-type="float" office:value="410" calcext:value-type="float">
            <text:p>4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table:formula="of:=([.E25]-[.F25])/[.F25]/[.F25]" office:value-type="float" office:value="1.08731575120629" calcext:value-type="float">
            <text:p>1.08731575120629</text:p>
          </table:table-cell>
          <table:table-cell table:style-name="ce54" office:value-type="float" office:value="0.372828708696931" calcext:value-type="float">
            <text:p>0.37</text:p>
          </table:table-cell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1004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4"/>
          <table:table-cell table:formula="of:=([.E26]-[.F26])/[.F26]/[.F26]" office:value-type="float" office:value="0.0205868088411356" calcext:value-type="float">
            <text:p>0.0205868088411356</text:p>
          </table:table-cell>
          <table:table-cell table:style-name="ce53" office:value-type="float" office:value="0.378267880783682" calcext:value-type="float">
            <text:p>0.3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6.1" calcext:value-type="float">
            <text:p>136.1</text:p>
          </table:table-cell>
          <table:table-cell table:style-name="ce41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27]-[.F27])/[.F27]/[.F27]" office:value-type="float" office:value="0.0622922517972635" calcext:value-type="float">
            <text:p>0.0622922517972635</text:p>
          </table:table-cell>
          <table:table-cell table:style-name="ce53" office:value-type="float" office:value="0.332937087832912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28]-[.F28])/[.F28]/[.F28]" office:value-type="float" office:value="0.0242079031683873" calcext:value-type="float">
            <text:p>0.0242079031683873</text:p>
          </table:table-cell>
          <table:table-cell table:style-name="ce53" office:value-type="float" office:value="0.193831243972999" calcext:value-type="float">
            <text:p>0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droplet as 2, but the max displacement decreases a lot, the motion might be restricted by surrounding droplets and other dirts, try with device to make cleaner suspension?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29]-[.F29])/[.F29]/[.F29]" office:value-type="float" office:value="0.069383395935804" calcext:value-type="float">
            <text:p>0.069383395935804</text:p>
          </table:table-cell>
          <table:table-cell table:style-name="ce53" office:value-type="float" office:value="0.342672045317998" calcext:value-type="float">
            <text:p>0.34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45" table:number-columns-repeated="1006"/>
          <table:table-cell table:number-columns-repeated="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p" table:style-name="ta1">
        <office:forms form:automatic-focus="false" form:apply-design-mode="false"/>
        <table:table-column table:style-name="co8" table:default-cell-style-name="ce6"/>
        <table:table-column table:style-name="co8" table:default-cell-style-name="ce41"/>
        <table:table-column table:style-name="co8" table:default-cell-style-name="ce45"/>
        <table:table-column table:style-name="co8" table:number-columns-repeated="5" table:default-cell-style-name="ce41"/>
        <table:table-column table:style-name="co8" table:default-cell-style-name="ce45"/>
        <table:table-column table:style-name="co8" table:number-columns-repeated="2" table:default-cell-style-name="ce41"/>
        <table:table-column table:style-name="co8" table:default-cell-style-name="ce45"/>
        <table:table-column table:style-name="co8" table:default-cell-style-name="ce41"/>
        <table:table-column table:style-name="co8" table:number-columns-repeated="4" table:default-cell-style-name="Default"/>
        <table:table-column table:style-name="co8" table:number-columns-repeated="6" table:default-cell-style-name="ce53"/>
        <table:table-column table:style-name="co8" table:default-cell-style-name="Default"/>
        <table:table-column table:style-name="co8" table:default-cell-style-name="ce29"/>
        <table:table-column table:style-name="co8" table:number-columns-repeated="2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table:style-name="ce41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table:style-name="ce30" office:value-type="string" calcext:value-type="string">
            <text:p>c</text:p>
          </table:table-cell>
          <table:table-cell office:value-type="string" calcext:value-type="string">
            <text:p>t2_new</text:p>
          </table:table-cell>
          <table:table-cell office:value-type="string" calcext:value-type="string">
            <text:p>DA_new</text:p>
          </table:table-cell>
          <table:table-cell office:value-type="string" calcext:value-type="string">
            <text:p>position_corr_time</text:p>
          </table:table-cell>
          <table:table-cell office:value-type="string" calcext:value-type="string">
            <text:p>position_dist_sigma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129.87" calcext:value-type="float">
            <text:p>129.87</text:p>
          </table:table-cell>
          <table:table-cell table:style-name="ce45" office:value-type="float" office:value="1.14" calcext:value-type="float">
            <text:p>1.14</text:p>
          </table:table-cell>
          <table:table-cell table:style-name="ce45" office:value-type="float" office:value="82.59" calcext:value-type="float">
            <text:p>82.59</text:p>
          </table:table-cell>
          <table:table-cell table:style-name="ce45"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office:value-type="string" calcext:value-type="string">
            <text:p>XZ</text:p>
          </table:table-cell>
          <table:table-cell table:style-name="ce45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formula="of:=([.E2]-[.G2])/[.G2]/[.G2]" office:value-type="float" office:value="0.00693142511551752" calcext:value-type="float">
            <text:p>0.01</text:p>
          </table:table-cell>
          <table:table-cell table:formula="of:=[.E2]-[.G2]" office:value-type="float" office:value="47.28" calcext:value-type="float">
            <text:p>47.28</text:p>
          </table:table-cell>
          <table:table-cell table:formula="of:=[.G2]^3/[.S2]" office:value-type="float" office:value="11915.2986036168" calcext:value-type="float">
            <text:p>11915.30</text:p>
          </table:table-cell>
          <table:table-cell office:value-type="float" office:value="0.369927586273824" calcext:value-type="float">
            <text:p>0.37</text:p>
          </table:table-cell>
          <table:table-cell office:value-type="float" office:value="0.81212645949456" calcext:value-type="float">
            <text:p>0.81</text:p>
          </table:table-cell>
          <table:table-cell table:formula="of:=[.S2]/[.G2]" office:value-type="float" office:value="0.572466400290592" calcext:value-type="float">
            <text:p>0.57</text:p>
          </table:table-cell>
          <table:table-cell table:formula="of:=[.V2]/[.D2]" office:value-type="float" office:value="0.0213717489340674" calcext:value-type="float">
            <text:p>0.0213717489340674</text:p>
          </table:table-cell>
          <table:table-cell table:style-name="ce31" office:value-type="float" office:value="0.0953121312079605" calcext:value-type="float">
            <text:p>0.0953121312079605</text:p>
          </table:table-cell>
          <table:table-cell office:value-type="float" office:value="0.14" calcext:value-type="float">
            <text:p>0.14</text:p>
          </table:table-cell>
          <table:table-cell office:value-type="float" office:value="0.86" calcext:value-type="float">
            <text:p>0.86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60.08" calcext:value-type="float">
            <text:p>60.08</text:p>
          </table:table-cell>
          <table:table-cell table:style-name="ce45" office:value-type="float" office:value="0.64" calcext:value-type="float">
            <text:p>0.64</text:p>
          </table:table-cell>
          <table:table-cell table:style-name="ce45" office:value-type="float" office:value="15.26" calcext:value-type="float">
            <text:p>15.26</text:p>
          </table:table-cell>
          <table:table-cell table:style-name="ce45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office:value-type="string" calcext:value-type="string">
            <text:p>XZ</text:p>
          </table:table-cell>
          <table:table-cell table:style-name="ce45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E3]-[.G3])/[.G3]/[.G3]" office:value-type="float" office:value="0.192469884174527" calcext:value-type="float">
            <text:p>0.19</text:p>
          </table:table-cell>
          <table:table-cell table:formula="of:=[.E3]-[.G3]" office:value-type="float" office:value="44.82" calcext:value-type="float">
            <text:p>44.82</text:p>
          </table:table-cell>
          <table:table-cell table:formula="of:=[.G3]^3/[.S3]" office:value-type="float" office:value="79.2851311021865" calcext:value-type="float">
            <text:p>79.29</text:p>
          </table:table-cell>
          <table:table-cell office:value-type="float" office:value="3.48501617918345" calcext:value-type="float">
            <text:p>3.49</text:p>
          </table:table-cell>
          <table:table-cell office:value-type="float" office:value="2.91873738869498" calcext:value-type="float">
            <text:p>2.92</text:p>
          </table:table-cell>
          <table:table-cell table:formula="of:=[.S3]/[.G3]" office:value-type="float" office:value="2.93709043250328" calcext:value-type="float">
            <text:p>2.94</text:p>
          </table:table-cell>
          <table:table-cell table:formula="of:=[.V3]/[.D3]" office:value-type="float" office:value="0.0768088786498679" calcext:value-type="float">
            <text:p>0.0768088786498679</text:p>
          </table:table-cell>
          <table:table-cell table:style-name="ce31" office:value-type="float" office:value="0.0502570104078004" calcext:value-type="float">
            <text:p>0.0502570104078004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9.4" calcext:value-type="float">
            <text:p>9.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63.75" calcext:value-type="float">
            <text:p>63.75</text:p>
          </table:table-cell>
          <table:table-cell table:style-name="ce45" office:value-type="float" office:value="0.66" calcext:value-type="float">
            <text:p>0.66</text:p>
          </table:table-cell>
          <table:table-cell table:style-name="ce45" office:value-type="float" office:value="20.91" calcext:value-type="float">
            <text:p>20.91</text:p>
          </table:table-cell>
          <table:table-cell table:style-name="ce45"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office:value-type="string" calcext:value-type="string">
            <text:p>XZ</text:p>
          </table:table-cell>
          <table:table-cell table:style-name="ce45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([.E4]-[.G4])/[.G4]/[.G4]" office:value-type="float" office:value="0.0979808937257235" calcext:value-type="float">
            <text:p>0.10</text:p>
          </table:table-cell>
          <table:table-cell table:formula="of:=[.E4]-[.G4]" office:value-type="float" office:value="42.84" calcext:value-type="float">
            <text:p>42.84</text:p>
          </table:table-cell>
          <table:table-cell table:formula="of:=[.G4]^3/[.S4]" office:value-type="float" office:value="213.408953571429" calcext:value-type="float">
            <text:p>213.41</text:p>
          </table:table-cell>
          <table:table-cell office:value-type="float" office:value="2.22974301751457" calcext:value-type="float">
            <text:p>2.23</text:p>
          </table:table-cell>
          <table:table-cell office:value-type="float" office:value="0.980198094782682" calcext:value-type="float">
            <text:p>0.98</text:p>
          </table:table-cell>
          <table:table-cell table:formula="of:=[.S4]/[.G4]" office:value-type="float" office:value="2.04878048780488" calcext:value-type="float">
            <text:p>2.05</text:p>
          </table:table-cell>
          <table:table-cell table:formula="of:=[.V4]/[.D4]" office:value-type="float" office:value="0.0257946867048074" calcext:value-type="float">
            <text:p>0.0257946867048074</text:p>
          </table:table-cell>
          <table:table-cell table:style-name="ce31" office:value-type="float" office:value="0.462989067755634" calcext:value-type="float">
            <text:p>0.462989067755634</text:p>
          </table:table-cell>
          <table:table-cell table:number-columns-repeated="2"/>
          <table:table-cell office:value-type="float" office:value="92.7" calcext:value-type="float">
            <text:p>92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93.51" calcext:value-type="float">
            <text:p>93.51</text:p>
          </table:table-cell>
          <table:table-cell table:style-name="ce45" office:value-type="float" office:value="1.28" calcext:value-type="float">
            <text:p>1.28</text:p>
          </table:table-cell>
          <table:table-cell table:style-name="ce45" office:value-type="float" office:value="9.86" calcext:value-type="float">
            <text:p>9.86</text:p>
          </table:table-cell>
          <table:table-cell table:style-name="ce45" office:value-type="float" office:value="0.85" calcext:value-type="float">
            <text:p>0.85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office:value-type="string" calcext:value-type="string">
            <text:p>XZ</text:p>
          </table:table-cell>
          <table:table-cell table:style-name="ce45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number-columns-repeated="2"/>
          <table:table-cell table:formula="of:=([.E5]-[.G5])/[.G5]/[.G5]" office:value-type="float" office:value="0.860423206843065" calcext:value-type="float">
            <text:p>0.86</text:p>
          </table:table-cell>
          <table:table-cell table:formula="of:=[.E5]-[.G5]" office:value-type="float" office:value="83.65" calcext:value-type="float">
            <text:p>83.65</text:p>
          </table:table-cell>
          <table:table-cell table:formula="of:=[.G5]^3/[.S5]" office:value-type="float" office:value="11.4594770591751" calcext:value-type="float">
            <text:p>11.46</text:p>
          </table:table-cell>
          <table:table-cell office:value-type="float" office:value="7.33217611490466" calcext:value-type="float">
            <text:p>7.33</text:p>
          </table:table-cell>
          <table:table-cell office:value-type="float" office:value="6.48562794186449" calcext:value-type="float">
            <text:p>6.49</text:p>
          </table:table-cell>
          <table:table-cell table:formula="of:=[.S5]/[.G5]" office:value-type="float" office:value="8.48377281947262" calcext:value-type="float">
            <text:p>8.48</text:p>
          </table:table-cell>
          <table:table-cell table:formula="of:=[.V5]/[.D5]" office:value-type="float" office:value="0.17067441952275" calcext:value-type="float">
            <text:p>0.17067441952275</text:p>
          </table:table-cell>
          <table:table-cell table:style-name="ce31" office:value-type="float" office:value="0.199598547835216" calcext:value-type="float">
            <text:p>0.199598547835216</text:p>
          </table:table-cell>
          <table:table-cell office:value-type="float" office:value="4.3" calcext:value-type="float">
            <text:p>4.3</text:p>
          </table:table-cell>
          <table:table-cell office:value-type="float" office:value="11.6" calcext:value-type="float">
            <text:p>11.6</text:p>
          </table:table-cell>
          <table:table-cell table:number-columns-repeated="2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66.32" calcext:value-type="float">
            <text:p>66.32</text:p>
          </table:table-cell>
          <table:table-cell table:style-name="ce45" office:value-type="float" office:value="0.49" calcext:value-type="float">
            <text:p>0.49</text:p>
          </table:table-cell>
          <table:table-cell table:style-name="ce45" office:value-type="float" office:value="11.99" calcext:value-type="float">
            <text:p>11.99</text:p>
          </table:table-cell>
          <table:table-cell table:style-name="ce45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office:value-type="string" calcext:value-type="string">
            <text:p>XZ</text:p>
          </table:table-cell>
          <table:table-cell table:style-name="ce45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E6]-[.G6])/[.G6]/[.G6]" office:value-type="float" office:value="0.377921273009688" calcext:value-type="float">
            <text:p>0.38</text:p>
          </table:table-cell>
          <table:table-cell table:formula="of:=[.E6]-[.G6]" office:value-type="float" office:value="54.33" calcext:value-type="float">
            <text:p>54.33</text:p>
          </table:table-cell>
          <table:table-cell table:formula="of:=[.G6]^3/[.S6]" office:value-type="float" office:value="31.7261844100865" calcext:value-type="float">
            <text:p>31.73</text:p>
          </table:table-cell>
          <table:table-cell office:value-type="float" office:value="4.46970843027788" calcext:value-type="float">
            <text:p>4.47</text:p>
          </table:table-cell>
          <table:table-cell office:value-type="float" office:value="1.90958747910205" calcext:value-type="float">
            <text:p>1.91</text:p>
          </table:table-cell>
          <table:table-cell table:formula="of:=[.S6]/[.G6]" office:value-type="float" office:value="4.53127606338615" calcext:value-type="float">
            <text:p>4.53</text:p>
          </table:table-cell>
          <table:table-cell table:formula="of:=[.V6]/[.D6]" office:value-type="float" office:value="0.0477396869775513" calcext:value-type="float">
            <text:p>0.0477396869775513</text:p>
          </table:table-cell>
          <table:table-cell table:style-name="ce31" office:value-type="float" office:value="0.474625396169553" calcext:value-type="float">
            <text:p>0.474625396169553</text:p>
          </table:table-cell>
          <table:table-cell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  <table:table-cell office:value-type="float" office:value="91.3" calcext:value-type="float">
            <text:p>91.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45" office:value-type="float" office:value="40" calcext:value-type="float">
            <text:p>40</text:p>
          </table:table-cell>
          <table:table-cell office:value-type="float" office:value="77.15" calcext:value-type="float">
            <text:p>77.15</text:p>
          </table:table-cell>
          <table:table-cell office:value-type="float" office:value="0.59" calcext:value-type="float">
            <text:p>0.59</text:p>
          </table:table-cell>
          <table:table-cell office:value-type="float" office:value="28.99" calcext:value-type="float">
            <text:p>28.99</text:p>
          </table:table-cell>
          <table:table-cell office:value-type="float" office:value="0.41" calcext:value-type="float">
            <text:p>0.4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E7]-[.G7])/[.G7]/[.G7]" office:value-type="float" office:value="0.0573046741742612" calcext:value-type="float">
            <text:p>0.06</text:p>
          </table:table-cell>
          <table:table-cell table:formula="of:=[.E7]-[.G7]" office:value-type="float" office:value="48.16" calcext:value-type="float">
            <text:p>48.16</text:p>
          </table:table-cell>
          <table:table-cell table:formula="of:=[.G7]^3/[.S7]" office:value-type="float" office:value="505.892414846345" calcext:value-type="float">
            <text:p>505.89</text:p>
          </table:table-cell>
          <table:table-cell office:value-type="float" office:value="1.40464619631307" calcext:value-type="float">
            <text:p>1.40</text:p>
          </table:table-cell>
          <table:table-cell office:value-type="float" office:value="1.47488097012655" calcext:value-type="float">
            <text:p>1.47</text:p>
          </table:table-cell>
          <table:table-cell table:formula="of:=[.S7]/[.G7]" office:value-type="float" office:value="1.66126250431183" calcext:value-type="float">
            <text:p>1.66</text:p>
          </table:table-cell>
          <table:table-cell table:formula="of:=[.V7]/[.D7]" office:value-type="float" office:value="0.0368720242531637" calcext:value-type="float">
            <text:p>0.0368720242531637</text:p>
          </table:table-cell>
          <table:table-cell table:style-name="ce31" office:value-type="float" office:value="0.498871828720476" calcext:value-type="float">
            <text:p>0.498871828720476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184.76" calcext:value-type="float">
            <text:p>184.76</text:p>
          </table:table-cell>
          <table:table-cell office:value-type="float" office:value="0.79" calcext:value-type="float">
            <text:p>0.79</text:p>
          </table:table-cell>
          <table:table-cell office:value-type="float" office:value="37.01" calcext:value-type="float">
            <text:p>37.01</text:p>
          </table:table-cell>
          <table:table-cell office:value-type="float" office:value="0.82" calcext:value-type="float">
            <text:p>0.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([.E8]-[.G8])/[.G8]/[.G8]" office:value-type="float" office:value="0.107867178598334" calcext:value-type="float">
            <text:p>0.11</text:p>
          </table:table-cell>
          <table:table-cell table:formula="of:=[.E8]-[.G8]" office:value-type="float" office:value="147.75" calcext:value-type="float">
            <text:p>147.75</text:p>
          </table:table-cell>
          <table:table-cell table:formula="of:=[.G8]^3/[.S8]" office:value-type="float" office:value="343.107147891709" calcext:value-type="float">
            <text:p>343.11</text:p>
          </table:table-cell>
          <table:table-cell office:value-type="float" office:value="1.02020829105782" calcext:value-type="float">
            <text:p>1.02</text:p>
          </table:table-cell>
          <table:table-cell office:value-type="float" office:value="5.89231827191987" calcext:value-type="float">
            <text:p>5.89</text:p>
          </table:table-cell>
          <table:table-cell table:formula="of:=[.S8]/[.G8]" office:value-type="float" office:value="3.99216427992434" calcext:value-type="float">
            <text:p>3.99</text:p>
          </table:table-cell>
          <table:table-cell table:formula="of:=[.V8]/[.D8]" office:value-type="float" office:value="0.147307956797997" calcext:value-type="float">
            <text:p>0.147307956797997</text:p>
          </table:table-cell>
          <table:table-cell table:style-name="ce31" office:value-type="float" office:value="0.113972636785959" calcext:value-type="float">
            <text:p>0.113972636785959</text:p>
          </table:table-cell>
          <table:table-cell office:value-type="float" office:value="1.25" calcext:value-type="float">
            <text:p>1.25</text:p>
          </table:table-cell>
          <table:table-cell office:value-type="float" office:value="4.4" calcext:value-type="float">
            <text:p>4.4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float" office:value="67.65" calcext:value-type="float">
            <text:p>67.65</text:p>
          </table:table-cell>
          <table:table-cell office:value-type="float" office:value="0.35" calcext:value-type="float">
            <text:p>0.35</text:p>
          </table:table-cell>
          <table:table-cell office:value-type="float" office:value="36.82" calcext:value-type="float">
            <text:p>36.82</text:p>
          </table:table-cell>
          <table:table-cell office:value-type="float" office:value="0.86" calcext:value-type="float">
            <text:p>0.8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([.E9]-[.G9])/[.G9]/[.G9]" office:value-type="float" office:value="0.0227408113992319" calcext:value-type="float">
            <text:p>0.02</text:p>
          </table:table-cell>
          <table:table-cell table:formula="of:=[.E9]-[.G9]" office:value-type="float" office:value="30.83" calcext:value-type="float">
            <text:p>30.83</text:p>
          </table:table-cell>
          <table:table-cell table:formula="of:=[.G9]^3/[.S9]" office:value-type="float" office:value="1619.11549036653" calcext:value-type="float">
            <text:p>1619.12</text:p>
          </table:table-cell>
          <table:table-cell office:value-type="float" office:value="1.43109681012057" calcext:value-type="float">
            <text:p>1.43</text:p>
          </table:table-cell>
          <table:table-cell office:value-type="float" office:value="0.0383791573866413" calcext:value-type="float">
            <text:p>0.04</text:p>
          </table:table-cell>
          <table:table-cell table:formula="of:=[.S9]/[.G9]" office:value-type="float" office:value="0.837316675719718" calcext:value-type="float">
            <text:p>0.84</text:p>
          </table:table-cell>
          <table:table-cell table:formula="of:=[.V9]/[.D9]" office:value-type="float" office:value="0.00106608770518448" calcext:value-type="float">
            <text:p>0.00106608770518448</text:p>
          </table:table-cell>
          <table:table-cell office:value-type="float" office:value="0.0920478875882561" calcext:value-type="float">
            <text:p>0.0920478875882561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 office:value-type="float" office:value="57.83" calcext:value-type="float">
            <text:p>57.83</text:p>
          </table:table-cell>
          <table:table-cell office:value-type="float" office:value="1.2" calcext:value-type="float">
            <text:p>1.2</text:p>
          </table:table-cell>
          <table:table-cell office:value-type="float" office:value="13.42" calcext:value-type="float">
            <text:p>13.4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E10]-[.G10])/[.G10]/[.G10]" office:value-type="float" office:value="0.246590159492361" calcext:value-type="float">
            <text:p>0.25</text:p>
          </table:table-cell>
          <table:table-cell table:formula="of:=[.E10]-[.G10]" office:value-type="float" office:value="44.41" calcext:value-type="float">
            <text:p>44.41</text:p>
          </table:table-cell>
          <table:table-cell table:formula="of:=[.G10]^3/[.S10]" office:value-type="float" office:value="54.4222852510696" calcext:value-type="float">
            <text:p>54.42</text:p>
          </table:table-cell>
          <table:table-cell office:value-type="float" office:value="6.74683023670049" calcext:value-type="float">
            <text:p>6.75</text:p>
          </table:table-cell>
          <table:table-cell office:value-type="float" office:value="0.544776049775586" calcext:value-type="float">
            <text:p>0.54</text:p>
          </table:table-cell>
          <table:table-cell table:formula="of:=[.S10]/[.G10]" office:value-type="float" office:value="3.30923994038748" calcext:value-type="float">
            <text:p>3.31</text:p>
          </table:table-cell>
          <table:table-cell table:formula="of:=[.V10]/[.D10]" office:value-type="float" office:value="0.0151326680493218" calcext:value-type="float">
            <text:p>0.0151326680493218</text:p>
          </table:table-cell>
          <table:table-cell office:value-type="float" office:value="0.0377683003812421" calcext:value-type="float">
            <text:p>0.0377683003812421</text:p>
          </table:table-cell>
          <table:table-cell office:value-type="float" office:value="4.5" calcext:value-type="float">
            <text:p>4.5</text:p>
          </table:table-cell>
          <table:table-cell office:value-type="float" office:value="0.55" calcext:value-type="float">
            <text:p>0.55</text:p>
          </table:table-cell>
          <table:table-cell office:value-type="float" office:value="44.6" calcext:value-type="float">
            <text:p>44.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38.99" calcext:value-type="float">
            <text:p>38.99</text:p>
          </table:table-cell>
          <table:table-cell office:value-type="float" office:value="0.65" calcext:value-type="float">
            <text:p>0.65</text:p>
          </table:table-cell>
          <table:table-cell office:value-type="float" office:value="11.33" calcext:value-type="float">
            <text:p>11.33</text:p>
          </table:table-cell>
          <table:table-cell office:value-type="float" office:value="0.64" calcext:value-type="float">
            <text:p>0.6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E11]-[.G11])/[.G11]/[.G11]" office:value-type="float" office:value="0.215472750798675" calcext:value-type="float">
            <text:p>0.22</text:p>
          </table:table-cell>
          <table:table-cell table:formula="of:=[.E11]-[.G11]" office:value-type="float" office:value="27.66" calcext:value-type="float">
            <text:p>27.66</text:p>
          </table:table-cell>
          <table:table-cell table:formula="of:=[.G11]^3/[.S11]" office:value-type="float" office:value="52.5820548445408" calcext:value-type="float">
            <text:p>52.58</text:p>
          </table:table-cell>
          <table:table-cell office:value-type="float" office:value="3.25505517673204" calcext:value-type="float">
            <text:p>3.26</text:p>
          </table:table-cell>
          <table:table-cell office:value-type="float" office:value="1.35894800178572" calcext:value-type="float">
            <text:p>1.36</text:p>
          </table:table-cell>
          <table:table-cell table:formula="of:=[.S11]/[.G11]" office:value-type="float" office:value="2.44130626654899" calcext:value-type="float">
            <text:p>2.44</text:p>
          </table:table-cell>
          <table:table-cell table:formula="of:=[.V11]/[.D11]" office:value-type="float" office:value="0.0411802424783552" calcext:value-type="float">
            <text:p>0.0411802424783552</text:p>
          </table:table-cell>
          <table:table-cell office:value-type="float" office:value="0.227431940211419" calcext:value-type="float">
            <text:p>0.227431940211419</text:p>
          </table:table-cell>
          <table:table-cell office:value-type="float" office:value="3.26" calcext:value-type="float">
            <text:p>3.26</text:p>
          </table:table-cell>
          <table:table-cell office:value-type="float" office:value="0.62" calcext:value-type="float">
            <text:p>0.62</text:p>
          </table:table-cell>
          <table:table-cell office:value-type="float" office:value="9.5" calcext:value-type="float">
            <text:p>9.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33" calcext:value-type="float">
            <text:p>33</text:p>
          </table:table-cell>
          <table:table-cell office:value-type="float" office:value="39.15" calcext:value-type="float">
            <text:p>39.15</text:p>
          </table:table-cell>
          <table:table-cell office:value-type="float" office:value="0.39" calcext:value-type="float">
            <text:p>0.39</text:p>
          </table:table-cell>
          <table:table-cell office:value-type="float" office:value="12.2" calcext:value-type="float">
            <text:p>12.2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E12]-[.G12])/[.G12]/[.G12]" office:value-type="float" office:value="0.181066917495297" calcext:value-type="float">
            <text:p>0.18</text:p>
          </table:table-cell>
          <table:table-cell table:formula="of:=[.E12]-[.G12]" office:value-type="float" office:value="26.95" calcext:value-type="float">
            <text:p>26.95</text:p>
          </table:table-cell>
          <table:table-cell table:formula="of:=[.G12]^3/[.S12]" office:value-type="float" office:value="67.3784044526902" calcext:value-type="float">
            <text:p>67.38</text:p>
          </table:table-cell>
          <table:table-cell office:value-type="float" office:value="3.52401333644358" calcext:value-type="float">
            <text:p>3.52</text:p>
          </table:table-cell>
          <table:table-cell office:value-type="float" office:value="0.543892935408391" calcext:value-type="float">
            <text:p>0.54</text:p>
          </table:table-cell>
          <table:table-cell table:formula="of:=[.S12]/[.G12]" office:value-type="float" office:value="2.20901639344262" calcext:value-type="float">
            <text:p>2.21</text:p>
          </table:table-cell>
          <table:table-cell table:formula="of:=[.V12]/[.D12]" office:value-type="float" office:value="0.0164816041032846" calcext:value-type="float">
            <text:p>0.0164816041032846</text:p>
          </table:table-cell>
          <table:table-cell office:value-type="float" office:value="0.402059275879014" calcext:value-type="float">
            <text:p>0.402059275879014</text:p>
          </table:table-cell>
          <table:table-cell office:value-type="float" office:value="4.6" calcext:value-type="float">
            <text:p>4.6</text:p>
          </table:table-cell>
          <table:table-cell office:value-type="float" office:value="0.56" calcext:value-type="float">
            <text:p>0.56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  <table:table-cell office:value-type="float" office:value="156.25" calcext:value-type="float">
            <text:p>156.25</text:p>
          </table:table-cell>
          <table:table-cell office:value-type="float" office:value="1.35" calcext:value-type="float">
            <text:p>1.35</text:p>
          </table:table-cell>
          <table:table-cell office:value-type="float" office:value="22.21" calcext:value-type="float">
            <text:p>22.21</text:p>
          </table:table-cell>
          <table:table-cell office:value-type="float" office:value="1.06" calcext:value-type="float">
            <text:p>1.0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2"/>
          <table:table-cell table:formula="of:=([.E13]-[.G13])/[.G13]/[.G13]" office:value-type="float" office:value="0.271729820604394" calcext:value-type="float">
            <text:p>0.27</text:p>
          </table:table-cell>
          <table:table-cell table:formula="of:=[.E13]-[.G13]" office:value-type="float" office:value="134.04" calcext:value-type="float">
            <text:p>134.04</text:p>
          </table:table-cell>
          <table:table-cell table:formula="of:=[.G13]^3/[.S13]" office:value-type="float" office:value="81.735600276037" calcext:value-type="float">
            <text:p>81.74</text:p>
          </table:table-cell>
          <table:table-cell office:value-type="float" office:value="4.75684846528845" calcext:value-type="float">
            <text:p>4.76</text:p>
          </table:table-cell>
          <table:table-cell office:value-type="float" office:value="2.0551529386728" calcext:value-type="float">
            <text:p>2.06</text:p>
          </table:table-cell>
          <table:table-cell table:formula="of:=[.S13]/[.G13]" office:value-type="float" office:value="6.03511931562359" calcext:value-type="float">
            <text:p>6.04</text:p>
          </table:table-cell>
          <table:table-cell table:formula="of:=[.V13]/[.D13]" office:value-type="float" office:value="0.0622773617779636" calcext:value-type="float">
            <text:p>0.0622773617779636</text:p>
          </table:table-cell>
          <table:table-cell office:value-type="float" office:value="0.258954735622816" calcext:value-type="float">
            <text:p>0.258954735622816</text:p>
          </table:table-cell>
          <table:table-cell table:number-columns-repeated="4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33" calcext:value-type="float">
            <text:p>33</text:p>
          </table:table-cell>
          <table:table-cell office:value-type="float" office:value="133.9" calcext:value-type="float">
            <text:p>133.9</text:p>
          </table:table-cell>
          <table:table-cell table:style-name="Default" office:value-type="float" office:value="1.24" calcext:value-type="float">
            <text:p>1.24</text:p>
          </table:table-cell>
          <table:table-cell office:value-type="float" office:value="13.49" calcext:value-type="float">
            <text:p>13.49</text:p>
          </table:table-cell>
          <table:table-cell office:value-type="float" office:value="1.9" calcext:value-type="float">
            <text:p>1.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E14]-[.G14])/[.G14]/[.G14]" office:value-type="float" office:value="0.661665753563164" calcext:value-type="float">
            <text:p>0.66</text:p>
          </table:table-cell>
          <table:table-cell table:formula="of:=[.E14]-[.G14]" office:value-type="float" office:value="120.41" calcext:value-type="float">
            <text:p>120.41</text:p>
          </table:table-cell>
          <table:table-cell table:formula="of:=[.G14]^3/[.S14]" office:value-type="float" office:value="20.3879374553608" calcext:value-type="float">
            <text:p>20.39</text:p>
          </table:table-cell>
          <table:table-cell office:value-type="float" office:value="4.13740021682114" calcext:value-type="float">
            <text:p>4.14</text:p>
          </table:table-cell>
          <table:table-cell office:value-type="float" office:value="4.58668767168742" calcext:value-type="float">
            <text:p>4.59</text:p>
          </table:table-cell>
          <table:table-cell table:formula="of:=[.S14]/[.G14]" office:value-type="float" office:value="8.92587101556709" calcext:value-type="float">
            <text:p>8.93</text:p>
          </table:table-cell>
          <table:table-cell table:formula="of:=[.V14]/[.D14]" office:value-type="float" office:value="0.138990535505679" calcext:value-type="float">
            <text:p>0.138990535505679</text:p>
          </table:table-cell>
          <table:table-cell office:value-type="float" office:value="0.130742855757985" calcext:value-type="float">
            <text:p>0.130742855757985</text:p>
          </table:table-cell>
          <table:table-cell office:value-type="float" office:value="4.8" calcext:value-type="float">
            <text:p>4.8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52.52" calcext:value-type="float">
            <text:p>52.52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0.56" calcext:value-type="float">
            <text:p>0.5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office:value-type="string" calcext:value-type="string">
            <text:p>XZ</text:p>
          </table:table-cell>
          <table:table-cell table:style-name="Default"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E15]-[.G15])/[.G15]/[.G15]" office:value-type="float" office:value="0.238086653446307" calcext:value-type="float">
            <text:p>0.24</text:p>
          </table:table-cell>
          <table:table-cell table:formula="of:=[.E15]-[.G15]" office:value-type="float" office:value="39.62" calcext:value-type="float">
            <text:p>39.62</text:p>
          </table:table-cell>
          <table:table-cell table:formula="of:=[.G15]^3/[.S15]" office:value-type="float" office:value="54.1819535588087" calcext:value-type="float">
            <text:p>54.18</text:p>
          </table:table-cell>
          <table:table-cell office:value-type="float" office:value="5.12366526361425" calcext:value-type="float">
            <text:p>5.12</text:p>
          </table:table-cell>
          <table:table-cell office:value-type="float" office:value="0.791290945011804" calcext:value-type="float">
            <text:p>0.79</text:p>
          </table:table-cell>
          <table:table-cell table:formula="of:=[.S15]/[.G15]" office:value-type="float" office:value="3.07131782945736" calcext:value-type="float">
            <text:p>3.07</text:p>
          </table:table-cell>
          <table:table-cell table:formula="of:=[.V15]/[.D15]" office:value-type="float" office:value="0.0239785134852062" calcext:value-type="float">
            <text:p>0.0239785134852062</text:p>
          </table:table-cell>
          <table:table-cell office:value-type="float" office:value="0.209472363285647" calcext:value-type="float">
            <text:p>0.209472363285647</text:p>
          </table:table-cell>
          <table:table-cell office:value-type="float" office:value="5.8" calcext:value-type="float">
            <text:p>5.8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5.72" calcext:value-type="float">
            <text:p>35.72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11.95" calcext:value-type="float">
            <text:p>11.95</text:p>
          </table:table-cell>
          <table:table-cell table:style-name="Default" office:value-type="float" office:value="0.53" calcext:value-type="float">
            <text:p>0.5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style-name="Default" office:value-type="string" calcext:value-type="string">
            <text:p>XZ</text:p>
          </table:table-cell>
          <table:table-cell table:style-name="Default"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E16]-[.G16])/[.G16]/[.G16]" office:value-type="float" office:value="0.166453668528212" calcext:value-type="float">
            <text:p>0.17</text:p>
          </table:table-cell>
          <table:table-cell table:formula="of:=[.E16]-[.G16]" office:value-type="float" office:value="23.77" calcext:value-type="float">
            <text:p>23.77</text:p>
          </table:table-cell>
          <table:table-cell table:formula="of:=[.G16]^3/[.S16]" office:value-type="float" office:value="71.7917490534287" calcext:value-type="float">
            <text:p>71.79</text:p>
          </table:table-cell>
          <table:table-cell office:value-type="float" office:value="6.21224651420599" calcext:value-type="float">
            <text:p>6.21</text:p>
          </table:table-cell>
          <table:table-cell office:value-type="float" office:value="0.240360998075851" calcext:value-type="float">
            <text:p>0.24</text:p>
          </table:table-cell>
          <table:table-cell table:formula="of:=[.S16]/[.G16]" office:value-type="float" office:value="1.98912133891213" calcext:value-type="float">
            <text:p>1.99</text:p>
          </table:table-cell>
          <table:table-cell table:formula="of:=[.V16]/[.D16]" office:value-type="float" office:value="0.00728366660835912" calcext:value-type="float">
            <text:p>0.00728366660835912</text:p>
          </table:table-cell>
          <table:table-cell office:value-type="float" office:value="0.705723310455789" calcext:value-type="float">
            <text:p>0.705723310455789</text:p>
          </table:table-cell>
          <table:table-cell office:value-type="float" office:value="5.9" calcext:value-type="float">
            <text:p>5.9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calcext:conditional-formats>
          <calcext:conditional-format calcext:target-range-address="tmp.Y9:tmp.Y16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2:tmp.Y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1:tmp.Y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main.A1:main.R37">
          <table:sort>
            <table:sort-by table:field-number="2" table:data-type="automatic"/>
          </table:sort>
        </table:database-range>
        <table:database-range table:name="__Anonymous_Sheet_DB__7" table:target-range-address="'OD40-80_Paris'.A1:'OD40-80_Paris'.P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11:56:43.82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7-01T15:36:14.302000000</dc:date>
    <meta:editing-cycles>108</meta:editing-cycles>
    <meta:editing-duration>P41DT6H15M18S</meta:editing-duration>
    <meta:generator>LibreOffice/7.2.0.4$Windows_X86_64 LibreOffice_project/9a9c6381e3f7a62afc1329bd359cc48accb6435b</meta:generator>
    <meta:document-statistic meta:table-count="9" meta:cell-count="7941" meta:object-count="0"/>
  </office:meta>
</office:document-meta>
</file>